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6504in" svg:height="7.6134in" svg:x="7.1764in" svg:y="0.3972in">
            <draw:object draw:notify-on-update-of-ranges="Sheet1.D1:Sheet1.D100 Sheet1.E1:Sheet1.E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vgd. Max</text:p>
          </table:table-cell>
          <table:table-cell table:formula="of:=MAX([.D1:.D1000])" office:value-type="float" office:value="349.479309" calcext:value-type="float">
            <text:p>349.479309</text:p>
          </table:table-cell>
          <table:table-cell office:value-type="float" office:value="7166" calcext:value-type="float">
            <text:p>7166</text:p>
          </table:table-cell>
          <table:table-cell office:value-type="float" office:value="349.184723" calcext:value-type="float">
            <text:p>349.184723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17142" calcext:value-type="float">
            <text:p>12.317142</text:p>
          </table:table-cell>
          <table:table-cell table:style-name="ce1" office:value-type="string" calcext:value-type="string">
            <text:p>Milliseconds</text:p>
          </table:table-cell>
          <table:table-cell table:formula="of:=MAX([.C1:.C1000])-MIN([.C1:.C1000])" office:value-type="float" office:value="28367" calcext:value-type="float">
            <text:p>28367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vgd. Min</text:p>
          </table:table-cell>
          <table:table-cell table:formula="of:=MIN([.D1:.D1000])" office:value-type="float" office:value="349.125427" calcext:value-type="float">
            <text:p>349.125427</text:p>
          </table:table-cell>
          <table:table-cell office:value-type="float" office:value="7223" calcext:value-type="float">
            <text:p>7223</text:p>
          </table:table-cell>
          <table:table-cell office:value-type="float" office:value="349.193359" calcext:value-type="float">
            <text:p>349.193359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17447" calcext:value-type="float">
            <text:p>12.317447</text:p>
          </table:table-cell>
          <table:table-cell table:formula="of:=[.C2]-[.C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d. Diff</text:p>
          </table:table-cell>
          <table:table-cell table:formula="of:=[.B1]-[.B2]" office:value-type="float" office:value="0.353881999999999" calcext:value-type="float">
            <text:p>0.353881999999999</text:p>
          </table:table-cell>
          <table:table-cell office:value-type="float" office:value="7280" calcext:value-type="float">
            <text:p>7280</text:p>
          </table:table-cell>
          <table:table-cell office:value-type="float" office:value="349.228149" calcext:value-type="float">
            <text:p>349.228149</text:p>
          </table:table-cell>
          <table:table-cell office:value-type="float" office:value="349.209076" calcext:value-type="float">
            <text:p>349.209076</text:p>
          </table:table-cell>
          <table:table-cell office:value-type="float" office:value="12.318674" calcext:value-type="float">
            <text:p>12.318674</text:p>
          </table:table-cell>
          <table:table-cell table:formula="of:=[.C3]-[.C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w Max</text:p>
          </table:table-cell>
          <table:table-cell table:formula="of:=MAX([.E1:.E1000])" office:value-type="float" office:value="350.836365" calcext:value-type="float">
            <text:p>350.836365</text:p>
          </table:table-cell>
          <table:table-cell office:value-type="float" office:value="7336" calcext:value-type="float">
            <text:p>7336</text:p>
          </table:table-cell>
          <table:table-cell office:value-type="float" office:value="349.234283" calcext:value-type="float">
            <text:p>349.234283</text:p>
          </table:table-cell>
          <table:table-cell office:value-type="float" office:value="349.159088" calcext:value-type="float">
            <text:p>349.159088</text:p>
          </table:table-cell>
          <table:table-cell office:value-type="float" office:value="12.318891" calcext:value-type="float">
            <text:p>12.318891</text:p>
          </table:table-cell>
          <table:table-cell table:formula="of:=[.C4]-[.C3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w Min</text:p>
          </table:table-cell>
          <table:table-cell table:formula="of:=MIN([.E1:.E1000])" office:value-type="float" office:value="348.822723" calcext:value-type="float">
            <text:p>348.822723</text:p>
          </table:table-cell>
          <table:table-cell office:value-type="float" office:value="7393" calcext:value-type="float">
            <text:p>7393</text:p>
          </table:table-cell>
          <table:table-cell office:value-type="float" office:value="349.222473" calcext:value-type="float">
            <text:p>349.222473</text:p>
          </table:table-cell>
          <table:table-cell office:value-type="float" office:value="349.206818" calcext:value-type="float">
            <text:p>349.206818</text:p>
          </table:table-cell>
          <table:table-cell office:value-type="float" office:value="12.318474" calcext:value-type="float">
            <text:p>12.318474</text:p>
          </table:table-cell>
          <table:table-cell table:formula="of:=[.C5]-[.C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w Diff</text:p>
          </table:table-cell>
          <table:table-cell table:formula="of:=[.B4]-[.B5]" office:value-type="float" office:value="2.013642" calcext:value-type="float">
            <text:p>2.013642</text:p>
          </table:table-cell>
          <table:table-cell office:value-type="float" office:value="7450" calcext:value-type="float">
            <text:p>7450</text:p>
          </table:table-cell>
          <table:table-cell office:value-type="float" office:value="349.202942" calcext:value-type="float">
            <text:p>349.202942</text:p>
          </table:table-cell>
          <table:table-cell office:value-type="float" office:value="349.122742" calcext:value-type="float">
            <text:p>349.122742</text:p>
          </table:table-cell>
          <table:table-cell office:value-type="float" office:value="12.317784" calcext:value-type="float">
            <text:p>12.317784</text:p>
          </table:table-cell>
          <table:table-cell table:formula="of:=[.C6]-[.C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07" calcext:value-type="float">
            <text:p>7507</text:p>
          </table:table-cell>
          <table:table-cell office:value-type="float" office:value="349.199768" calcext:value-type="float">
            <text:p>349.199768</text:p>
          </table:table-cell>
          <table:table-cell office:value-type="float" office:value="349.213623" calcext:value-type="float">
            <text:p>349.213623</text:p>
          </table:table-cell>
          <table:table-cell office:value-type="float" office:value="12.317673" calcext:value-type="float">
            <text:p>12.317673</text:p>
          </table:table-cell>
          <table:table-cell table:formula="of:=[.C7]-[.C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s per unit</text:p>
          </table:table-cell>
          <table:table-cell office:value-type="float" office:value="5" calcext:value-type="float">
            <text:p>5</text:p>
          </table:table-cell>
          <table:table-cell office:value-type="float" office:value="7564" calcext:value-type="float">
            <text:p>7564</text:p>
          </table:table-cell>
          <table:table-cell office:value-type="float" office:value="349.223389" calcext:value-type="float">
            <text:p>349.223389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18506" calcext:value-type="float">
            <text:p>12.318506</text:p>
          </table:table-cell>
          <table:table-cell table:formula="of:=[.C8]-[.C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d for</text:p>
          </table:table-cell>
          <table:table-cell office:value-type="float" office:value="10" calcext:value-type="float">
            <text:p>10</text:p>
          </table:table-cell>
          <table:table-cell office:value-type="float" office:value="7621" calcext:value-type="float">
            <text:p>7621</text:p>
          </table:table-cell>
          <table:table-cell office:value-type="float" office:value="349.215668" calcext:value-type="float">
            <text:p>349.215668</text:p>
          </table:table-cell>
          <table:table-cell office:value-type="float" office:value="349.086365" calcext:value-type="float">
            <text:p>349.086365</text:p>
          </table:table-cell>
          <table:table-cell office:value-type="float" office:value="12.318233" calcext:value-type="float">
            <text:p>12.318233</text:p>
          </table:table-cell>
          <table:table-cell table:formula="of:=[.C9]-[.C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77" calcext:value-type="float">
            <text:p>7677</text:p>
          </table:table-cell>
          <table:table-cell office:value-type="float" office:value="349.215668" calcext:value-type="float">
            <text:p>349.215668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12.318233" calcext:value-type="float">
            <text:p>12.318233</text:p>
          </table:table-cell>
          <table:table-cell table:formula="of:=[.C10]-[.C9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34" calcext:value-type="float">
            <text:p>7734</text:p>
          </table:table-cell>
          <table:table-cell office:value-type="float" office:value="349.192963" calcext:value-type="float">
            <text:p>349.192963</text:p>
          </table:table-cell>
          <table:table-cell office:value-type="float" office:value="349.1091" calcext:value-type="float">
            <text:p>349.1091</text:p>
          </table:table-cell>
          <table:table-cell office:value-type="float" office:value="12.317432" calcext:value-type="float">
            <text:p>12.317432</text:p>
          </table:table-cell>
          <table:table-cell table:formula="of:=[.C11]-[.C1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91" calcext:value-type="float">
            <text:p>7791</text:p>
          </table:table-cell>
          <table:table-cell office:value-type="float" office:value="349.184082" calcext:value-type="float">
            <text:p>349.184082</text:p>
          </table:table-cell>
          <table:table-cell office:value-type="float" office:value="349.213623" calcext:value-type="float">
            <text:p>349.213623</text:p>
          </table:table-cell>
          <table:table-cell office:value-type="float" office:value="12.31712" calcext:value-type="float">
            <text:p>12.31712</text:p>
          </table:table-cell>
          <table:table-cell table:formula="of:=[.C12]-[.C1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349.188171" calcext:value-type="float">
            <text:p>349.188171</text:p>
          </table:table-cell>
          <table:table-cell office:value-type="float" office:value="349.25" calcext:value-type="float">
            <text:p>349.25</text:p>
          </table:table-cell>
          <table:table-cell office:value-type="float" office:value="12.317264" calcext:value-type="float">
            <text:p>12.317264</text:p>
          </table:table-cell>
          <table:table-cell table:formula="of:=[.C13]-[.C1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05" calcext:value-type="float">
            <text:p>7905</text:p>
          </table:table-cell>
          <table:table-cell office:value-type="float" office:value="349.196594" calcext:value-type="float">
            <text:p>349.196594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756" calcext:value-type="float">
            <text:p>12.31756</text:p>
          </table:table-cell>
          <table:table-cell table:formula="of:=[.C14]-[.C1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62" calcext:value-type="float">
            <text:p>7962</text:p>
          </table:table-cell>
          <table:table-cell office:value-type="float" office:value="349.189117" calcext:value-type="float">
            <text:p>349.189117</text:p>
          </table:table-cell>
          <table:table-cell office:value-type="float" office:value="349.131805" calcext:value-type="float">
            <text:p>349.131805</text:p>
          </table:table-cell>
          <table:table-cell office:value-type="float" office:value="12.317297" calcext:value-type="float">
            <text:p>12.317297</text:p>
          </table:table-cell>
          <table:table-cell table:formula="of:=[.C15]-[.C1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19" calcext:value-type="float">
            <text:p>8019</text:p>
          </table:table-cell>
          <table:table-cell office:value-type="float" office:value="349.212952" calcext:value-type="float">
            <text:p>349.212952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18138" calcext:value-type="float">
            <text:p>12.318138</text:p>
          </table:table-cell>
          <table:table-cell table:formula="of:=[.C16]-[.C1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 Second </text:p>
          </table:table-cell>
          <table:table-cell table:style-name="ce2" office:value-type="string" calcext:value-type="string">
            <text:p>&gt;&gt;&gt;&gt;&gt;&gt;&gt;&gt;&gt;&gt;</text:p>
          </table:table-cell>
          <table:table-cell office:value-type="float" office:value="8075" calcext:value-type="float">
            <text:p>8075</text:p>
          </table:table-cell>
          <table:table-cell office:value-type="float" office:value="349.208649" calcext:value-type="float">
            <text:p>349.208649</text:p>
          </table:table-cell>
          <table:table-cell office:value-type="float" office:value="349.170441" calcext:value-type="float">
            <text:p>349.170441</text:p>
          </table:table-cell>
          <table:table-cell office:value-type="float" office:value="12.317986" calcext:value-type="float">
            <text:p>12.317986</text:p>
          </table:table-cell>
          <table:table-cell table:formula="of:=[.C17]-[.C16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32" calcext:value-type="float">
            <text:p>8132</text:p>
          </table:table-cell>
          <table:table-cell office:value-type="float" office:value="349.189087" calcext:value-type="float">
            <text:p>349.189087</text:p>
          </table:table-cell>
          <table:table-cell office:value-type="float" office:value="349.102264" calcext:value-type="float">
            <text:p>349.102264</text:p>
          </table:table-cell>
          <table:table-cell office:value-type="float" office:value="12.317296" calcext:value-type="float">
            <text:p>12.317296</text:p>
          </table:table-cell>
          <table:table-cell table:formula="of:=[.C18]-[.C1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89" calcext:value-type="float">
            <text:p>8189</text:p>
          </table:table-cell>
          <table:table-cell office:value-type="float" office:value="349.184998" calcext:value-type="float">
            <text:p>349.184998</text:p>
          </table:table-cell>
          <table:table-cell office:value-type="float" office:value="349.045441" calcext:value-type="float">
            <text:p>349.045441</text:p>
          </table:table-cell>
          <table:table-cell office:value-type="float" office:value="12.317152" calcext:value-type="float">
            <text:p>12.317152</text:p>
          </table:table-cell>
          <table:table-cell table:formula="of:=[.C19]-[.C1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46" calcext:value-type="float">
            <text:p>8246</text:p>
          </table:table-cell>
          <table:table-cell office:value-type="float" office:value="349.184753" calcext:value-type="float">
            <text:p>349.184753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12.317143" calcext:value-type="float">
            <text:p>12.317143</text:p>
          </table:table-cell>
          <table:table-cell table:formula="of:=[.C20]-[.C1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03" calcext:value-type="float">
            <text:p>8303</text:p>
          </table:table-cell>
          <table:table-cell office:value-type="float" office:value="349.192047" calcext:value-type="float">
            <text:p>349.192047</text:p>
          </table:table-cell>
          <table:table-cell office:value-type="float" office:value="349.181824" calcext:value-type="float">
            <text:p>349.181824</text:p>
          </table:table-cell>
          <table:table-cell office:value-type="float" office:value="12.3174" calcext:value-type="float">
            <text:p>12.3174</text:p>
          </table:table-cell>
          <table:table-cell table:formula="of:=[.C21]-[.C2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  <table:table-cell office:value-type="float" office:value="349.207031" calcext:value-type="float">
            <text:p>349.207031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17929" calcext:value-type="float">
            <text:p>12.317929</text:p>
          </table:table-cell>
          <table:table-cell table:formula="of:=[.C22]-[.C2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17" calcext:value-type="float">
            <text:p>8417</text:p>
          </table:table-cell>
          <table:table-cell office:value-type="float" office:value="349.189758" calcext:value-type="float">
            <text:p>349.189758</text:p>
          </table:table-cell>
          <table:table-cell office:value-type="float" office:value="349.077271" calcext:value-type="float">
            <text:p>349.077271</text:p>
          </table:table-cell>
          <table:table-cell office:value-type="float" office:value="12.31732" calcext:value-type="float">
            <text:p>12.31732</text:p>
          </table:table-cell>
          <table:table-cell table:formula="of:=[.C23]-[.C2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349.179535" calcext:value-type="float">
            <text:p>349.179535</text:p>
          </table:table-cell>
          <table:table-cell office:value-type="float" office:value="349.1409" calcext:value-type="float">
            <text:p>349.1409</text:p>
          </table:table-cell>
          <table:table-cell office:value-type="float" office:value="12.316959" calcext:value-type="float">
            <text:p>12.316959</text:p>
          </table:table-cell>
          <table:table-cell table:formula="of:=[.C24]-[.C23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30" calcext:value-type="float">
            <text:p>8530</text:p>
          </table:table-cell>
          <table:table-cell office:value-type="float" office:value="349.269989" calcext:value-type="float">
            <text:p>349.269989</text:p>
          </table:table-cell>
          <table:table-cell office:value-type="float" office:value="350.036377" calcext:value-type="float">
            <text:p>350.036377</text:p>
          </table:table-cell>
          <table:table-cell office:value-type="float" office:value="12.320149" calcext:value-type="float">
            <text:p>12.320149</text:p>
          </table:table-cell>
          <table:table-cell table:formula="of:=[.C25]-[.C2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87" calcext:value-type="float">
            <text:p>8587</text:p>
          </table:table-cell>
          <table:table-cell office:value-type="float" office:value="349.417511" calcext:value-type="float">
            <text:p>349.417511</text:p>
          </table:table-cell>
          <table:table-cell office:value-type="float" office:value="350.836365" calcext:value-type="float">
            <text:p>350.836365</text:p>
          </table:table-cell>
          <table:table-cell office:value-type="float" office:value="12.325354" calcext:value-type="float">
            <text:p>12.325354</text:p>
          </table:table-cell>
          <table:table-cell table:formula="of:=[.C26]-[.C2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44" calcext:value-type="float">
            <text:p>8644</text:p>
          </table:table-cell>
          <table:table-cell office:value-type="float" office:value="349.445251" calcext:value-type="float">
            <text:p>349.445251</text:p>
          </table:table-cell>
          <table:table-cell office:value-type="float" office:value="349.447723" calcext:value-type="float">
            <text:p>349.447723</text:p>
          </table:table-cell>
          <table:table-cell office:value-type="float" office:value="12.326332" calcext:value-type="float">
            <text:p>12.326332</text:p>
          </table:table-cell>
          <table:table-cell table:formula="of:=[.C27]-[.C2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01" calcext:value-type="float">
            <text:p>8701</text:p>
          </table:table-cell>
          <table:table-cell office:value-type="float" office:value="349.445923" calcext:value-type="float">
            <text:p>349.445923</text:p>
          </table:table-cell>
          <table:table-cell office:value-type="float" office:value="349.1091" calcext:value-type="float">
            <text:p>349.1091</text:p>
          </table:table-cell>
          <table:table-cell office:value-type="float" office:value="12.326356" calcext:value-type="float">
            <text:p>12.326356</text:p>
          </table:table-cell>
          <table:table-cell table:formula="of:=[.C28]-[.C2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58" calcext:value-type="float">
            <text:p>8758</text:p>
          </table:table-cell>
          <table:table-cell office:value-type="float" office:value="349.469116" calcext:value-type="float">
            <text:p>349.469116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27173" calcext:value-type="float">
            <text:p>12.327173</text:p>
          </table:table-cell>
          <table:table-cell table:formula="of:=[.C29]-[.C2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14" calcext:value-type="float">
            <text:p>8814</text:p>
          </table:table-cell>
          <table:table-cell office:value-type="float" office:value="349.445007" calcext:value-type="float">
            <text:p>349.445007</text:p>
          </table:table-cell>
          <table:table-cell office:value-type="float" office:value="348.979553" calcext:value-type="float">
            <text:p>348.979553</text:p>
          </table:table-cell>
          <table:table-cell office:value-type="float" office:value="12.326324" calcext:value-type="float">
            <text:p>12.326324</text:p>
          </table:table-cell>
          <table:table-cell table:formula="of:=[.C30]-[.C29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71" calcext:value-type="float">
            <text:p>8871</text:p>
          </table:table-cell>
          <table:table-cell office:value-type="float" office:value="349.44931" calcext:value-type="float">
            <text:p>349.44931</text:p>
          </table:table-cell>
          <table:table-cell office:value-type="float" office:value="349.225006" calcext:value-type="float">
            <text:p>349.225006</text:p>
          </table:table-cell>
          <table:table-cell office:value-type="float" office:value="12.326475" calcext:value-type="float">
            <text:p>12.326475</text:p>
          </table:table-cell>
          <table:table-cell table:formula="of:=[.C31]-[.C3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28" calcext:value-type="float">
            <text:p>8928</text:p>
          </table:table-cell>
          <table:table-cell office:value-type="float" office:value="349.46524" calcext:value-type="float">
            <text:p>349.46524</text:p>
          </table:table-cell>
          <table:table-cell office:value-type="float" office:value="349.522736" calcext:value-type="float">
            <text:p>349.522736</text:p>
          </table:table-cell>
          <table:table-cell office:value-type="float" office:value="12.327037" calcext:value-type="float">
            <text:p>12.327037</text:p>
          </table:table-cell>
          <table:table-cell table:formula="of:=[.C32]-[.C3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85" calcext:value-type="float">
            <text:p>8985</text:p>
          </table:table-cell>
          <table:table-cell office:value-type="float" office:value="349.479309" calcext:value-type="float">
            <text:p>349.479309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27533" calcext:value-type="float">
            <text:p>12.327533</text:p>
          </table:table-cell>
          <table:table-cell table:formula="of:=[.C33]-[.C3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42" calcext:value-type="float">
            <text:p>9042</text:p>
          </table:table-cell>
          <table:table-cell office:value-type="float" office:value="349.476837" calcext:value-type="float">
            <text:p>349.476837</text:p>
          </table:table-cell>
          <table:table-cell office:value-type="float" office:value="349.115906" calcext:value-type="float">
            <text:p>349.115906</text:p>
          </table:table-cell>
          <table:table-cell office:value-type="float" office:value="12.327446" calcext:value-type="float">
            <text:p>12.327446</text:p>
          </table:table-cell>
          <table:table-cell table:formula="of:=[.C34]-[.C3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99" calcext:value-type="float">
            <text:p>9099</text:p>
          </table:table-cell>
          <table:table-cell office:value-type="float" office:value="349.386139" calcext:value-type="float">
            <text:p>349.386139</text:p>
          </table:table-cell>
          <table:table-cell office:value-type="float" office:value="349.129547" calcext:value-type="float">
            <text:p>349.129547</text:p>
          </table:table-cell>
          <table:table-cell office:value-type="float" office:value="12.324246" calcext:value-type="float">
            <text:p>12.324246</text:p>
          </table:table-cell>
          <table:table-cell table:formula="of:=[.C35]-[.C3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56" calcext:value-type="float">
            <text:p>9156</text:p>
          </table:table-cell>
          <table:table-cell office:value-type="float" office:value="349.240448" calcext:value-type="float">
            <text:p>349.240448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19108" calcext:value-type="float">
            <text:p>12.319108</text:p>
          </table:table-cell>
          <table:table-cell table:formula="of:=[.C36]-[.C3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212" calcext:value-type="float">
            <text:p>9212</text:p>
          </table:table-cell>
          <table:table-cell office:value-type="float" office:value="349.19342" calcext:value-type="float">
            <text:p>349.19342</text:p>
          </table:table-cell>
          <table:table-cell office:value-type="float" office:value="348.977264" calcext:value-type="float">
            <text:p>348.977264</text:p>
          </table:table-cell>
          <table:table-cell office:value-type="float" office:value="12.317449" calcext:value-type="float">
            <text:p>12.317449</text:p>
          </table:table-cell>
          <table:table-cell table:formula="of:=[.C37]-[.C36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269" calcext:value-type="float">
            <text:p>9269</text:p>
          </table:table-cell>
          <table:table-cell office:value-type="float" office:value="349.233856" calcext:value-type="float">
            <text:p>349.233856</text:p>
          </table:table-cell>
          <table:table-cell office:value-type="float" office:value="349.513641" calcext:value-type="float">
            <text:p>349.513641</text:p>
          </table:table-cell>
          <table:table-cell office:value-type="float" office:value="12.318875" calcext:value-type="float">
            <text:p>12.318875</text:p>
          </table:table-cell>
          <table:table-cell table:formula="of:=[.C38]-[.C3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26" calcext:value-type="float">
            <text:p>9326</text:p>
          </table:table-cell>
          <table:table-cell office:value-type="float" office:value="349.206604" calcext:value-type="float">
            <text:p>349.206604</text:p>
          </table:table-cell>
          <table:table-cell office:value-type="float" office:value="349.004547" calcext:value-type="float">
            <text:p>349.004547</text:p>
          </table:table-cell>
          <table:table-cell office:value-type="float" office:value="12.317914" calcext:value-type="float">
            <text:p>12.317914</text:p>
          </table:table-cell>
          <table:table-cell table:formula="of:=[.C39]-[.C3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83" calcext:value-type="float">
            <text:p>9383</text:p>
          </table:table-cell>
          <table:table-cell office:value-type="float" office:value="349.245026" calcext:value-type="float">
            <text:p>349.245026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19269" calcext:value-type="float">
            <text:p>12.319269</text:p>
          </table:table-cell>
          <table:table-cell table:formula="of:=[.C40]-[.C3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440" calcext:value-type="float">
            <text:p>9440</text:p>
          </table:table-cell>
          <table:table-cell office:value-type="float" office:value="349.222961" calcext:value-type="float">
            <text:p>349.222961</text:p>
          </table:table-cell>
          <table:table-cell office:value-type="float" office:value="349.004547" calcext:value-type="float">
            <text:p>349.004547</text:p>
          </table:table-cell>
          <table:table-cell office:value-type="float" office:value="12.318491" calcext:value-type="float">
            <text:p>12.318491</text:p>
          </table:table-cell>
          <table:table-cell table:formula="of:=[.C41]-[.C4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497" calcext:value-type="float">
            <text:p>9497</text:p>
          </table:table-cell>
          <table:table-cell office:value-type="float" office:value="349.207703" calcext:value-type="float">
            <text:p>349.207703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12.317952" calcext:value-type="float">
            <text:p>12.317952</text:p>
          </table:table-cell>
          <table:table-cell table:formula="of:=[.C42]-[.C4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53" calcext:value-type="float">
            <text:p>9553</text:p>
          </table:table-cell>
          <table:table-cell office:value-type="float" office:value="349.197266" calcext:value-type="float">
            <text:p>349.197266</text:p>
          </table:table-cell>
          <table:table-cell office:value-type="float" office:value="349.113647" calcext:value-type="float">
            <text:p>349.113647</text:p>
          </table:table-cell>
          <table:table-cell office:value-type="float" office:value="12.317584" calcext:value-type="float">
            <text:p>12.317584</text:p>
          </table:table-cell>
          <table:table-cell table:formula="of:=[.C43]-[.C42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10" calcext:value-type="float">
            <text:p>9610</text:p>
          </table:table-cell>
          <table:table-cell office:value-type="float" office:value="349.210022" calcext:value-type="float">
            <text:p>349.210022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8034" calcext:value-type="float">
            <text:p>12.318034</text:p>
          </table:table-cell>
          <table:table-cell table:formula="of:=[.C44]-[.C4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67" calcext:value-type="float">
            <text:p>9667</text:p>
          </table:table-cell>
          <table:table-cell office:value-type="float" office:value="349.234558" calcext:value-type="float">
            <text:p>349.234558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189" calcext:value-type="float">
            <text:p>12.3189</text:p>
          </table:table-cell>
          <table:table-cell table:formula="of:=[.C45]-[.C4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24" calcext:value-type="float">
            <text:p>9724</text:p>
          </table:table-cell>
          <table:table-cell office:value-type="float" office:value="349.241608" calcext:value-type="float">
            <text:p>349.241608</text:p>
          </table:table-cell>
          <table:table-cell office:value-type="float" office:value="349.450012" calcext:value-type="float">
            <text:p>349.450012</text:p>
          </table:table-cell>
          <table:table-cell office:value-type="float" office:value="12.319148" calcext:value-type="float">
            <text:p>12.319148</text:p>
          </table:table-cell>
          <table:table-cell table:formula="of:=[.C46]-[.C4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81" calcext:value-type="float">
            <text:p>9781</text:p>
          </table:table-cell>
          <table:table-cell office:value-type="float" office:value="349.269348" calcext:value-type="float">
            <text:p>349.269348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20127" calcext:value-type="float">
            <text:p>12.320127</text:p>
          </table:table-cell>
          <table:table-cell table:formula="of:=[.C47]-[.C4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838" calcext:value-type="float">
            <text:p>9838</text:p>
          </table:table-cell>
          <table:table-cell office:value-type="float" office:value="349.25528" calcext:value-type="float">
            <text:p>349.25528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19631" calcext:value-type="float">
            <text:p>12.319631</text:p>
          </table:table-cell>
          <table:table-cell table:formula="of:=[.C48]-[.C4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895" calcext:value-type="float">
            <text:p>9895</text:p>
          </table:table-cell>
          <table:table-cell office:value-type="float" office:value="349.263672" calcext:value-type="float">
            <text:p>349.263672</text:p>
          </table:table-cell>
          <table:table-cell office:value-type="float" office:value="349.088623" calcext:value-type="float">
            <text:p>349.088623</text:p>
          </table:table-cell>
          <table:table-cell office:value-type="float" office:value="12.319927" calcext:value-type="float">
            <text:p>12.319927</text:p>
          </table:table-cell>
          <table:table-cell table:formula="of:=[.C49]-[.C4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951" calcext:value-type="float">
            <text:p>9951</text:p>
          </table:table-cell>
          <table:table-cell office:value-type="float" office:value="349.249329" calcext:value-type="float">
            <text:p>349.249329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12.319421" calcext:value-type="float">
            <text:p>12.319421</text:p>
          </table:table-cell>
          <table:table-cell table:formula="of:=[.C50]-[.C49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08" calcext:value-type="float">
            <text:p>10008</text:p>
          </table:table-cell>
          <table:table-cell office:value-type="float" office:value="349.27887" calcext:value-type="float">
            <text:p>349.27887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0463" calcext:value-type="float">
            <text:p>12.320463</text:p>
          </table:table-cell>
          <table:table-cell table:formula="of:=[.C51]-[.C5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65" calcext:value-type="float">
            <text:p>10065</text:p>
          </table:table-cell>
          <table:table-cell office:value-type="float" office:value="349.260925" calcext:value-type="float">
            <text:p>349.260925</text:p>
          </table:table-cell>
          <table:table-cell office:value-type="float" office:value="349.190918" calcext:value-type="float">
            <text:p>349.190918</text:p>
          </table:table-cell>
          <table:table-cell office:value-type="float" office:value="12.31983" calcext:value-type="float">
            <text:p>12.31983</text:p>
          </table:table-cell>
          <table:table-cell table:formula="of:=[.C52]-[.C5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122" calcext:value-type="float">
            <text:p>10122</text:p>
          </table:table-cell>
          <table:table-cell office:value-type="float" office:value="349.270935" calcext:value-type="float">
            <text:p>349.270935</text:p>
          </table:table-cell>
          <table:table-cell office:value-type="float" office:value="349.213623" calcext:value-type="float">
            <text:p>349.213623</text:p>
          </table:table-cell>
          <table:table-cell office:value-type="float" office:value="12.320183" calcext:value-type="float">
            <text:p>12.320183</text:p>
          </table:table-cell>
          <table:table-cell table:formula="of:=[.C53]-[.C5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179" calcext:value-type="float">
            <text:p>10179</text:p>
          </table:table-cell>
          <table:table-cell office:value-type="float" office:value="349.26001" calcext:value-type="float">
            <text:p>349.26001</text:p>
          </table:table-cell>
          <table:table-cell office:value-type="float" office:value="349.134094" calcext:value-type="float">
            <text:p>349.134094</text:p>
          </table:table-cell>
          <table:table-cell office:value-type="float" office:value="12.319798" calcext:value-type="float">
            <text:p>12.319798</text:p>
          </table:table-cell>
          <table:table-cell table:formula="of:=[.C54]-[.C5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236" calcext:value-type="float">
            <text:p>10236</text:p>
          </table:table-cell>
          <table:table-cell office:value-type="float" office:value="349.247284" calcext:value-type="float">
            <text:p>349.247284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9348" calcext:value-type="float">
            <text:p>12.319348</text:p>
          </table:table-cell>
          <table:table-cell table:formula="of:=[.C55]-[.C5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293" calcext:value-type="float">
            <text:p>10293</text:p>
          </table:table-cell>
          <table:table-cell office:value-type="float" office:value="349.236389" calcext:value-type="float">
            <text:p>349.236389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18964" calcext:value-type="float">
            <text:p>12.318964</text:p>
          </table:table-cell>
          <table:table-cell table:formula="of:=[.C56]-[.C5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349" calcext:value-type="float">
            <text:p>10349</text:p>
          </table:table-cell>
          <table:table-cell office:value-type="float" office:value="349.241608" calcext:value-type="float">
            <text:p>349.241608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19148" calcext:value-type="float">
            <text:p>12.319148</text:p>
          </table:table-cell>
          <table:table-cell table:formula="of:=[.C57]-[.C56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406" calcext:value-type="float">
            <text:p>10406</text:p>
          </table:table-cell>
          <table:table-cell office:value-type="float" office:value="349.229553" calcext:value-type="float">
            <text:p>349.229553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18724" calcext:value-type="float">
            <text:p>12.318724</text:p>
          </table:table-cell>
          <table:table-cell table:formula="of:=[.C58]-[.C5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463" calcext:value-type="float">
            <text:p>10463</text:p>
          </table:table-cell>
          <table:table-cell office:value-type="float" office:value="349.232727" calcext:value-type="float">
            <text:p>349.232727</text:p>
          </table:table-cell>
          <table:table-cell office:value-type="float" office:value="349.120453" calcext:value-type="float">
            <text:p>349.120453</text:p>
          </table:table-cell>
          <table:table-cell office:value-type="float" office:value="12.318835" calcext:value-type="float">
            <text:p>12.318835</text:p>
          </table:table-cell>
          <table:table-cell table:formula="of:=[.C59]-[.C5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520" calcext:value-type="float">
            <text:p>10520</text:p>
          </table:table-cell>
          <table:table-cell office:value-type="float" office:value="349.235443" calcext:value-type="float">
            <text:p>349.235443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8931" calcext:value-type="float">
            <text:p>12.318931</text:p>
          </table:table-cell>
          <table:table-cell table:formula="of:=[.C60]-[.C5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577" calcext:value-type="float">
            <text:p>10577</text:p>
          </table:table-cell>
          <table:table-cell office:value-type="float" office:value="349.23999" calcext:value-type="float">
            <text:p>349.23999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19092" calcext:value-type="float">
            <text:p>12.319092</text:p>
          </table:table-cell>
          <table:table-cell table:formula="of:=[.C61]-[.C6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634" calcext:value-type="float">
            <text:p>10634</text:p>
          </table:table-cell>
          <table:table-cell office:value-type="float" office:value="349.250916" calcext:value-type="float">
            <text:p>349.250916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19477" calcext:value-type="float">
            <text:p>12.319477</text:p>
          </table:table-cell>
          <table:table-cell table:formula="of:=[.C62]-[.C6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690" calcext:value-type="float">
            <text:p>10690</text:p>
          </table:table-cell>
          <table:table-cell office:value-type="float" office:value="349.264099" calcext:value-type="float">
            <text:p>349.264099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19942" calcext:value-type="float">
            <text:p>12.319942</text:p>
          </table:table-cell>
          <table:table-cell table:formula="of:=[.C63]-[.C62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747" calcext:value-type="float">
            <text:p>10747</text:p>
          </table:table-cell>
          <table:table-cell office:value-type="float" office:value="349.285461" calcext:value-type="float">
            <text:p>349.285461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0695" calcext:value-type="float">
            <text:p>12.320695</text:p>
          </table:table-cell>
          <table:table-cell table:formula="of:=[.C64]-[.C6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804" calcext:value-type="float">
            <text:p>10804</text:p>
          </table:table-cell>
          <table:table-cell office:value-type="float" office:value="349.279968" calcext:value-type="float">
            <text:p>349.279968</text:p>
          </table:table-cell>
          <table:table-cell office:value-type="float" office:value="349.193176" calcext:value-type="float">
            <text:p>349.193176</text:p>
          </table:table-cell>
          <table:table-cell office:value-type="float" office:value="12.320501" calcext:value-type="float">
            <text:p>12.320501</text:p>
          </table:table-cell>
          <table:table-cell table:formula="of:=[.C65]-[.C6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861" calcext:value-type="float">
            <text:p>10861</text:p>
          </table:table-cell>
          <table:table-cell office:value-type="float" office:value="349.266113" calcext:value-type="float">
            <text:p>349.266113</text:p>
          </table:table-cell>
          <table:table-cell office:value-type="float" office:value="349.202271" calcext:value-type="float">
            <text:p>349.202271</text:p>
          </table:table-cell>
          <table:table-cell office:value-type="float" office:value="12.320013" calcext:value-type="float">
            <text:p>12.320013</text:p>
          </table:table-cell>
          <table:table-cell table:formula="of:=[.C66]-[.C6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918" calcext:value-type="float">
            <text:p>10918</text:p>
          </table:table-cell>
          <table:table-cell office:value-type="float" office:value="349.264954" calcext:value-type="float">
            <text:p>349.264954</text:p>
          </table:table-cell>
          <table:table-cell office:value-type="float" office:value="349.295441" calcext:value-type="float">
            <text:p>349.295441</text:p>
          </table:table-cell>
          <table:table-cell office:value-type="float" office:value="12.319972" calcext:value-type="float">
            <text:p>12.319972</text:p>
          </table:table-cell>
          <table:table-cell table:formula="of:=[.C67]-[.C6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975" calcext:value-type="float">
            <text:p>10975</text:p>
          </table:table-cell>
          <table:table-cell office:value-type="float" office:value="349.25885" calcext:value-type="float">
            <text:p>349.25885</text:p>
          </table:table-cell>
          <table:table-cell office:value-type="float" office:value="349.190918" calcext:value-type="float">
            <text:p>349.190918</text:p>
          </table:table-cell>
          <table:table-cell office:value-type="float" office:value="12.319757" calcext:value-type="float">
            <text:p>12.319757</text:p>
          </table:table-cell>
          <table:table-cell table:formula="of:=[.C68]-[.C6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032" calcext:value-type="float">
            <text:p>11032</text:p>
          </table:table-cell>
          <table:table-cell office:value-type="float" office:value="349.257935" calcext:value-type="float">
            <text:p>349.257935</text:p>
          </table:table-cell>
          <table:table-cell office:value-type="float" office:value="349.111359" calcext:value-type="float">
            <text:p>349.111359</text:p>
          </table:table-cell>
          <table:table-cell office:value-type="float" office:value="12.319724" calcext:value-type="float">
            <text:p>12.319724</text:p>
          </table:table-cell>
          <table:table-cell table:formula="of:=[.C69]-[.C6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088" calcext:value-type="float">
            <text:p>11088</text:p>
          </table:table-cell>
          <table:table-cell office:value-type="float" office:value="349.260437" calcext:value-type="float">
            <text:p>349.260437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19813" calcext:value-type="float">
            <text:p>12.319813</text:p>
          </table:table-cell>
          <table:table-cell table:formula="of:=[.C70]-[.C69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145" calcext:value-type="float">
            <text:p>11145</text:p>
          </table:table-cell>
          <table:table-cell office:value-type="float" office:value="349.23114" calcext:value-type="float">
            <text:p>349.23114</text:p>
          </table:table-cell>
          <table:table-cell office:value-type="float" office:value="349.052277" calcext:value-type="float">
            <text:p>349.052277</text:p>
          </table:table-cell>
          <table:table-cell office:value-type="float" office:value="12.318779" calcext:value-type="float">
            <text:p>12.318779</text:p>
          </table:table-cell>
          <table:table-cell table:formula="of:=[.C71]-[.C7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202" calcext:value-type="float">
            <text:p>11202</text:p>
          </table:table-cell>
          <table:table-cell office:value-type="float" office:value="349.231995" calcext:value-type="float">
            <text:p>349.231995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12.31881" calcext:value-type="float">
            <text:p>12.31881</text:p>
          </table:table-cell>
          <table:table-cell table:formula="of:=[.C72]-[.C7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259" calcext:value-type="float">
            <text:p>11259</text:p>
          </table:table-cell>
          <table:table-cell office:value-type="float" office:value="349.220428" calcext:value-type="float">
            <text:p>349.220428</text:p>
          </table:table-cell>
          <table:table-cell office:value-type="float" office:value="349.229553" calcext:value-type="float">
            <text:p>349.229553</text:p>
          </table:table-cell>
          <table:table-cell office:value-type="float" office:value="12.318401" calcext:value-type="float">
            <text:p>12.318401</text:p>
          </table:table-cell>
          <table:table-cell table:formula="of:=[.C73]-[.C7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316" calcext:value-type="float">
            <text:p>11316</text:p>
          </table:table-cell>
          <table:table-cell office:value-type="float" office:value="349.19635" calcext:value-type="float">
            <text:p>349.19635</text:p>
          </table:table-cell>
          <table:table-cell office:value-type="float" office:value="349.106812" calcext:value-type="float">
            <text:p>349.106812</text:p>
          </table:table-cell>
          <table:table-cell office:value-type="float" office:value="12.317552" calcext:value-type="float">
            <text:p>12.317552</text:p>
          </table:table-cell>
          <table:table-cell table:formula="of:=[.C74]-[.C7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373" calcext:value-type="float">
            <text:p>11373</text:p>
          </table:table-cell>
          <table:table-cell office:value-type="float" office:value="349.198395" calcext:value-type="float">
            <text:p>349.198395</text:p>
          </table:table-cell>
          <table:table-cell office:value-type="float" office:value="349.213623" calcext:value-type="float">
            <text:p>349.213623</text:p>
          </table:table-cell>
          <table:table-cell office:value-type="float" office:value="12.317624" calcext:value-type="float">
            <text:p>12.317624</text:p>
          </table:table-cell>
          <table:table-cell table:formula="of:=[.C75]-[.C7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429" calcext:value-type="float">
            <text:p>11429</text:p>
          </table:table-cell>
          <table:table-cell office:value-type="float" office:value="349.190643" calcext:value-type="float">
            <text:p>349.190643</text:p>
          </table:table-cell>
          <table:table-cell office:value-type="float" office:value="349.125" calcext:value-type="float">
            <text:p>349.125</text:p>
          </table:table-cell>
          <table:table-cell office:value-type="float" office:value="12.31735" calcext:value-type="float">
            <text:p>12.31735</text:p>
          </table:table-cell>
          <table:table-cell table:formula="of:=[.C76]-[.C75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486" calcext:value-type="float">
            <text:p>11486</text:p>
          </table:table-cell>
          <table:table-cell office:value-type="float" office:value="349.197937" calcext:value-type="float">
            <text:p>349.197937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17608" calcext:value-type="float">
            <text:p>12.317608</text:p>
          </table:table-cell>
          <table:table-cell table:formula="of:=[.C77]-[.C7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43" calcext:value-type="float">
            <text:p>11543</text:p>
          </table:table-cell>
          <table:table-cell office:value-type="float" office:value="349.214966" calcext:value-type="float">
            <text:p>349.214966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18209" calcext:value-type="float">
            <text:p>12.318209</text:p>
          </table:table-cell>
          <table:table-cell table:formula="of:=[.C78]-[.C7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600" calcext:value-type="float">
            <text:p>11600</text:p>
          </table:table-cell>
          <table:table-cell office:value-type="float" office:value="349.237701" calcext:value-type="float">
            <text:p>349.237701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19011" calcext:value-type="float">
            <text:p>12.319011</text:p>
          </table:table-cell>
          <table:table-cell table:formula="of:=[.C79]-[.C7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657" calcext:value-type="float">
            <text:p>11657</text:p>
          </table:table-cell>
          <table:table-cell office:value-type="float" office:value="349.219757" calcext:value-type="float">
            <text:p>349.219757</text:p>
          </table:table-cell>
          <table:table-cell office:value-type="float" office:value="349.09317" calcext:value-type="float">
            <text:p>349.09317</text:p>
          </table:table-cell>
          <table:table-cell office:value-type="float" office:value="12.318377" calcext:value-type="float">
            <text:p>12.318377</text:p>
          </table:table-cell>
          <table:table-cell table:formula="of:=[.C80]-[.C7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714" calcext:value-type="float">
            <text:p>11714</text:p>
          </table:table-cell>
          <table:table-cell office:value-type="float" office:value="349.226349" calcext:value-type="float">
            <text:p>349.226349</text:p>
          </table:table-cell>
          <table:table-cell office:value-type="float" office:value="349.118195" calcext:value-type="float">
            <text:p>349.118195</text:p>
          </table:table-cell>
          <table:table-cell office:value-type="float" office:value="12.31861" calcext:value-type="float">
            <text:p>12.31861</text:p>
          </table:table-cell>
          <table:table-cell table:formula="of:=[.C81]-[.C8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771" calcext:value-type="float">
            <text:p>11771</text:p>
          </table:table-cell>
          <table:table-cell office:value-type="float" office:value="349.218628" calcext:value-type="float">
            <text:p>349.218628</text:p>
          </table:table-cell>
          <table:table-cell office:value-type="float" office:value="349.231812" calcext:value-type="float">
            <text:p>349.231812</text:p>
          </table:table-cell>
          <table:table-cell office:value-type="float" office:value="12.318337" calcext:value-type="float">
            <text:p>12.318337</text:p>
          </table:table-cell>
          <table:table-cell table:formula="of:=[.C82]-[.C8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827" calcext:value-type="float">
            <text:p>11827</text:p>
          </table:table-cell>
          <table:table-cell office:value-type="float" office:value="349.215698" calcext:value-type="float">
            <text:p>349.215698</text:p>
          </table:table-cell>
          <table:table-cell office:value-type="float" office:value="349.200012" calcext:value-type="float">
            <text:p>349.200012</text:p>
          </table:table-cell>
          <table:table-cell office:value-type="float" office:value="12.318234" calcext:value-type="float">
            <text:p>12.318234</text:p>
          </table:table-cell>
          <table:table-cell table:formula="of:=[.C83]-[.C82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884" calcext:value-type="float">
            <text:p>11884</text:p>
          </table:table-cell>
          <table:table-cell office:value-type="float" office:value="349.21637" calcext:value-type="float">
            <text:p>349.21637</text:p>
          </table:table-cell>
          <table:table-cell office:value-type="float" office:value="349.113647" calcext:value-type="float">
            <text:p>349.113647</text:p>
          </table:table-cell>
          <table:table-cell office:value-type="float" office:value="12.318258" calcext:value-type="float">
            <text:p>12.318258</text:p>
          </table:table-cell>
          <table:table-cell table:formula="of:=[.C84]-[.C8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941" calcext:value-type="float">
            <text:p>11941</text:p>
          </table:table-cell>
          <table:table-cell office:value-type="float" office:value="349.212036" calcext:value-type="float">
            <text:p>349.212036</text:p>
          </table:table-cell>
          <table:table-cell office:value-type="float" office:value="349.170441" calcext:value-type="float">
            <text:p>349.170441</text:p>
          </table:table-cell>
          <table:table-cell office:value-type="float" office:value="12.318106" calcext:value-type="float">
            <text:p>12.318106</text:p>
          </table:table-cell>
          <table:table-cell table:formula="of:=[.C85]-[.C8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998" calcext:value-type="float">
            <text:p>11998</text:p>
          </table:table-cell>
          <table:table-cell office:value-type="float" office:value="349.229309" calcext:value-type="float">
            <text:p>349.229309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18715" calcext:value-type="float">
            <text:p>12.318715</text:p>
          </table:table-cell>
          <table:table-cell table:formula="of:=[.C86]-[.C8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055" calcext:value-type="float">
            <text:p>12055</text:p>
          </table:table-cell>
          <table:table-cell office:value-type="float" office:value="349.215698" calcext:value-type="float">
            <text:p>349.215698</text:p>
          </table:table-cell>
          <table:table-cell office:value-type="float" office:value="349.231812" calcext:value-type="float">
            <text:p>349.231812</text:p>
          </table:table-cell>
          <table:table-cell office:value-type="float" office:value="12.318234" calcext:value-type="float">
            <text:p>12.318234</text:p>
          </table:table-cell>
          <table:table-cell table:formula="of:=[.C87]-[.C8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112" calcext:value-type="float">
            <text:p>12112</text:p>
          </table:table-cell>
          <table:table-cell office:value-type="float" office:value="349.212952" calcext:value-type="float">
            <text:p>349.212952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18138" calcext:value-type="float">
            <text:p>12.318138</text:p>
          </table:table-cell>
          <table:table-cell table:formula="of:=[.C88]-[.C8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168" calcext:value-type="float">
            <text:p>12168</text:p>
          </table:table-cell>
          <table:table-cell office:value-type="float" office:value="349.190247" calcext:value-type="float">
            <text:p>349.190247</text:p>
          </table:table-cell>
          <table:table-cell office:value-type="float" office:value="349.111359" calcext:value-type="float">
            <text:p>349.111359</text:p>
          </table:table-cell>
          <table:table-cell office:value-type="float" office:value="12.317337" calcext:value-type="float">
            <text:p>12.317337</text:p>
          </table:table-cell>
          <table:table-cell table:formula="of:=[.C89]-[.C88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225" calcext:value-type="float">
            <text:p>12225</text:p>
          </table:table-cell>
          <table:table-cell office:value-type="float" office:value="349.20343" calcext:value-type="float">
            <text:p>349.20343</text:p>
          </table:table-cell>
          <table:table-cell office:value-type="float" office:value="349.225006" calcext:value-type="float">
            <text:p>349.225006</text:p>
          </table:table-cell>
          <table:table-cell office:value-type="float" office:value="12.317801" calcext:value-type="float">
            <text:p>12.317801</text:p>
          </table:table-cell>
          <table:table-cell table:formula="of:=[.C90]-[.C8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282" calcext:value-type="float">
            <text:p>12282</text:p>
          </table:table-cell>
          <table:table-cell office:value-type="float" office:value="349.217285" calcext:value-type="float">
            <text:p>349.217285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12.318291" calcext:value-type="float">
            <text:p>12.318291</text:p>
          </table:table-cell>
          <table:table-cell table:formula="of:=[.C91]-[.C9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339" calcext:value-type="float">
            <text:p>12339</text:p>
          </table:table-cell>
          <table:table-cell office:value-type="float" office:value="349.216125" calcext:value-type="float">
            <text:p>349.216125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12.31825" calcext:value-type="float">
            <text:p>12.31825</text:p>
          </table:table-cell>
          <table:table-cell table:formula="of:=[.C92]-[.C9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396" calcext:value-type="float">
            <text:p>12396</text:p>
          </table:table-cell>
          <table:table-cell office:value-type="float" office:value="349.212952" calcext:value-type="float">
            <text:p>349.212952</text:p>
          </table:table-cell>
          <table:table-cell office:value-type="float" office:value="349.168182" calcext:value-type="float">
            <text:p>349.168182</text:p>
          </table:table-cell>
          <table:table-cell office:value-type="float" office:value="12.318138" calcext:value-type="float">
            <text:p>12.318138</text:p>
          </table:table-cell>
          <table:table-cell table:formula="of:=[.C93]-[.C9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453" calcext:value-type="float">
            <text:p>12453</text:p>
          </table:table-cell>
          <table:table-cell office:value-type="float" office:value="349.22934" calcext:value-type="float">
            <text:p>349.22934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18716" calcext:value-type="float">
            <text:p>12.318716</text:p>
          </table:table-cell>
          <table:table-cell table:formula="of:=[.C94]-[.C9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510" calcext:value-type="float">
            <text:p>12510</text:p>
          </table:table-cell>
          <table:table-cell office:value-type="float" office:value="349.234772" calcext:value-type="float">
            <text:p>349.234772</text:p>
          </table:table-cell>
          <table:table-cell office:value-type="float" office:value="349.225006" calcext:value-type="float">
            <text:p>349.225006</text:p>
          </table:table-cell>
          <table:table-cell office:value-type="float" office:value="12.318908" calcext:value-type="float">
            <text:p>12.318908</text:p>
          </table:table-cell>
          <table:table-cell table:formula="of:=[.C95]-[.C9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566" calcext:value-type="float">
            <text:p>12566</text:p>
          </table:table-cell>
          <table:table-cell office:value-type="float" office:value="349.225433" calcext:value-type="float">
            <text:p>349.225433</text:p>
          </table:table-cell>
          <table:table-cell office:value-type="float" office:value="349.204559" calcext:value-type="float">
            <text:p>349.204559</text:p>
          </table:table-cell>
          <table:table-cell office:value-type="float" office:value="12.318578" calcext:value-type="float">
            <text:p>12.318578</text:p>
          </table:table-cell>
          <table:table-cell table:formula="of:=[.C96]-[.C95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623" calcext:value-type="float">
            <text:p>12623</text:p>
          </table:table-cell>
          <table:table-cell office:value-type="float" office:value="349.232483" calcext:value-type="float">
            <text:p>349.232483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18827" calcext:value-type="float">
            <text:p>12.318827</text:p>
          </table:table-cell>
          <table:table-cell table:formula="of:=[.C97]-[.C9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680" calcext:value-type="float">
            <text:p>12680</text:p>
          </table:table-cell>
          <table:table-cell office:value-type="float" office:value="349.220245" calcext:value-type="float">
            <text:p>349.220245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12.318395" calcext:value-type="float">
            <text:p>12.318395</text:p>
          </table:table-cell>
          <table:table-cell table:formula="of:=[.C98]-[.C9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737" calcext:value-type="float">
            <text:p>12737</text:p>
          </table:table-cell>
          <table:table-cell office:value-type="float" office:value="349.233429" calcext:value-type="float">
            <text:p>349.233429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886" calcext:value-type="float">
            <text:p>12.31886</text:p>
          </table:table-cell>
          <table:table-cell table:formula="of:=[.C99]-[.C9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794" calcext:value-type="float">
            <text:p>12794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349.163635" calcext:value-type="float">
            <text:p>349.163635</text:p>
          </table:table-cell>
          <table:table-cell office:value-type="float" office:value="12.318643" calcext:value-type="float">
            <text:p>12.318643</text:p>
          </table:table-cell>
          <table:table-cell table:formula="of:=[.C100]-[.C9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851" calcext:value-type="float">
            <text:p>12851</text:p>
          </table:table-cell>
          <table:table-cell office:value-type="float" office:value="349.231354" calcext:value-type="float">
            <text:p>349.231354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18787" calcext:value-type="float">
            <text:p>12.318787</text:p>
          </table:table-cell>
          <table:table-cell table:formula="of:=[.C101]-[.C10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907" calcext:value-type="float">
            <text:p>12907</text:p>
          </table:table-cell>
          <table:table-cell office:value-type="float" office:value="349.22818" calcext:value-type="float">
            <text:p>349.22818</text:p>
          </table:table-cell>
          <table:table-cell office:value-type="float" office:value="349.188629" calcext:value-type="float">
            <text:p>349.188629</text:p>
          </table:table-cell>
          <table:table-cell office:value-type="float" office:value="12.318675" calcext:value-type="float">
            <text:p>12.318675</text:p>
          </table:table-cell>
          <table:table-cell table:formula="of:=[.C102]-[.C101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964" calcext:value-type="float">
            <text:p>12964</text:p>
          </table:table-cell>
          <table:table-cell office:value-type="float" office:value="349.233398" calcext:value-type="float">
            <text:p>349.233398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12.318859" calcext:value-type="float">
            <text:p>12.318859</text:p>
          </table:table-cell>
          <table:table-cell table:formula="of:=[.C103]-[.C10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021" calcext:value-type="float">
            <text:p>13021</text:p>
          </table:table-cell>
          <table:table-cell office:value-type="float" office:value="349.216583" calcext:value-type="float">
            <text:p>349.216583</text:p>
          </table:table-cell>
          <table:table-cell office:value-type="float" office:value="349.1091" calcext:value-type="float">
            <text:p>349.1091</text:p>
          </table:table-cell>
          <table:table-cell office:value-type="float" office:value="12.318266" calcext:value-type="float">
            <text:p>12.318266</text:p>
          </table:table-cell>
          <table:table-cell table:formula="of:=[.C104]-[.C10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078" calcext:value-type="float">
            <text:p>13078</text:p>
          </table:table-cell>
          <table:table-cell office:value-type="float" office:value="349.214783" calcext:value-type="float">
            <text:p>349.214783</text:p>
          </table:table-cell>
          <table:table-cell office:value-type="float" office:value="349.206818" calcext:value-type="float">
            <text:p>349.206818</text:p>
          </table:table-cell>
          <table:table-cell office:value-type="float" office:value="12.318202" calcext:value-type="float">
            <text:p>12.318202</text:p>
          </table:table-cell>
          <table:table-cell table:formula="of:=[.C105]-[.C10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135" calcext:value-type="float">
            <text:p>13135</text:p>
          </table:table-cell>
          <table:table-cell office:value-type="float" office:value="349.207275" calcext:value-type="float">
            <text:p>349.207275</text:p>
          </table:table-cell>
          <table:table-cell office:value-type="float" office:value="349.129547" calcext:value-type="float">
            <text:p>349.129547</text:p>
          </table:table-cell>
          <table:table-cell office:value-type="float" office:value="12.317938" calcext:value-type="float">
            <text:p>12.317938</text:p>
          </table:table-cell>
          <table:table-cell table:formula="of:=[.C106]-[.C10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192" calcext:value-type="float">
            <text:p>13192</text:p>
          </table:table-cell>
          <table:table-cell office:value-type="float" office:value="349.202271" calcext:value-type="float">
            <text:p>349.202271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1776" calcext:value-type="float">
            <text:p>12.31776</text:p>
          </table:table-cell>
          <table:table-cell table:formula="of:=[.C107]-[.C10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249" calcext:value-type="float">
            <text:p>13249</text:p>
          </table:table-cell>
          <table:table-cell office:value-type="float" office:value="349.184082" calcext:value-type="float">
            <text:p>349.184082</text:p>
          </table:table-cell>
          <table:table-cell office:value-type="float" office:value="349.029541" calcext:value-type="float">
            <text:p>349.029541</text:p>
          </table:table-cell>
          <table:table-cell office:value-type="float" office:value="12.31712" calcext:value-type="float">
            <text:p>12.31712</text:p>
          </table:table-cell>
          <table:table-cell table:formula="of:=[.C108]-[.C10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305" calcext:value-type="float">
            <text:p>13305</text:p>
          </table:table-cell>
          <table:table-cell office:value-type="float" office:value="349.177063" calcext:value-type="float">
            <text:p>349.177063</text:p>
          </table:table-cell>
          <table:table-cell office:value-type="float" office:value="349.172729" calcext:value-type="float">
            <text:p>349.172729</text:p>
          </table:table-cell>
          <table:table-cell office:value-type="float" office:value="12.316872" calcext:value-type="float">
            <text:p>12.316872</text:p>
          </table:table-cell>
          <table:table-cell table:formula="of:=[.C109]-[.C108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362" calcext:value-type="float">
            <text:p>13362</text:p>
          </table:table-cell>
          <table:table-cell office:value-type="float" office:value="349.177307" calcext:value-type="float">
            <text:p>349.177307</text:p>
          </table:table-cell>
          <table:table-cell office:value-type="float" office:value="349.165924" calcext:value-type="float">
            <text:p>349.165924</text:p>
          </table:table-cell>
          <table:table-cell office:value-type="float" office:value="12.31688" calcext:value-type="float">
            <text:p>12.31688</text:p>
          </table:table-cell>
          <table:table-cell table:formula="of:=[.C110]-[.C10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419" calcext:value-type="float">
            <text:p>13419</text:p>
          </table:table-cell>
          <table:table-cell office:value-type="float" office:value="349.179352" calcext:value-type="float">
            <text:p>349.179352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16953" calcext:value-type="float">
            <text:p>12.316953</text:p>
          </table:table-cell>
          <table:table-cell table:formula="of:=[.C111]-[.C11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476" calcext:value-type="float">
            <text:p>13476</text:p>
          </table:table-cell>
          <table:table-cell office:value-type="float" office:value="349.184326" calcext:value-type="float">
            <text:p>349.184326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12.317128" calcext:value-type="float">
            <text:p>12.317128</text:p>
          </table:table-cell>
          <table:table-cell table:formula="of:=[.C112]-[.C11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533" calcext:value-type="float">
            <text:p>13533</text:p>
          </table:table-cell>
          <table:table-cell office:value-type="float" office:value="349.185944" calcext:value-type="float">
            <text:p>349.185944</text:p>
          </table:table-cell>
          <table:table-cell office:value-type="float" office:value="349.236359" calcext:value-type="float">
            <text:p>349.236359</text:p>
          </table:table-cell>
          <table:table-cell office:value-type="float" office:value="12.317185" calcext:value-type="float">
            <text:p>12.317185</text:p>
          </table:table-cell>
          <table:table-cell table:formula="of:=[.C113]-[.C11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590" calcext:value-type="float">
            <text:p>13590</text:p>
          </table:table-cell>
          <table:table-cell office:value-type="float" office:value="349.195892" calcext:value-type="float">
            <text:p>349.195892</text:p>
          </table:table-cell>
          <table:table-cell office:value-type="float" office:value="349.209076" calcext:value-type="float">
            <text:p>349.209076</text:p>
          </table:table-cell>
          <table:table-cell office:value-type="float" office:value="12.317536" calcext:value-type="float">
            <text:p>12.317536</text:p>
          </table:table-cell>
          <table:table-cell table:formula="of:=[.C114]-[.C11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646" calcext:value-type="float">
            <text:p>13646</text:p>
          </table:table-cell>
          <table:table-cell office:value-type="float" office:value="349.19931" calcext:value-type="float">
            <text:p>349.19931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12.317657" calcext:value-type="float">
            <text:p>12.317657</text:p>
          </table:table-cell>
          <table:table-cell table:formula="of:=[.C115]-[.C114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703" calcext:value-type="float">
            <text:p>13703</text:p>
          </table:table-cell>
          <table:table-cell office:value-type="float" office:value="349.207703" calcext:value-type="float">
            <text:p>349.207703</text:p>
          </table:table-cell>
          <table:table-cell office:value-type="float" office:value="349.213623" calcext:value-type="float">
            <text:p>349.213623</text:p>
          </table:table-cell>
          <table:table-cell office:value-type="float" office:value="12.317952" calcext:value-type="float">
            <text:p>12.317952</text:p>
          </table:table-cell>
          <table:table-cell table:formula="of:=[.C116]-[.C11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760" calcext:value-type="float">
            <text:p>13760</text:p>
          </table:table-cell>
          <table:table-cell office:value-type="float" office:value="349.207031" calcext:value-type="float">
            <text:p>349.207031</text:p>
          </table:table-cell>
          <table:table-cell office:value-type="float" office:value="349.245453" calcext:value-type="float">
            <text:p>349.245453</text:p>
          </table:table-cell>
          <table:table-cell office:value-type="float" office:value="12.317929" calcext:value-type="float">
            <text:p>12.317929</text:p>
          </table:table-cell>
          <table:table-cell table:formula="of:=[.C117]-[.C11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817" calcext:value-type="float">
            <text:p>13817</text:p>
          </table:table-cell>
          <table:table-cell office:value-type="float" office:value="349.231598" calcext:value-type="float">
            <text:p>349.231598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18795" calcext:value-type="float">
            <text:p>12.318795</text:p>
          </table:table-cell>
          <table:table-cell table:formula="of:=[.C118]-[.C11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874" calcext:value-type="float">
            <text:p>13874</text:p>
          </table:table-cell>
          <table:table-cell office:value-type="float" office:value="349.234985" calcext:value-type="float">
            <text:p>349.234985</text:p>
          </table:table-cell>
          <table:table-cell office:value-type="float" office:value="349.206818" calcext:value-type="float">
            <text:p>349.206818</text:p>
          </table:table-cell>
          <table:table-cell office:value-type="float" office:value="12.318914" calcext:value-type="float">
            <text:p>12.318914</text:p>
          </table:table-cell>
          <table:table-cell table:formula="of:=[.C119]-[.C11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931" calcext:value-type="float">
            <text:p>13931</text:p>
          </table:table-cell>
          <table:table-cell office:value-type="float" office:value="349.241119" calcext:value-type="float">
            <text:p>349.241119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12.319131" calcext:value-type="float">
            <text:p>12.319131</text:p>
          </table:table-cell>
          <table:table-cell table:formula="of:=[.C120]-[.C11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988" calcext:value-type="float">
            <text:p>13988</text:p>
          </table:table-cell>
          <table:table-cell office:value-type="float" office:value="349.23703" calcext:value-type="float">
            <text:p>349.23703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18987" calcext:value-type="float">
            <text:p>12.318987</text:p>
          </table:table-cell>
          <table:table-cell table:formula="of:=[.C121]-[.C12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044" calcext:value-type="float">
            <text:p>14044</text:p>
          </table:table-cell>
          <table:table-cell office:value-type="float" office:value="349.220642" calcext:value-type="float">
            <text:p>349.220642</text:p>
          </table:table-cell>
          <table:table-cell office:value-type="float" office:value="349.075012" calcext:value-type="float">
            <text:p>349.075012</text:p>
          </table:table-cell>
          <table:table-cell office:value-type="float" office:value="12.318409" calcext:value-type="float">
            <text:p>12.318409</text:p>
          </table:table-cell>
          <table:table-cell table:formula="of:=[.C122]-[.C121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101" calcext:value-type="float">
            <text:p>14101</text:p>
          </table:table-cell>
          <table:table-cell office:value-type="float" office:value="349.194061" calcext:value-type="float">
            <text:p>349.194061</text:p>
          </table:table-cell>
          <table:table-cell office:value-type="float" office:value="348.970459" calcext:value-type="float">
            <text:p>348.970459</text:p>
          </table:table-cell>
          <table:table-cell office:value-type="float" office:value="12.317472" calcext:value-type="float">
            <text:p>12.317472</text:p>
          </table:table-cell>
          <table:table-cell table:formula="of:=[.C123]-[.C12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158" calcext:value-type="float">
            <text:p>14158</text:p>
          </table:table-cell>
          <table:table-cell office:value-type="float" office:value="349.208618" calcext:value-type="float">
            <text:p>349.208618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17985" calcext:value-type="float">
            <text:p>12.317985</text:p>
          </table:table-cell>
          <table:table-cell table:formula="of:=[.C124]-[.C12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15" calcext:value-type="float">
            <text:p>14215</text:p>
          </table:table-cell>
          <table:table-cell office:value-type="float" office:value="349.212708" calcext:value-type="float">
            <text:p>349.212708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12.318129" calcext:value-type="float">
            <text:p>12.318129</text:p>
          </table:table-cell>
          <table:table-cell table:formula="of:=[.C125]-[.C12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2" calcext:value-type="float">
            <text:p>14272</text:p>
          </table:table-cell>
          <table:table-cell office:value-type="float" office:value="349.21405" calcext:value-type="float">
            <text:p>349.21405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12.318176" calcext:value-type="float">
            <text:p>12.318176</text:p>
          </table:table-cell>
          <table:table-cell table:formula="of:=[.C126]-[.C12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329" calcext:value-type="float">
            <text:p>14329</text:p>
          </table:table-cell>
          <table:table-cell office:value-type="float" office:value="349.225891" calcext:value-type="float">
            <text:p>349.225891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18594" calcext:value-type="float">
            <text:p>12.318594</text:p>
          </table:table-cell>
          <table:table-cell table:formula="of:=[.C127]-[.C12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385" calcext:value-type="float">
            <text:p>14385</text:p>
          </table:table-cell>
          <table:table-cell office:value-type="float" office:value="349.216125" calcext:value-type="float">
            <text:p>349.216125</text:p>
          </table:table-cell>
          <table:table-cell office:value-type="float" office:value="349.177277" calcext:value-type="float">
            <text:p>349.177277</text:p>
          </table:table-cell>
          <table:table-cell office:value-type="float" office:value="12.31825" calcext:value-type="float">
            <text:p>12.31825</text:p>
          </table:table-cell>
          <table:table-cell table:formula="of:=[.C128]-[.C127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442" calcext:value-type="float">
            <text:p>14442</text:p>
          </table:table-cell>
          <table:table-cell office:value-type="float" office:value="349.217255" calcext:value-type="float">
            <text:p>349.217255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1829" calcext:value-type="float">
            <text:p>12.31829</text:p>
          </table:table-cell>
          <table:table-cell table:formula="of:=[.C129]-[.C12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499" calcext:value-type="float">
            <text:p>14499</text:p>
          </table:table-cell>
          <table:table-cell office:value-type="float" office:value="349.204529" calcext:value-type="float">
            <text:p>349.204529</text:p>
          </table:table-cell>
          <table:table-cell office:value-type="float" office:value="349.100006" calcext:value-type="float">
            <text:p>349.100006</text:p>
          </table:table-cell>
          <table:table-cell office:value-type="float" office:value="12.317841" calcext:value-type="float">
            <text:p>12.317841</text:p>
          </table:table-cell>
          <table:table-cell table:formula="of:=[.C130]-[.C12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556" calcext:value-type="float">
            <text:p>14556</text:p>
          </table:table-cell>
          <table:table-cell office:value-type="float" office:value="349.194763" calcext:value-type="float">
            <text:p>349.194763</text:p>
          </table:table-cell>
          <table:table-cell office:value-type="float" office:value="349.179535" calcext:value-type="float">
            <text:p>349.179535</text:p>
          </table:table-cell>
          <table:table-cell office:value-type="float" office:value="12.317496" calcext:value-type="float">
            <text:p>12.317496</text:p>
          </table:table-cell>
          <table:table-cell table:formula="of:=[.C131]-[.C13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613" calcext:value-type="float">
            <text:p>14613</text:p>
          </table:table-cell>
          <table:table-cell office:value-type="float" office:value="349.217285" calcext:value-type="float">
            <text:p>349.217285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18291" calcext:value-type="float">
            <text:p>12.318291</text:p>
          </table:table-cell>
          <table:table-cell table:formula="of:=[.C132]-[.C13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670" calcext:value-type="float">
            <text:p>14670</text:p>
          </table:table-cell>
          <table:table-cell office:value-type="float" office:value="349.264801" calcext:value-type="float">
            <text:p>349.264801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19966" calcext:value-type="float">
            <text:p>12.319966</text:p>
          </table:table-cell>
          <table:table-cell table:formula="of:=[.C133]-[.C13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727" calcext:value-type="float">
            <text:p>14727</text:p>
          </table:table-cell>
          <table:table-cell office:value-type="float" office:value="349.260437" calcext:value-type="float">
            <text:p>349.260437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19813" calcext:value-type="float">
            <text:p>12.319813</text:p>
          </table:table-cell>
          <table:table-cell table:formula="of:=[.C134]-[.C13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783" calcext:value-type="float">
            <text:p>14783</text:p>
          </table:table-cell>
          <table:table-cell office:value-type="float" office:value="349.251617" calcext:value-type="float">
            <text:p>349.251617</text:p>
          </table:table-cell>
          <table:table-cell office:value-type="float" office:value="349.193176" calcext:value-type="float">
            <text:p>349.193176</text:p>
          </table:table-cell>
          <table:table-cell office:value-type="float" office:value="12.319502" calcext:value-type="float">
            <text:p>12.319502</text:p>
          </table:table-cell>
          <table:table-cell table:formula="of:=[.C135]-[.C134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840" calcext:value-type="float">
            <text:p>14840</text:p>
          </table:table-cell>
          <table:table-cell office:value-type="float" office:value="349.253662" calcext:value-type="float">
            <text:p>349.253662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9573" calcext:value-type="float">
            <text:p>12.319573</text:p>
          </table:table-cell>
          <table:table-cell table:formula="of:=[.C136]-[.C13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897" calcext:value-type="float">
            <text:p>14897</text:p>
          </table:table-cell>
          <table:table-cell office:value-type="float" office:value="349.236389" calcext:value-type="float">
            <text:p>349.236389</text:p>
          </table:table-cell>
          <table:table-cell office:value-type="float" office:value="349.190918" calcext:value-type="float">
            <text:p>349.190918</text:p>
          </table:table-cell>
          <table:table-cell office:value-type="float" office:value="12.318964" calcext:value-type="float">
            <text:p>12.318964</text:p>
          </table:table-cell>
          <table:table-cell table:formula="of:=[.C137]-[.C13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954" calcext:value-type="float">
            <text:p>14954</text:p>
          </table:table-cell>
          <table:table-cell office:value-type="float" office:value="349.22934" calcext:value-type="float">
            <text:p>349.22934</text:p>
          </table:table-cell>
          <table:table-cell office:value-type="float" office:value="349.106812" calcext:value-type="float">
            <text:p>349.106812</text:p>
          </table:table-cell>
          <table:table-cell office:value-type="float" office:value="12.318716" calcext:value-type="float">
            <text:p>12.318716</text:p>
          </table:table-cell>
          <table:table-cell table:formula="of:=[.C138]-[.C13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011" calcext:value-type="float">
            <text:p>15011</text:p>
          </table:table-cell>
          <table:table-cell office:value-type="float" office:value="349.235016" calcext:value-type="float">
            <text:p>349.235016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18916" calcext:value-type="float">
            <text:p>12.318916</text:p>
          </table:table-cell>
          <table:table-cell table:formula="of:=[.C139]-[.C13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068" calcext:value-type="float">
            <text:p>15068</text:p>
          </table:table-cell>
          <table:table-cell office:value-type="float" office:value="349.229797" calcext:value-type="float">
            <text:p>349.229797</text:p>
          </table:table-cell>
          <table:table-cell office:value-type="float" office:value="349.047729" calcext:value-type="float">
            <text:p>349.047729</text:p>
          </table:table-cell>
          <table:table-cell office:value-type="float" office:value="12.318732" calcext:value-type="float">
            <text:p>12.318732</text:p>
          </table:table-cell>
          <table:table-cell table:formula="of:=[.C140]-[.C13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125" calcext:value-type="float">
            <text:p>15125</text:p>
          </table:table-cell>
          <table:table-cell office:value-type="float" office:value="349.248871" calcext:value-type="float">
            <text:p>349.248871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12.319405" calcext:value-type="float">
            <text:p>12.319405</text:p>
          </table:table-cell>
          <table:table-cell table:formula="of:=[.C141]-[.C14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181" calcext:value-type="float">
            <text:p>15181</text:p>
          </table:table-cell>
          <table:table-cell office:value-type="float" office:value="349.235016" calcext:value-type="float">
            <text:p>349.235016</text:p>
          </table:table-cell>
          <table:table-cell office:value-type="float" office:value="349.161377" calcext:value-type="float">
            <text:p>349.161377</text:p>
          </table:table-cell>
          <table:table-cell office:value-type="float" office:value="12.318916" calcext:value-type="float">
            <text:p>12.318916</text:p>
          </table:table-cell>
          <table:table-cell table:formula="of:=[.C142]-[.C141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238" calcext:value-type="float">
            <text:p>15238</text:p>
          </table:table-cell>
          <table:table-cell office:value-type="float" office:value="349.222748" calcext:value-type="float">
            <text:p>349.222748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18483" calcext:value-type="float">
            <text:p>12.318483</text:p>
          </table:table-cell>
          <table:table-cell table:formula="of:=[.C143]-[.C14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295" calcext:value-type="float">
            <text:p>15295</text:p>
          </table:table-cell>
          <table:table-cell office:value-type="float" office:value="349.212311" calcext:value-type="float">
            <text:p>349.212311</text:p>
          </table:table-cell>
          <table:table-cell office:value-type="float" office:value="349.206818" calcext:value-type="float">
            <text:p>349.206818</text:p>
          </table:table-cell>
          <table:table-cell office:value-type="float" office:value="12.318115" calcext:value-type="float">
            <text:p>12.318115</text:p>
          </table:table-cell>
          <table:table-cell table:formula="of:=[.C144]-[.C14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352" calcext:value-type="float">
            <text:p>15352</text:p>
          </table:table-cell>
          <table:table-cell office:value-type="float" office:value="349.202728" calcext:value-type="float">
            <text:p>349.202728</text:p>
          </table:table-cell>
          <table:table-cell office:value-type="float" office:value="349.097717" calcext:value-type="float">
            <text:p>349.097717</text:p>
          </table:table-cell>
          <table:table-cell office:value-type="float" office:value="12.317777" calcext:value-type="float">
            <text:p>12.317777</text:p>
          </table:table-cell>
          <table:table-cell table:formula="of:=[.C145]-[.C14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409" calcext:value-type="float">
            <text:p>15409</text:p>
          </table:table-cell>
          <table:table-cell office:value-type="float" office:value="349.195892" calcext:value-type="float">
            <text:p>349.195892</text:p>
          </table:table-cell>
          <table:table-cell office:value-type="float" office:value="349.179535" calcext:value-type="float">
            <text:p>349.179535</text:p>
          </table:table-cell>
          <table:table-cell office:value-type="float" office:value="12.317536" calcext:value-type="float">
            <text:p>12.317536</text:p>
          </table:table-cell>
          <table:table-cell table:formula="of:=[.C146]-[.C14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466" calcext:value-type="float">
            <text:p>15466</text:p>
          </table:table-cell>
          <table:table-cell office:value-type="float" office:value="349.202728" calcext:value-type="float">
            <text:p>349.202728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12.317777" calcext:value-type="float">
            <text:p>12.317777</text:p>
          </table:table-cell>
          <table:table-cell table:formula="of:=[.C147]-[.C14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522" calcext:value-type="float">
            <text:p>15522</text:p>
          </table:table-cell>
          <table:table-cell office:value-type="float" office:value="349.227478" calcext:value-type="float">
            <text:p>349.227478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1865" calcext:value-type="float">
            <text:p>12.31865</text:p>
          </table:table-cell>
          <table:table-cell table:formula="of:=[.C148]-[.C147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579" calcext:value-type="float">
            <text:p>15579</text:p>
          </table:table-cell>
          <table:table-cell office:value-type="float" office:value="349.212006" calcext:value-type="float">
            <text:p>349.212006</text:p>
          </table:table-cell>
          <table:table-cell office:value-type="float" office:value="349.120453" calcext:value-type="float">
            <text:p>349.120453</text:p>
          </table:table-cell>
          <table:table-cell office:value-type="float" office:value="12.318105" calcext:value-type="float">
            <text:p>12.318105</text:p>
          </table:table-cell>
          <table:table-cell table:formula="of:=[.C149]-[.C14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636" calcext:value-type="float">
            <text:p>15636</text:p>
          </table:table-cell>
          <table:table-cell office:value-type="float" office:value="349.238831" calcext:value-type="float">
            <text:p>349.238831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19051" calcext:value-type="float">
            <text:p>12.319051</text:p>
          </table:table-cell>
          <table:table-cell table:formula="of:=[.C150]-[.C14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693" calcext:value-type="float">
            <text:p>15693</text:p>
          </table:table-cell>
          <table:table-cell office:value-type="float" office:value="349.226776" calcext:value-type="float">
            <text:p>349.226776</text:p>
          </table:table-cell>
          <table:table-cell office:value-type="float" office:value="349.25" calcext:value-type="float">
            <text:p>349.25</text:p>
          </table:table-cell>
          <table:table-cell office:value-type="float" office:value="12.318625" calcext:value-type="float">
            <text:p>12.318625</text:p>
          </table:table-cell>
          <table:table-cell table:formula="of:=[.C151]-[.C15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750" calcext:value-type="float">
            <text:p>15750</text:p>
          </table:table-cell>
          <table:table-cell office:value-type="float" office:value="349.237244" calcext:value-type="float">
            <text:p>349.237244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18995" calcext:value-type="float">
            <text:p>12.318995</text:p>
          </table:table-cell>
          <table:table-cell table:formula="of:=[.C152]-[.C15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807" calcext:value-type="float">
            <text:p>15807</text:p>
          </table:table-cell>
          <table:table-cell office:value-type="float" office:value="349.230652" calcext:value-type="float">
            <text:p>349.230652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12.318762" calcext:value-type="float">
            <text:p>12.318762</text:p>
          </table:table-cell>
          <table:table-cell table:formula="of:=[.C153]-[.C15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864" calcext:value-type="float">
            <text:p>15864</text:p>
          </table:table-cell>
          <table:table-cell office:value-type="float" office:value="349.219727" calcext:value-type="float">
            <text:p>349.219727</text:p>
          </table:table-cell>
          <table:table-cell office:value-type="float" office:value="349.097717" calcext:value-type="float">
            <text:p>349.097717</text:p>
          </table:table-cell>
          <table:table-cell office:value-type="float" office:value="12.318377" calcext:value-type="float">
            <text:p>12.318377</text:p>
          </table:table-cell>
          <table:table-cell table:formula="of:=[.C154]-[.C15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920" calcext:value-type="float">
            <text:p>15920</text:p>
          </table:table-cell>
          <table:table-cell office:value-type="float" office:value="349.218811" calcext:value-type="float">
            <text:p>349.218811</text:p>
          </table:table-cell>
          <table:table-cell office:value-type="float" office:value="349.088623" calcext:value-type="float">
            <text:p>349.088623</text:p>
          </table:table-cell>
          <table:table-cell office:value-type="float" office:value="12.318344" calcext:value-type="float">
            <text:p>12.318344</text:p>
          </table:table-cell>
          <table:table-cell table:formula="of:=[.C155]-[.C154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977" calcext:value-type="float">
            <text:p>15977</text:p>
          </table:table-cell>
          <table:table-cell office:value-type="float" office:value="349.244751" calcext:value-type="float">
            <text:p>349.244751</text:p>
          </table:table-cell>
          <table:table-cell office:value-type="float" office:value="349.438629" calcext:value-type="float">
            <text:p>349.438629</text:p>
          </table:table-cell>
          <table:table-cell office:value-type="float" office:value="12.31926" calcext:value-type="float">
            <text:p>12.31926</text:p>
          </table:table-cell>
          <table:table-cell table:formula="of:=[.C156]-[.C15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034" calcext:value-type="float">
            <text:p>16034</text:p>
          </table:table-cell>
          <table:table-cell office:value-type="float" office:value="349.249542" calcext:value-type="float">
            <text:p>349.249542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19428" calcext:value-type="float">
            <text:p>12.319428</text:p>
          </table:table-cell>
          <table:table-cell table:formula="of:=[.C157]-[.C15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091" calcext:value-type="float">
            <text:p>16091</text:p>
          </table:table-cell>
          <table:table-cell office:value-type="float" office:value="349.25" calcext:value-type="float">
            <text:p>349.25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12.319445" calcext:value-type="float">
            <text:p>12.319445</text:p>
          </table:table-cell>
          <table:table-cell table:formula="of:=[.C158]-[.C15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148" calcext:value-type="float">
            <text:p>16148</text:p>
          </table:table-cell>
          <table:table-cell office:value-type="float" office:value="349.262512" calcext:value-type="float">
            <text:p>349.262512</text:p>
          </table:table-cell>
          <table:table-cell office:value-type="float" office:value="349.245453" calcext:value-type="float">
            <text:p>349.245453</text:p>
          </table:table-cell>
          <table:table-cell office:value-type="float" office:value="12.319886" calcext:value-type="float">
            <text:p>12.319886</text:p>
          </table:table-cell>
          <table:table-cell table:formula="of:=[.C159]-[.C15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205" calcext:value-type="float">
            <text:p>16205</text:p>
          </table:table-cell>
          <table:table-cell office:value-type="float" office:value="349.250214" calcext:value-type="float">
            <text:p>349.250214</text:p>
          </table:table-cell>
          <table:table-cell office:value-type="float" office:value="349.193176" calcext:value-type="float">
            <text:p>349.193176</text:p>
          </table:table-cell>
          <table:table-cell office:value-type="float" office:value="12.319452" calcext:value-type="float">
            <text:p>12.319452</text:p>
          </table:table-cell>
          <table:table-cell table:formula="of:=[.C160]-[.C15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261" calcext:value-type="float">
            <text:p>16261</text:p>
          </table:table-cell>
          <table:table-cell office:value-type="float" office:value="349.255005" calcext:value-type="float">
            <text:p>349.255005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19621" calcext:value-type="float">
            <text:p>12.319621</text:p>
          </table:table-cell>
          <table:table-cell table:formula="of:=[.C161]-[.C160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318" calcext:value-type="float">
            <text:p>16318</text:p>
          </table:table-cell>
          <table:table-cell office:value-type="float" office:value="349.242279" calcext:value-type="float">
            <text:p>349.242279</text:p>
          </table:table-cell>
          <table:table-cell office:value-type="float" office:value="349.138641" calcext:value-type="float">
            <text:p>349.138641</text:p>
          </table:table-cell>
          <table:table-cell office:value-type="float" office:value="12.319172" calcext:value-type="float">
            <text:p>12.319172</text:p>
          </table:table-cell>
          <table:table-cell table:formula="of:=[.C162]-[.C16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375" calcext:value-type="float">
            <text:p>16375</text:p>
          </table:table-cell>
          <table:table-cell office:value-type="float" office:value="349.237274" calcext:value-type="float">
            <text:p>349.237274</text:p>
          </table:table-cell>
          <table:table-cell office:value-type="float" office:value="349.206818" calcext:value-type="float">
            <text:p>349.206818</text:p>
          </table:table-cell>
          <table:table-cell office:value-type="float" office:value="12.318995" calcext:value-type="float">
            <text:p>12.318995</text:p>
          </table:table-cell>
          <table:table-cell table:formula="of:=[.C163]-[.C16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432" calcext:value-type="float">
            <text:p>16432</text:p>
          </table:table-cell>
          <table:table-cell office:value-type="float" office:value="349.241821" calcext:value-type="float">
            <text:p>349.241821</text:p>
          </table:table-cell>
          <table:table-cell office:value-type="float" office:value="349.143188" calcext:value-type="float">
            <text:p>349.143188</text:p>
          </table:table-cell>
          <table:table-cell office:value-type="float" office:value="12.319156" calcext:value-type="float">
            <text:p>12.319156</text:p>
          </table:table-cell>
          <table:table-cell table:formula="of:=[.C164]-[.C16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489" calcext:value-type="float">
            <text:p>16489</text:p>
          </table:table-cell>
          <table:table-cell office:value-type="float" office:value="349.263184" calcext:value-type="float">
            <text:p>349.263184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19909" calcext:value-type="float">
            <text:p>12.319909</text:p>
          </table:table-cell>
          <table:table-cell table:formula="of:=[.C165]-[.C16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546" calcext:value-type="float">
            <text:p>16546</text:p>
          </table:table-cell>
          <table:table-cell office:value-type="float" office:value="349.256348" calcext:value-type="float">
            <text:p>349.256348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12.319669" calcext:value-type="float">
            <text:p>12.319669</text:p>
          </table:table-cell>
          <table:table-cell table:formula="of:=[.C166]-[.C16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603" calcext:value-type="float">
            <text:p>16603</text:p>
          </table:table-cell>
          <table:table-cell office:value-type="float" office:value="349.235657" calcext:value-type="float">
            <text:p>349.235657</text:p>
          </table:table-cell>
          <table:table-cell office:value-type="float" office:value="349.100006" calcext:value-type="float">
            <text:p>349.100006</text:p>
          </table:table-cell>
          <table:table-cell office:value-type="float" office:value="12.318938" calcext:value-type="float">
            <text:p>12.318938</text:p>
          </table:table-cell>
          <table:table-cell table:formula="of:=[.C167]-[.C16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659" calcext:value-type="float">
            <text:p>16659</text:p>
          </table:table-cell>
          <table:table-cell office:value-type="float" office:value="349.237488" calcext:value-type="float">
            <text:p>349.237488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19003" calcext:value-type="float">
            <text:p>12.319003</text:p>
          </table:table-cell>
          <table:table-cell table:formula="of:=[.C168]-[.C167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716" calcext:value-type="float">
            <text:p>16716</text:p>
          </table:table-cell>
          <table:table-cell office:value-type="float" office:value="349.227936" calcext:value-type="float">
            <text:p>349.227936</text:p>
          </table:table-cell>
          <table:table-cell office:value-type="float" office:value="349.149994" calcext:value-type="float">
            <text:p>349.149994</text:p>
          </table:table-cell>
          <table:table-cell office:value-type="float" office:value="12.318666" calcext:value-type="float">
            <text:p>12.318666</text:p>
          </table:table-cell>
          <table:table-cell table:formula="of:=[.C169]-[.C16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773" calcext:value-type="float">
            <text:p>16773</text:p>
          </table:table-cell>
          <table:table-cell office:value-type="float" office:value="349.223175" calcext:value-type="float">
            <text:p>349.223175</text:p>
          </table:table-cell>
          <table:table-cell office:value-type="float" office:value="349.145447" calcext:value-type="float">
            <text:p>349.145447</text:p>
          </table:table-cell>
          <table:table-cell office:value-type="float" office:value="12.318499" calcext:value-type="float">
            <text:p>12.318499</text:p>
          </table:table-cell>
          <table:table-cell table:formula="of:=[.C170]-[.C16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830" calcext:value-type="float">
            <text:p>16830</text:p>
          </table:table-cell>
          <table:table-cell office:value-type="float" office:value="349.191833" calcext:value-type="float">
            <text:p>349.191833</text:p>
          </table:table-cell>
          <table:table-cell office:value-type="float" office:value="348.9841" calcext:value-type="float">
            <text:p>348.9841</text:p>
          </table:table-cell>
          <table:table-cell office:value-type="float" office:value="12.317392" calcext:value-type="float">
            <text:p>12.317392</text:p>
          </table:table-cell>
          <table:table-cell table:formula="of:=[.C171]-[.C17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887" calcext:value-type="float">
            <text:p>16887</text:p>
          </table:table-cell>
          <table:table-cell office:value-type="float" office:value="349.19635" calcext:value-type="float">
            <text:p>349.19635</text:p>
          </table:table-cell>
          <table:table-cell office:value-type="float" office:value="349.184082" calcext:value-type="float">
            <text:p>349.184082</text:p>
          </table:table-cell>
          <table:table-cell office:value-type="float" office:value="12.317552" calcext:value-type="float">
            <text:p>12.317552</text:p>
          </table:table-cell>
          <table:table-cell table:formula="of:=[.C172]-[.C17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944" calcext:value-type="float">
            <text:p>16944</text:p>
          </table:table-cell>
          <table:table-cell office:value-type="float" office:value="349.192047" calcext:value-type="float">
            <text:p>349.192047</text:p>
          </table:table-cell>
          <table:table-cell office:value-type="float" office:value="349.163635" calcext:value-type="float">
            <text:p>349.163635</text:p>
          </table:table-cell>
          <table:table-cell office:value-type="float" office:value="12.3174" calcext:value-type="float">
            <text:p>12.3174</text:p>
          </table:table-cell>
          <table:table-cell table:formula="of:=[.C173]-[.C17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000" calcext:value-type="float">
            <text:p>17000</text:p>
          </table:table-cell>
          <table:table-cell office:value-type="float" office:value="349.195007" calcext:value-type="float">
            <text:p>349.195007</text:p>
          </table:table-cell>
          <table:table-cell office:value-type="float" office:value="349.172729" calcext:value-type="float">
            <text:p>349.172729</text:p>
          </table:table-cell>
          <table:table-cell office:value-type="float" office:value="12.317505" calcext:value-type="float">
            <text:p>12.317505</text:p>
          </table:table-cell>
          <table:table-cell table:formula="of:=[.C174]-[.C173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057" calcext:value-type="float">
            <text:p>17057</text:p>
          </table:table-cell>
          <table:table-cell office:value-type="float" office:value="349.204987" calcext:value-type="float">
            <text:p>349.204987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17857" calcext:value-type="float">
            <text:p>12.317857</text:p>
          </table:table-cell>
          <table:table-cell table:formula="of:=[.C175]-[.C17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114" calcext:value-type="float">
            <text:p>17114</text:p>
          </table:table-cell>
          <table:table-cell office:value-type="float" office:value="349.177277" calcext:value-type="float">
            <text:p>349.177277</text:p>
          </table:table-cell>
          <table:table-cell office:value-type="float" office:value="349.09317" calcext:value-type="float">
            <text:p>349.09317</text:p>
          </table:table-cell>
          <table:table-cell office:value-type="float" office:value="12.316879" calcext:value-type="float">
            <text:p>12.316879</text:p>
          </table:table-cell>
          <table:table-cell table:formula="of:=[.C176]-[.C17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171" calcext:value-type="float">
            <text:p>17171</text:p>
          </table:table-cell>
          <table:table-cell office:value-type="float" office:value="349.190674" calcext:value-type="float">
            <text:p>349.190674</text:p>
          </table:table-cell>
          <table:table-cell office:value-type="float" office:value="349.2341" calcext:value-type="float">
            <text:p>349.2341</text:p>
          </table:table-cell>
          <table:table-cell office:value-type="float" office:value="12.317352" calcext:value-type="float">
            <text:p>12.317352</text:p>
          </table:table-cell>
          <table:table-cell table:formula="of:=[.C177]-[.C17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228" calcext:value-type="float">
            <text:p>17228</text:p>
          </table:table-cell>
          <table:table-cell office:value-type="float" office:value="349.174988" calcext:value-type="float">
            <text:p>349.174988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12.316798" calcext:value-type="float">
            <text:p>12.316798</text:p>
          </table:table-cell>
          <table:table-cell table:formula="of:=[.C178]-[.C17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285" calcext:value-type="float">
            <text:p>17285</text:p>
          </table:table-cell>
          <table:table-cell office:value-type="float" office:value="349.187958" calcext:value-type="float">
            <text:p>349.187958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17256" calcext:value-type="float">
            <text:p>12.317256</text:p>
          </table:table-cell>
          <table:table-cell table:formula="of:=[.C179]-[.C17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342" calcext:value-type="float">
            <text:p>17342</text:p>
          </table:table-cell>
          <table:table-cell office:value-type="float" office:value="349.191345" calcext:value-type="float">
            <text:p>349.191345</text:p>
          </table:table-cell>
          <table:table-cell office:value-type="float" office:value="349.179535" calcext:value-type="float">
            <text:p>349.179535</text:p>
          </table:table-cell>
          <table:table-cell office:value-type="float" office:value="12.317375" calcext:value-type="float">
            <text:p>12.317375</text:p>
          </table:table-cell>
          <table:table-cell table:formula="of:=[.C180]-[.C17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398" calcext:value-type="float">
            <text:p>17398</text:p>
          </table:table-cell>
          <table:table-cell office:value-type="float" office:value="349.204529" calcext:value-type="float">
            <text:p>349.204529</text:p>
          </table:table-cell>
          <table:table-cell office:value-type="float" office:value="349.115906" calcext:value-type="float">
            <text:p>349.115906</text:p>
          </table:table-cell>
          <table:table-cell office:value-type="float" office:value="12.317841" calcext:value-type="float">
            <text:p>12.317841</text:p>
          </table:table-cell>
          <table:table-cell table:formula="of:=[.C181]-[.C180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455" calcext:value-type="float">
            <text:p>17455</text:p>
          </table:table-cell>
          <table:table-cell office:value-type="float" office:value="349.211121" calcext:value-type="float">
            <text:p>349.211121</text:p>
          </table:table-cell>
          <table:table-cell office:value-type="float" office:value="349.25" calcext:value-type="float">
            <text:p>349.25</text:p>
          </table:table-cell>
          <table:table-cell office:value-type="float" office:value="12.318073" calcext:value-type="float">
            <text:p>12.318073</text:p>
          </table:table-cell>
          <table:table-cell table:formula="of:=[.C182]-[.C18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512" calcext:value-type="float">
            <text:p>17512</text:p>
          </table:table-cell>
          <table:table-cell office:value-type="float" office:value="349.232971" calcext:value-type="float">
            <text:p>349.232971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18844" calcext:value-type="float">
            <text:p>12.318844</text:p>
          </table:table-cell>
          <table:table-cell table:formula="of:=[.C183]-[.C18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569" calcext:value-type="float">
            <text:p>17569</text:p>
          </table:table-cell>
          <table:table-cell office:value-type="float" office:value="349.246826" calcext:value-type="float">
            <text:p>349.246826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19332" calcext:value-type="float">
            <text:p>12.319332</text:p>
          </table:table-cell>
          <table:table-cell table:formula="of:=[.C184]-[.C18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626" calcext:value-type="float">
            <text:p>17626</text:p>
          </table:table-cell>
          <table:table-cell office:value-type="float" office:value="349.225433" calcext:value-type="float">
            <text:p>349.225433</text:p>
          </table:table-cell>
          <table:table-cell office:value-type="float" office:value="349.188629" calcext:value-type="float">
            <text:p>349.188629</text:p>
          </table:table-cell>
          <table:table-cell office:value-type="float" office:value="12.318578" calcext:value-type="float">
            <text:p>12.318578</text:p>
          </table:table-cell>
          <table:table-cell table:formula="of:=[.C185]-[.C18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683" calcext:value-type="float">
            <text:p>17683</text:p>
          </table:table-cell>
          <table:table-cell office:value-type="float" office:value="349.218628" calcext:value-type="float">
            <text:p>349.218628</text:p>
          </table:table-cell>
          <table:table-cell office:value-type="float" office:value="349.024994" calcext:value-type="float">
            <text:p>349.024994</text:p>
          </table:table-cell>
          <table:table-cell office:value-type="float" office:value="12.318337" calcext:value-type="float">
            <text:p>12.318337</text:p>
          </table:table-cell>
          <table:table-cell table:formula="of:=[.C186]-[.C18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740" calcext:value-type="float">
            <text:p>17740</text:p>
          </table:table-cell>
          <table:table-cell office:value-type="float" office:value="349.212952" calcext:value-type="float">
            <text:p>349.212952</text:p>
          </table:table-cell>
          <table:table-cell office:value-type="float" office:value="349.177277" calcext:value-type="float">
            <text:p>349.177277</text:p>
          </table:table-cell>
          <table:table-cell office:value-type="float" office:value="12.318138" calcext:value-type="float">
            <text:p>12.318138</text:p>
          </table:table-cell>
          <table:table-cell table:formula="of:=[.C187]-[.C18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796" calcext:value-type="float">
            <text:p>17796</text:p>
          </table:table-cell>
          <table:table-cell office:value-type="float" office:value="349.239319" calcext:value-type="float">
            <text:p>349.239319</text:p>
          </table:table-cell>
          <table:table-cell office:value-type="float" office:value="349.4841" calcext:value-type="float">
            <text:p>349.4841</text:p>
          </table:table-cell>
          <table:table-cell office:value-type="float" office:value="12.319068" calcext:value-type="float">
            <text:p>12.319068</text:p>
          </table:table-cell>
          <table:table-cell table:formula="of:=[.C188]-[.C187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853" calcext:value-type="float">
            <text:p>17853</text:p>
          </table:table-cell>
          <table:table-cell office:value-type="float" office:value="349.225891" calcext:value-type="float">
            <text:p>349.225891</text:p>
          </table:table-cell>
          <table:table-cell office:value-type="float" office:value="349.145447" calcext:value-type="float">
            <text:p>349.145447</text:p>
          </table:table-cell>
          <table:table-cell office:value-type="float" office:value="12.318594" calcext:value-type="float">
            <text:p>12.318594</text:p>
          </table:table-cell>
          <table:table-cell table:formula="of:=[.C189]-[.C18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910" calcext:value-type="float">
            <text:p>17910</text:p>
          </table:table-cell>
          <table:table-cell office:value-type="float" office:value="349.23114" calcext:value-type="float">
            <text:p>349.23114</text:p>
          </table:table-cell>
          <table:table-cell office:value-type="float" office:value="349.231812" calcext:value-type="float">
            <text:p>349.231812</text:p>
          </table:table-cell>
          <table:table-cell office:value-type="float" office:value="12.318779" calcext:value-type="float">
            <text:p>12.318779</text:p>
          </table:table-cell>
          <table:table-cell table:formula="of:=[.C190]-[.C18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967" calcext:value-type="float">
            <text:p>17967</text:p>
          </table:table-cell>
          <table:table-cell office:value-type="float" office:value="349.236145" calcext:value-type="float">
            <text:p>349.236145</text:p>
          </table:table-cell>
          <table:table-cell office:value-type="float" office:value="349.165924" calcext:value-type="float">
            <text:p>349.165924</text:p>
          </table:table-cell>
          <table:table-cell office:value-type="float" office:value="12.318955" calcext:value-type="float">
            <text:p>12.318955</text:p>
          </table:table-cell>
          <table:table-cell table:formula="of:=[.C191]-[.C19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024" calcext:value-type="float">
            <text:p>18024</text:p>
          </table:table-cell>
          <table:table-cell office:value-type="float" office:value="349.242981" calcext:value-type="float">
            <text:p>349.242981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19197" calcext:value-type="float">
            <text:p>12.319197</text:p>
          </table:table-cell>
          <table:table-cell table:formula="of:=[.C192]-[.C19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081" calcext:value-type="float">
            <text:p>18081</text:p>
          </table:table-cell>
          <table:table-cell office:value-type="float" office:value="349.235931" calcext:value-type="float">
            <text:p>349.235931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18948" calcext:value-type="float">
            <text:p>12.318948</text:p>
          </table:table-cell>
          <table:table-cell table:formula="of:=[.C193]-[.C19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137" calcext:value-type="float">
            <text:p>18137</text:p>
          </table:table-cell>
          <table:table-cell office:value-type="float" office:value="349.230896" calcext:value-type="float">
            <text:p>349.230896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1877" calcext:value-type="float">
            <text:p>12.31877</text:p>
          </table:table-cell>
          <table:table-cell table:formula="of:=[.C194]-[.C193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194" calcext:value-type="float">
            <text:p>18194</text:p>
          </table:table-cell>
          <table:table-cell office:value-type="float" office:value="349.228424" calcext:value-type="float">
            <text:p>349.228424</text:p>
          </table:table-cell>
          <table:table-cell office:value-type="float" office:value="349.163635" calcext:value-type="float">
            <text:p>349.163635</text:p>
          </table:table-cell>
          <table:table-cell office:value-type="float" office:value="12.318684" calcext:value-type="float">
            <text:p>12.318684</text:p>
          </table:table-cell>
          <table:table-cell table:formula="of:=[.C195]-[.C19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251" calcext:value-type="float">
            <text:p>18251</text:p>
          </table:table-cell>
          <table:table-cell office:value-type="float" office:value="349.240234" calcext:value-type="float">
            <text:p>349.240234</text:p>
          </table:table-cell>
          <table:table-cell office:value-type="float" office:value="349.143188" calcext:value-type="float">
            <text:p>349.143188</text:p>
          </table:table-cell>
          <table:table-cell office:value-type="float" office:value="12.3191" calcext:value-type="float">
            <text:p>12.3191</text:p>
          </table:table-cell>
          <table:table-cell table:formula="of:=[.C196]-[.C19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308" calcext:value-type="float">
            <text:p>18308</text:p>
          </table:table-cell>
          <table:table-cell office:value-type="float" office:value="349.227966" calcext:value-type="float">
            <text:p>349.227966</text:p>
          </table:table-cell>
          <table:table-cell office:value-type="float" office:value="349.054535" calcext:value-type="float">
            <text:p>349.054535</text:p>
          </table:table-cell>
          <table:table-cell office:value-type="float" office:value="12.318667" calcext:value-type="float">
            <text:p>12.318667</text:p>
          </table:table-cell>
          <table:table-cell table:formula="of:=[.C197]-[.C19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365" calcext:value-type="float">
            <text:p>18365</text:p>
          </table:table-cell>
          <table:table-cell office:value-type="float" office:value="349.201813" calcext:value-type="float">
            <text:p>349.201813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12.317745" calcext:value-type="float">
            <text:p>12.317745</text:p>
          </table:table-cell>
          <table:table-cell table:formula="of:=[.C198]-[.C19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422" calcext:value-type="float">
            <text:p>18422</text:p>
          </table:table-cell>
          <table:table-cell office:value-type="float" office:value="349.210449" calcext:value-type="float">
            <text:p>349.210449</text:p>
          </table:table-cell>
          <table:table-cell office:value-type="float" office:value="349.231812" calcext:value-type="float">
            <text:p>349.231812</text:p>
          </table:table-cell>
          <table:table-cell office:value-type="float" office:value="12.318049" calcext:value-type="float">
            <text:p>12.318049</text:p>
          </table:table-cell>
          <table:table-cell table:formula="of:=[.C199]-[.C19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479" calcext:value-type="float">
            <text:p>18479</text:p>
          </table:table-cell>
          <table:table-cell office:value-type="float" office:value="349.20929" calcext:value-type="float">
            <text:p>349.20929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12.318008" calcext:value-type="float">
            <text:p>12.318008</text:p>
          </table:table-cell>
          <table:table-cell table:formula="of:=[.C200]-[.C19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535" calcext:value-type="float">
            <text:p>18535</text:p>
          </table:table-cell>
          <table:table-cell office:value-type="float" office:value="349.199524" calcext:value-type="float">
            <text:p>349.199524</text:p>
          </table:table-cell>
          <table:table-cell office:value-type="float" office:value="349.068176" calcext:value-type="float">
            <text:p>349.068176</text:p>
          </table:table-cell>
          <table:table-cell office:value-type="float" office:value="12.317664" calcext:value-type="float">
            <text:p>12.317664</text:p>
          </table:table-cell>
          <table:table-cell table:formula="of:=[.C201]-[.C200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592" calcext:value-type="float">
            <text:p>18592</text:p>
          </table:table-cell>
          <table:table-cell office:value-type="float" office:value="349.190216" calcext:value-type="float">
            <text:p>349.190216</text:p>
          </table:table-cell>
          <table:table-cell office:value-type="float" office:value="349.225006" calcext:value-type="float">
            <text:p>349.225006</text:p>
          </table:table-cell>
          <table:table-cell office:value-type="float" office:value="12.317336" calcext:value-type="float">
            <text:p>12.317336</text:p>
          </table:table-cell>
          <table:table-cell table:formula="of:=[.C202]-[.C20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649" calcext:value-type="float">
            <text:p>18649</text:p>
          </table:table-cell>
          <table:table-cell office:value-type="float" office:value="349.16156" calcext:value-type="float">
            <text:p>349.16156</text:p>
          </table:table-cell>
          <table:table-cell office:value-type="float" office:value="349.024994" calcext:value-type="float">
            <text:p>349.024994</text:p>
          </table:table-cell>
          <table:table-cell office:value-type="float" office:value="12.316325" calcext:value-type="float">
            <text:p>12.316325</text:p>
          </table:table-cell>
          <table:table-cell table:formula="of:=[.C203]-[.C20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706" calcext:value-type="float">
            <text:p>18706</text:p>
          </table:table-cell>
          <table:table-cell office:value-type="float" office:value="349.170685" calcext:value-type="float">
            <text:p>349.170685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16647" calcext:value-type="float">
            <text:p>12.316647</text:p>
          </table:table-cell>
          <table:table-cell table:formula="of:=[.C204]-[.C20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763" calcext:value-type="float">
            <text:p>18763</text:p>
          </table:table-cell>
          <table:table-cell office:value-type="float" office:value="349.172729" calcext:value-type="float">
            <text:p>349.172729</text:p>
          </table:table-cell>
          <table:table-cell office:value-type="float" office:value="349.184082" calcext:value-type="float">
            <text:p>349.184082</text:p>
          </table:table-cell>
          <table:table-cell office:value-type="float" office:value="12.316719" calcext:value-type="float">
            <text:p>12.316719</text:p>
          </table:table-cell>
          <table:table-cell table:formula="of:=[.C205]-[.C20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820" calcext:value-type="float">
            <text:p>18820</text:p>
          </table:table-cell>
          <table:table-cell office:value-type="float" office:value="349.176575" calcext:value-type="float">
            <text:p>349.176575</text:p>
          </table:table-cell>
          <table:table-cell office:value-type="float" office:value="349.181824" calcext:value-type="float">
            <text:p>349.181824</text:p>
          </table:table-cell>
          <table:table-cell office:value-type="float" office:value="12.316854" calcext:value-type="float">
            <text:p>12.316854</text:p>
          </table:table-cell>
          <table:table-cell table:formula="of:=[.C206]-[.C20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876" calcext:value-type="float">
            <text:p>18876</text:p>
          </table:table-cell>
          <table:table-cell office:value-type="float" office:value="349.195923" calcext:value-type="float">
            <text:p>349.195923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7537" calcext:value-type="float">
            <text:p>12.317537</text:p>
          </table:table-cell>
          <table:table-cell table:formula="of:=[.C207]-[.C206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933" calcext:value-type="float">
            <text:p>18933</text:p>
          </table:table-cell>
          <table:table-cell office:value-type="float" office:value="349.200226" calcext:value-type="float">
            <text:p>349.200226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17689" calcext:value-type="float">
            <text:p>12.317689</text:p>
          </table:table-cell>
          <table:table-cell table:formula="of:=[.C208]-[.C20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990" calcext:value-type="float">
            <text:p>18990</text:p>
          </table:table-cell>
          <table:table-cell office:value-type="float" office:value="349.206818" calcext:value-type="float">
            <text:p>349.206818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17922" calcext:value-type="float">
            <text:p>12.317922</text:p>
          </table:table-cell>
          <table:table-cell table:formula="of:=[.C209]-[.C20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047" calcext:value-type="float">
            <text:p>19047</text:p>
          </table:table-cell>
          <table:table-cell office:value-type="float" office:value="349.209991" calcext:value-type="float">
            <text:p>349.209991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18033" calcext:value-type="float">
            <text:p>12.318033</text:p>
          </table:table-cell>
          <table:table-cell table:formula="of:=[.C210]-[.C20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104" calcext:value-type="float">
            <text:p>19104</text:p>
          </table:table-cell>
          <table:table-cell office:value-type="float" office:value="349.234314" calcext:value-type="float">
            <text:p>349.234314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18892" calcext:value-type="float">
            <text:p>12.318892</text:p>
          </table:table-cell>
          <table:table-cell table:formula="of:=[.C211]-[.C21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161" calcext:value-type="float">
            <text:p>19161</text:p>
          </table:table-cell>
          <table:table-cell office:value-type="float" office:value="349.229309" calcext:value-type="float">
            <text:p>349.229309</text:p>
          </table:table-cell>
          <table:table-cell office:value-type="float" office:value="349.174988" calcext:value-type="float">
            <text:p>349.174988</text:p>
          </table:table-cell>
          <table:table-cell office:value-type="float" office:value="12.318715" calcext:value-type="float">
            <text:p>12.318715</text:p>
          </table:table-cell>
          <table:table-cell table:formula="of:=[.C212]-[.C21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218" calcext:value-type="float">
            <text:p>19218</text:p>
          </table:table-cell>
          <table:table-cell office:value-type="float" office:value="349.241577" calcext:value-type="float">
            <text:p>349.241577</text:p>
          </table:table-cell>
          <table:table-cell office:value-type="float" office:value="349.147736" calcext:value-type="float">
            <text:p>349.147736</text:p>
          </table:table-cell>
          <table:table-cell office:value-type="float" office:value="12.319147" calcext:value-type="float">
            <text:p>12.319147</text:p>
          </table:table-cell>
          <table:table-cell table:formula="of:=[.C213]-[.C21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274" calcext:value-type="float">
            <text:p>19274</text:p>
          </table:table-cell>
          <table:table-cell office:value-type="float" office:value="349.240204" calcext:value-type="float">
            <text:p>349.240204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19099" calcext:value-type="float">
            <text:p>12.319099</text:p>
          </table:table-cell>
          <table:table-cell table:formula="of:=[.C214]-[.C213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331" calcext:value-type="float">
            <text:p>19331</text:p>
          </table:table-cell>
          <table:table-cell office:value-type="float" office:value="349.229523" calcext:value-type="float">
            <text:p>349.229523</text:p>
          </table:table-cell>
          <table:table-cell office:value-type="float" office:value="349.077271" calcext:value-type="float">
            <text:p>349.077271</text:p>
          </table:table-cell>
          <table:table-cell office:value-type="float" office:value="12.318722" calcext:value-type="float">
            <text:p>12.318722</text:p>
          </table:table-cell>
          <table:table-cell table:formula="of:=[.C215]-[.C21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388" calcext:value-type="float">
            <text:p>19388</text:p>
          </table:table-cell>
          <table:table-cell office:value-type="float" office:value="349.221802" calcext:value-type="float">
            <text:p>349.221802</text:p>
          </table:table-cell>
          <table:table-cell office:value-type="float" office:value="349.104553" calcext:value-type="float">
            <text:p>349.104553</text:p>
          </table:table-cell>
          <table:table-cell office:value-type="float" office:value="12.31845" calcext:value-type="float">
            <text:p>12.31845</text:p>
          </table:table-cell>
          <table:table-cell table:formula="of:=[.C216]-[.C21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445" calcext:value-type="float">
            <text:p>19445</text:p>
          </table:table-cell>
          <table:table-cell office:value-type="float" office:value="349.249969" calcext:value-type="float">
            <text:p>349.249969</text:p>
          </table:table-cell>
          <table:table-cell office:value-type="float" office:value="349.529541" calcext:value-type="float">
            <text:p>349.529541</text:p>
          </table:table-cell>
          <table:table-cell office:value-type="float" office:value="12.319444" calcext:value-type="float">
            <text:p>12.319444</text:p>
          </table:table-cell>
          <table:table-cell table:formula="of:=[.C217]-[.C21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502" calcext:value-type="float">
            <text:p>19502</text:p>
          </table:table-cell>
          <table:table-cell office:value-type="float" office:value="349.215698" calcext:value-type="float">
            <text:p>349.215698</text:p>
          </table:table-cell>
          <table:table-cell office:value-type="float" office:value="348.922729" calcext:value-type="float">
            <text:p>348.922729</text:p>
          </table:table-cell>
          <table:table-cell office:value-type="float" office:value="12.318234" calcext:value-type="float">
            <text:p>12.318234</text:p>
          </table:table-cell>
          <table:table-cell table:formula="of:=[.C218]-[.C21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559" calcext:value-type="float">
            <text:p>19559</text:p>
          </table:table-cell>
          <table:table-cell office:value-type="float" office:value="349.23819" calcext:value-type="float">
            <text:p>349.23819</text:p>
          </table:table-cell>
          <table:table-cell office:value-type="float" office:value="349.522736" calcext:value-type="float">
            <text:p>349.522736</text:p>
          </table:table-cell>
          <table:table-cell office:value-type="float" office:value="12.319028" calcext:value-type="float">
            <text:p>12.319028</text:p>
          </table:table-cell>
          <table:table-cell table:formula="of:=[.C219]-[.C21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616" calcext:value-type="float">
            <text:p>19616</text:p>
          </table:table-cell>
          <table:table-cell office:value-type="float" office:value="349.2341" calcext:value-type="float">
            <text:p>349.2341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12.318884" calcext:value-type="float">
            <text:p>12.318884</text:p>
          </table:table-cell>
          <table:table-cell table:formula="of:=[.C220]-[.C21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672" calcext:value-type="float">
            <text:p>19672</text:p>
          </table:table-cell>
          <table:table-cell office:value-type="float" office:value="349.219757" calcext:value-type="float">
            <text:p>349.219757</text:p>
          </table:table-cell>
          <table:table-cell office:value-type="float" office:value="349.168182" calcext:value-type="float">
            <text:p>349.168182</text:p>
          </table:table-cell>
          <table:table-cell office:value-type="float" office:value="12.318377" calcext:value-type="float">
            <text:p>12.318377</text:p>
          </table:table-cell>
          <table:table-cell table:formula="of:=[.C221]-[.C220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729" calcext:value-type="float">
            <text:p>19729</text:p>
          </table:table-cell>
          <table:table-cell office:value-type="float" office:value="349.243622" calcext:value-type="float">
            <text:p>349.243622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12.31922" calcext:value-type="float">
            <text:p>12.31922</text:p>
          </table:table-cell>
          <table:table-cell table:formula="of:=[.C222]-[.C22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786" calcext:value-type="float">
            <text:p>19786</text:p>
          </table:table-cell>
          <table:table-cell office:value-type="float" office:value="349.235229" calcext:value-type="float">
            <text:p>349.235229</text:p>
          </table:table-cell>
          <table:table-cell office:value-type="float" office:value="349.063629" calcext:value-type="float">
            <text:p>349.063629</text:p>
          </table:table-cell>
          <table:table-cell office:value-type="float" office:value="12.318924" calcext:value-type="float">
            <text:p>12.318924</text:p>
          </table:table-cell>
          <table:table-cell table:formula="of:=[.C223]-[.C22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843" calcext:value-type="float">
            <text:p>19843</text:p>
          </table:table-cell>
          <table:table-cell office:value-type="float" office:value="349.204315" calcext:value-type="float">
            <text:p>349.204315</text:p>
          </table:table-cell>
          <table:table-cell office:value-type="float" office:value="349.029541" calcext:value-type="float">
            <text:p>349.029541</text:p>
          </table:table-cell>
          <table:table-cell office:value-type="float" office:value="12.317833" calcext:value-type="float">
            <text:p>12.317833</text:p>
          </table:table-cell>
          <table:table-cell table:formula="of:=[.C224]-[.C22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900" calcext:value-type="float">
            <text:p>19900</text:p>
          </table:table-cell>
          <table:table-cell office:value-type="float" office:value="349.218201" calcext:value-type="float">
            <text:p>349.218201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12.318323" calcext:value-type="float">
            <text:p>12.318323</text:p>
          </table:table-cell>
          <table:table-cell table:formula="of:=[.C225]-[.C22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957" calcext:value-type="float">
            <text:p>19957</text:p>
          </table:table-cell>
          <table:table-cell office:value-type="float" office:value="349.245239" calcext:value-type="float">
            <text:p>349.245239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19277" calcext:value-type="float">
            <text:p>12.319277</text:p>
          </table:table-cell>
          <table:table-cell table:formula="of:=[.C226]-[.C22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13" calcext:value-type="float">
            <text:p>20013</text:p>
          </table:table-cell>
          <table:table-cell office:value-type="float" office:value="349.219543" calcext:value-type="float">
            <text:p>349.219543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1837" calcext:value-type="float">
            <text:p>12.31837</text:p>
          </table:table-cell>
          <table:table-cell table:formula="of:=[.C227]-[.C226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70" calcext:value-type="float">
            <text:p>20070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19605" calcext:value-type="float">
            <text:p>12.319605</text:p>
          </table:table-cell>
          <table:table-cell table:formula="of:=[.C228]-[.C22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7" calcext:value-type="float">
            <text:p>20127</text:p>
          </table:table-cell>
          <table:table-cell office:value-type="float" office:value="349.233643" calcext:value-type="float">
            <text:p>349.233643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18868" calcext:value-type="float">
            <text:p>12.318868</text:p>
          </table:table-cell>
          <table:table-cell table:formula="of:=[.C229]-[.C22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4" calcext:value-type="float">
            <text:p>20184</text:p>
          </table:table-cell>
          <table:table-cell office:value-type="float" office:value="349.251373" calcext:value-type="float">
            <text:p>349.251373</text:p>
          </table:table-cell>
          <table:table-cell office:value-type="float" office:value="349.388641" calcext:value-type="float">
            <text:p>349.388641</text:p>
          </table:table-cell>
          <table:table-cell office:value-type="float" office:value="12.319493" calcext:value-type="float">
            <text:p>12.319493</text:p>
          </table:table-cell>
          <table:table-cell table:formula="of:=[.C230]-[.C22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241" calcext:value-type="float">
            <text:p>20241</text:p>
          </table:table-cell>
          <table:table-cell office:value-type="float" office:value="349.242737" calcext:value-type="float">
            <text:p>349.242737</text:p>
          </table:table-cell>
          <table:table-cell office:value-type="float" office:value="349.081818" calcext:value-type="float">
            <text:p>349.081818</text:p>
          </table:table-cell>
          <table:table-cell office:value-type="float" office:value="12.319188" calcext:value-type="float">
            <text:p>12.319188</text:p>
          </table:table-cell>
          <table:table-cell table:formula="of:=[.C231]-[.C23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298" calcext:value-type="float">
            <text:p>20298</text:p>
          </table:table-cell>
          <table:table-cell office:value-type="float" office:value="349.229309" calcext:value-type="float">
            <text:p>349.229309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18715" calcext:value-type="float">
            <text:p>12.318715</text:p>
          </table:table-cell>
          <table:table-cell table:formula="of:=[.C232]-[.C23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355" calcext:value-type="float">
            <text:p>20355</text:p>
          </table:table-cell>
          <table:table-cell office:value-type="float" office:value="349.24411" calcext:value-type="float">
            <text:p>349.24411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12.319237" calcext:value-type="float">
            <text:p>12.319237</text:p>
          </table:table-cell>
          <table:table-cell table:formula="of:=[.C233]-[.C23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411" calcext:value-type="float">
            <text:p>20411</text:p>
          </table:table-cell>
          <table:table-cell office:value-type="float" office:value="349.256836" calcext:value-type="float">
            <text:p>349.256836</text:p>
          </table:table-cell>
          <table:table-cell office:value-type="float" office:value="349.15683" calcext:value-type="float">
            <text:p>349.15683</text:p>
          </table:table-cell>
          <table:table-cell office:value-type="float" office:value="12.319686" calcext:value-type="float">
            <text:p>12.319686</text:p>
          </table:table-cell>
          <table:table-cell table:formula="of:=[.C234]-[.C233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468" calcext:value-type="float">
            <text:p>20468</text:p>
          </table:table-cell>
          <table:table-cell office:value-type="float" office:value="349.261597" calcext:value-type="float">
            <text:p>349.261597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854" calcext:value-type="float">
            <text:p>12.319854</text:p>
          </table:table-cell>
          <table:table-cell table:formula="of:=[.C235]-[.C23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525" calcext:value-type="float">
            <text:p>20525</text:p>
          </table:table-cell>
          <table:table-cell office:value-type="float" office:value="349.242279" calcext:value-type="float">
            <text:p>349.242279</text:p>
          </table:table-cell>
          <table:table-cell office:value-type="float" office:value="349.181824" calcext:value-type="float">
            <text:p>349.181824</text:p>
          </table:table-cell>
          <table:table-cell office:value-type="float" office:value="12.319172" calcext:value-type="float">
            <text:p>12.319172</text:p>
          </table:table-cell>
          <table:table-cell table:formula="of:=[.C236]-[.C23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582" calcext:value-type="float">
            <text:p>20582</text:p>
          </table:table-cell>
          <table:table-cell office:value-type="float" office:value="349.23526" calcext:value-type="float">
            <text:p>349.23526</text:p>
          </table:table-cell>
          <table:table-cell office:value-type="float" office:value="349.202271" calcext:value-type="float">
            <text:p>349.202271</text:p>
          </table:table-cell>
          <table:table-cell office:value-type="float" office:value="12.318925" calcext:value-type="float">
            <text:p>12.318925</text:p>
          </table:table-cell>
          <table:table-cell table:formula="of:=[.C237]-[.C23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639" calcext:value-type="float">
            <text:p>20639</text:p>
          </table:table-cell>
          <table:table-cell office:value-type="float" office:value="349.240051" calcext:value-type="float">
            <text:p>349.240051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19094" calcext:value-type="float">
            <text:p>12.319094</text:p>
          </table:table-cell>
          <table:table-cell table:formula="of:=[.C238]-[.C23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696" calcext:value-type="float">
            <text:p>20696</text:p>
          </table:table-cell>
          <table:table-cell office:value-type="float" office:value="349.225708" calcext:value-type="float">
            <text:p>349.225708</text:p>
          </table:table-cell>
          <table:table-cell office:value-type="float" office:value="349.170441" calcext:value-type="float">
            <text:p>349.170441</text:p>
          </table:table-cell>
          <table:table-cell office:value-type="float" office:value="12.318587" calcext:value-type="float">
            <text:p>12.318587</text:p>
          </table:table-cell>
          <table:table-cell table:formula="of:=[.C239]-[.C23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752" calcext:value-type="float">
            <text:p>20752</text:p>
          </table:table-cell>
          <table:table-cell office:value-type="float" office:value="349.20752" calcext:value-type="float">
            <text:p>349.20752</text:p>
          </table:table-cell>
          <table:table-cell office:value-type="float" office:value="349.206818" calcext:value-type="float">
            <text:p>349.206818</text:p>
          </table:table-cell>
          <table:table-cell office:value-type="float" office:value="12.317946" calcext:value-type="float">
            <text:p>12.317946</text:p>
          </table:table-cell>
          <table:table-cell table:formula="of:=[.C240]-[.C239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809" calcext:value-type="float">
            <text:p>20809</text:p>
          </table:table-cell>
          <table:table-cell office:value-type="float" office:value="349.218414" calcext:value-type="float">
            <text:p>349.218414</text:p>
          </table:table-cell>
          <table:table-cell office:value-type="float" office:value="349.190918" calcext:value-type="float">
            <text:p>349.190918</text:p>
          </table:table-cell>
          <table:table-cell office:value-type="float" office:value="12.318331" calcext:value-type="float">
            <text:p>12.318331</text:p>
          </table:table-cell>
          <table:table-cell table:formula="of:=[.C241]-[.C24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866" calcext:value-type="float">
            <text:p>20866</text:p>
          </table:table-cell>
          <table:table-cell office:value-type="float" office:value="349.205231" calcext:value-type="float">
            <text:p>349.205231</text:p>
          </table:table-cell>
          <table:table-cell office:value-type="float" office:value="349.147736" calcext:value-type="float">
            <text:p>349.147736</text:p>
          </table:table-cell>
          <table:table-cell office:value-type="float" office:value="12.317865" calcext:value-type="float">
            <text:p>12.317865</text:p>
          </table:table-cell>
          <table:table-cell table:formula="of:=[.C242]-[.C24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923" calcext:value-type="float">
            <text:p>20923</text:p>
          </table:table-cell>
          <table:table-cell office:value-type="float" office:value="349.222076" calcext:value-type="float">
            <text:p>349.222076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1846" calcext:value-type="float">
            <text:p>12.31846</text:p>
          </table:table-cell>
          <table:table-cell table:formula="of:=[.C243]-[.C24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980" calcext:value-type="float">
            <text:p>20980</text:p>
          </table:table-cell>
          <table:table-cell office:value-type="float" office:value="349.226807" calcext:value-type="float">
            <text:p>349.226807</text:p>
          </table:table-cell>
          <table:table-cell office:value-type="float" office:value="349.204559" calcext:value-type="float">
            <text:p>349.204559</text:p>
          </table:table-cell>
          <table:table-cell office:value-type="float" office:value="12.318626" calcext:value-type="float">
            <text:p>12.318626</text:p>
          </table:table-cell>
          <table:table-cell table:formula="of:=[.C244]-[.C24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037" calcext:value-type="float">
            <text:p>21037</text:p>
          </table:table-cell>
          <table:table-cell office:value-type="float" office:value="349.220215" calcext:value-type="float">
            <text:p>349.220215</text:p>
          </table:table-cell>
          <table:table-cell office:value-type="float" office:value="349.197723" calcext:value-type="float">
            <text:p>349.197723</text:p>
          </table:table-cell>
          <table:table-cell office:value-type="float" office:value="12.318394" calcext:value-type="float">
            <text:p>12.318394</text:p>
          </table:table-cell>
          <table:table-cell table:formula="of:=[.C245]-[.C24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094" calcext:value-type="float">
            <text:p>21094</text:p>
          </table:table-cell>
          <table:table-cell office:value-type="float" office:value="349.22934" calcext:value-type="float">
            <text:p>349.22934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18716" calcext:value-type="float">
            <text:p>12.318716</text:p>
          </table:table-cell>
          <table:table-cell table:formula="of:=[.C246]-[.C24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150" calcext:value-type="float">
            <text:p>21150</text:p>
          </table:table-cell>
          <table:table-cell office:value-type="float" office:value="349.225708" calcext:value-type="float">
            <text:p>349.225708</text:p>
          </table:table-cell>
          <table:table-cell office:value-type="float" office:value="349.165924" calcext:value-type="float">
            <text:p>349.165924</text:p>
          </table:table-cell>
          <table:table-cell office:value-type="float" office:value="12.318587" calcext:value-type="float">
            <text:p>12.318587</text:p>
          </table:table-cell>
          <table:table-cell table:formula="of:=[.C247]-[.C246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207" calcext:value-type="float">
            <text:p>21207</text:p>
          </table:table-cell>
          <table:table-cell office:value-type="float" office:value="349.232727" calcext:value-type="float">
            <text:p>349.232727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18835" calcext:value-type="float">
            <text:p>12.318835</text:p>
          </table:table-cell>
          <table:table-cell table:formula="of:=[.C248]-[.C24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264" calcext:value-type="float">
            <text:p>21264</text:p>
          </table:table-cell>
          <table:table-cell office:value-type="float" office:value="349.25592" calcext:value-type="float">
            <text:p>349.25592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19654" calcext:value-type="float">
            <text:p>12.319654</text:p>
          </table:table-cell>
          <table:table-cell table:formula="of:=[.C249]-[.C24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321" calcext:value-type="float">
            <text:p>21321</text:p>
          </table:table-cell>
          <table:table-cell office:value-type="float" office:value="349.24707" calcext:value-type="float">
            <text:p>349.24707</text:p>
          </table:table-cell>
          <table:table-cell office:value-type="float" office:value="349.118195" calcext:value-type="float">
            <text:p>349.118195</text:p>
          </table:table-cell>
          <table:table-cell office:value-type="float" office:value="12.319341" calcext:value-type="float">
            <text:p>12.319341</text:p>
          </table:table-cell>
          <table:table-cell table:formula="of:=[.C250]-[.C24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378" calcext:value-type="float">
            <text:p>21378</text:p>
          </table:table-cell>
          <table:table-cell office:value-type="float" office:value="349.27887" calcext:value-type="float">
            <text:p>349.27887</text:p>
          </table:table-cell>
          <table:table-cell office:value-type="float" office:value="349.509094" calcext:value-type="float">
            <text:p>349.509094</text:p>
          </table:table-cell>
          <table:table-cell office:value-type="float" office:value="12.320463" calcext:value-type="float">
            <text:p>12.320463</text:p>
          </table:table-cell>
          <table:table-cell table:formula="of:=[.C251]-[.C25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435" calcext:value-type="float">
            <text:p>21435</text:p>
          </table:table-cell>
          <table:table-cell office:value-type="float" office:value="349.260468" calcext:value-type="float">
            <text:p>349.260468</text:p>
          </table:table-cell>
          <table:table-cell office:value-type="float" office:value="348.963623" calcext:value-type="float">
            <text:p>348.963623</text:p>
          </table:table-cell>
          <table:table-cell office:value-type="float" office:value="12.319814" calcext:value-type="float">
            <text:p>12.319814</text:p>
          </table:table-cell>
          <table:table-cell table:formula="of:=[.C252]-[.C25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492" calcext:value-type="float">
            <text:p>21492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349.411377" calcext:value-type="float">
            <text:p>349.411377</text:p>
          </table:table-cell>
          <table:table-cell office:value-type="float" office:value="12.319925" calcext:value-type="float">
            <text:p>12.319925</text:p>
          </table:table-cell>
          <table:table-cell table:formula="of:=[.C253]-[.C25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548" calcext:value-type="float">
            <text:p>21548</text:p>
          </table:table-cell>
          <table:table-cell office:value-type="float" office:value="349.244781" calcext:value-type="float">
            <text:p>349.244781</text:p>
          </table:table-cell>
          <table:table-cell office:value-type="float" office:value="349.0159" calcext:value-type="float">
            <text:p>349.0159</text:p>
          </table:table-cell>
          <table:table-cell office:value-type="float" office:value="12.319261" calcext:value-type="float">
            <text:p>12.319261</text:p>
          </table:table-cell>
          <table:table-cell table:formula="of:=[.C254]-[.C253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605" calcext:value-type="float">
            <text:p>21605</text:p>
          </table:table-cell>
          <table:table-cell office:value-type="float" office:value="349.26181" calcext:value-type="float">
            <text:p>349.26181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19861" calcext:value-type="float">
            <text:p>12.319861</text:p>
          </table:table-cell>
          <table:table-cell table:formula="of:=[.C255]-[.C25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662" calcext:value-type="float">
            <text:p>21662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0247" calcext:value-type="float">
            <text:p>12.320247</text:p>
          </table:table-cell>
          <table:table-cell table:formula="of:=[.C256]-[.C25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719" calcext:value-type="float">
            <text:p>21719</text:p>
          </table:table-cell>
          <table:table-cell office:value-type="float" office:value="349.272278" calcext:value-type="float">
            <text:p>349.272278</text:p>
          </table:table-cell>
          <table:table-cell office:value-type="float" office:value="349.161377" calcext:value-type="float">
            <text:p>349.161377</text:p>
          </table:table-cell>
          <table:table-cell office:value-type="float" office:value="12.32023" calcext:value-type="float">
            <text:p>12.32023</text:p>
          </table:table-cell>
          <table:table-cell table:formula="of:=[.C257]-[.C25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776" calcext:value-type="float">
            <text:p>21776</text:p>
          </table:table-cell>
          <table:table-cell office:value-type="float" office:value="349.267517" calcext:value-type="float">
            <text:p>349.267517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0063" calcext:value-type="float">
            <text:p>12.320063</text:p>
          </table:table-cell>
          <table:table-cell table:formula="of:=[.C258]-[.C25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833" calcext:value-type="float">
            <text:p>21833</text:p>
          </table:table-cell>
          <table:table-cell office:value-type="float" office:value="349.242493" calcext:value-type="float">
            <text:p>349.242493</text:p>
          </table:table-cell>
          <table:table-cell office:value-type="float" office:value="349.152283" calcext:value-type="float">
            <text:p>349.152283</text:p>
          </table:table-cell>
          <table:table-cell office:value-type="float" office:value="12.31918" calcext:value-type="float">
            <text:p>12.31918</text:p>
          </table:table-cell>
          <table:table-cell table:formula="of:=[.C259]-[.C25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889" calcext:value-type="float">
            <text:p>21889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12.319524" calcext:value-type="float">
            <text:p>12.319524</text:p>
          </table:table-cell>
          <table:table-cell table:formula="of:=[.C260]-[.C259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946" calcext:value-type="float">
            <text:p>21946</text:p>
          </table:table-cell>
          <table:table-cell office:value-type="float" office:value="349.231384" calcext:value-type="float">
            <text:p>349.231384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18788" calcext:value-type="float">
            <text:p>12.318788</text:p>
          </table:table-cell>
          <table:table-cell table:formula="of:=[.C261]-[.C26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003" calcext:value-type="float">
            <text:p>22003</text:p>
          </table:table-cell>
          <table:table-cell office:value-type="float" office:value="349.238861" calcext:value-type="float">
            <text:p>349.238861</text:p>
          </table:table-cell>
          <table:table-cell office:value-type="float" office:value="349.038635" calcext:value-type="float">
            <text:p>349.038635</text:p>
          </table:table-cell>
          <table:table-cell office:value-type="float" office:value="12.319052" calcext:value-type="float">
            <text:p>12.319052</text:p>
          </table:table-cell>
          <table:table-cell table:formula="of:=[.C262]-[.C26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060" calcext:value-type="float">
            <text:p>22060</text:p>
          </table:table-cell>
          <table:table-cell office:value-type="float" office:value="349.236359" calcext:value-type="float">
            <text:p>349.236359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12.318963" calcext:value-type="float">
            <text:p>12.318963</text:p>
          </table:table-cell>
          <table:table-cell table:formula="of:=[.C263]-[.C26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117" calcext:value-type="float">
            <text:p>22117</text:p>
          </table:table-cell>
          <table:table-cell office:value-type="float" office:value="349.267517" calcext:value-type="float">
            <text:p>349.267517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0063" calcext:value-type="float">
            <text:p>12.320063</text:p>
          </table:table-cell>
          <table:table-cell table:formula="of:=[.C264]-[.C26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174" calcext:value-type="float">
            <text:p>22174</text:p>
          </table:table-cell>
          <table:table-cell office:value-type="float" office:value="349.239777" calcext:value-type="float">
            <text:p>349.239777</text:p>
          </table:table-cell>
          <table:table-cell office:value-type="float" office:value="349.090912" calcext:value-type="float">
            <text:p>349.090912</text:p>
          </table:table-cell>
          <table:table-cell office:value-type="float" office:value="12.319084" calcext:value-type="float">
            <text:p>12.319084</text:p>
          </table:table-cell>
          <table:table-cell table:formula="of:=[.C265]-[.C26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231" calcext:value-type="float">
            <text:p>22231</text:p>
          </table:table-cell>
          <table:table-cell office:value-type="float" office:value="349.228638" calcext:value-type="float">
            <text:p>349.228638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12.318691" calcext:value-type="float">
            <text:p>12.318691</text:p>
          </table:table-cell>
          <table:table-cell table:formula="of:=[.C266]-[.C26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287" calcext:value-type="float">
            <text:p>22287</text:p>
          </table:table-cell>
          <table:table-cell office:value-type="float" office:value="349.22226" calcext:value-type="float">
            <text:p>349.22226</text:p>
          </table:table-cell>
          <table:table-cell office:value-type="float" office:value="349.097717" calcext:value-type="float">
            <text:p>349.097717</text:p>
          </table:table-cell>
          <table:table-cell office:value-type="float" office:value="12.318466" calcext:value-type="float">
            <text:p>12.318466</text:p>
          </table:table-cell>
          <table:table-cell table:formula="of:=[.C267]-[.C266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344" calcext:value-type="float">
            <text:p>22344</text:p>
          </table:table-cell>
          <table:table-cell office:value-type="float" office:value="349.210205" calcext:value-type="float">
            <text:p>349.210205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12.318041" calcext:value-type="float">
            <text:p>12.318041</text:p>
          </table:table-cell>
          <table:table-cell table:formula="of:=[.C268]-[.C26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401" calcext:value-type="float">
            <text:p>22401</text:p>
          </table:table-cell>
          <table:table-cell office:value-type="float" office:value="349.216553" calcext:value-type="float">
            <text:p>349.216553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12.318265" calcext:value-type="float">
            <text:p>12.318265</text:p>
          </table:table-cell>
          <table:table-cell table:formula="of:=[.C269]-[.C26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458" calcext:value-type="float">
            <text:p>22458</text:p>
          </table:table-cell>
          <table:table-cell office:value-type="float" office:value="349.218842" calcext:value-type="float">
            <text:p>349.218842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12.318345" calcext:value-type="float">
            <text:p>12.318345</text:p>
          </table:table-cell>
          <table:table-cell table:formula="of:=[.C270]-[.C26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515" calcext:value-type="float">
            <text:p>22515</text:p>
          </table:table-cell>
          <table:table-cell office:value-type="float" office:value="349.21637" calcext:value-type="float">
            <text:p>349.21637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18258" calcext:value-type="float">
            <text:p>12.318258</text:p>
          </table:table-cell>
          <table:table-cell table:formula="of:=[.C271]-[.C27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572" calcext:value-type="float">
            <text:p>22572</text:p>
          </table:table-cell>
          <table:table-cell office:value-type="float" office:value="349.252686" calcext:value-type="float">
            <text:p>349.252686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19539" calcext:value-type="float">
            <text:p>12.319539</text:p>
          </table:table-cell>
          <table:table-cell table:formula="of:=[.C272]-[.C27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628" calcext:value-type="float">
            <text:p>22628</text:p>
          </table:table-cell>
          <table:table-cell office:value-type="float" office:value="349.225189" calcext:value-type="float">
            <text:p>349.225189</text:p>
          </table:table-cell>
          <table:table-cell office:value-type="float" office:value="349.111359" calcext:value-type="float">
            <text:p>349.111359</text:p>
          </table:table-cell>
          <table:table-cell office:value-type="float" office:value="12.318569" calcext:value-type="float">
            <text:p>12.318569</text:p>
          </table:table-cell>
          <table:table-cell table:formula="of:=[.C273]-[.C272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685" calcext:value-type="float">
            <text:p>22685</text:p>
          </table:table-cell>
          <table:table-cell office:value-type="float" office:value="349.215424" calcext:value-type="float">
            <text:p>349.215424</text:p>
          </table:table-cell>
          <table:table-cell office:value-type="float" office:value="349.229553" calcext:value-type="float">
            <text:p>349.229553</text:p>
          </table:table-cell>
          <table:table-cell office:value-type="float" office:value="12.318225" calcext:value-type="float">
            <text:p>12.318225</text:p>
          </table:table-cell>
          <table:table-cell table:formula="of:=[.C274]-[.C27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742" calcext:value-type="float">
            <text:p>22742</text:p>
          </table:table-cell>
          <table:table-cell office:value-type="float" office:value="349.229736" calcext:value-type="float">
            <text:p>349.229736</text:p>
          </table:table-cell>
          <table:table-cell office:value-type="float" office:value="349.2341" calcext:value-type="float">
            <text:p>349.2341</text:p>
          </table:table-cell>
          <table:table-cell office:value-type="float" office:value="12.318729" calcext:value-type="float">
            <text:p>12.318729</text:p>
          </table:table-cell>
          <table:table-cell table:formula="of:=[.C275]-[.C27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799" calcext:value-type="float">
            <text:p>22799</text:p>
          </table:table-cell>
          <table:table-cell office:value-type="float" office:value="349.244293" calcext:value-type="float">
            <text:p>349.244293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12.319243" calcext:value-type="float">
            <text:p>12.319243</text:p>
          </table:table-cell>
          <table:table-cell table:formula="of:=[.C276]-[.C27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856" calcext:value-type="float">
            <text:p>22856</text:p>
          </table:table-cell>
          <table:table-cell office:value-type="float" office:value="349.234528" calcext:value-type="float">
            <text:p>349.234528</text:p>
          </table:table-cell>
          <table:table-cell office:value-type="float" office:value="349" calcext:value-type="float">
            <text:p>349</text:p>
          </table:table-cell>
          <table:table-cell office:value-type="float" office:value="12.318899" calcext:value-type="float">
            <text:p>12.318899</text:p>
          </table:table-cell>
          <table:table-cell table:formula="of:=[.C277]-[.C27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913" calcext:value-type="float">
            <text:p>22913</text:p>
          </table:table-cell>
          <table:table-cell office:value-type="float" office:value="349.238861" calcext:value-type="float">
            <text:p>349.238861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19052" calcext:value-type="float">
            <text:p>12.319052</text:p>
          </table:table-cell>
          <table:table-cell table:formula="of:=[.C278]-[.C27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970" calcext:value-type="float">
            <text:p>22970</text:p>
          </table:table-cell>
          <table:table-cell office:value-type="float" office:value="349.241364" calcext:value-type="float">
            <text:p>349.241364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12.319139" calcext:value-type="float">
            <text:p>12.319139</text:p>
          </table:table-cell>
          <table:table-cell table:formula="of:=[.C279]-[.C27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026" calcext:value-type="float">
            <text:p>23026</text:p>
          </table:table-cell>
          <table:table-cell office:value-type="float" office:value="349.237732" calcext:value-type="float">
            <text:p>349.237732</text:p>
          </table:table-cell>
          <table:table-cell office:value-type="float" office:value="349.202271" calcext:value-type="float">
            <text:p>349.202271</text:p>
          </table:table-cell>
          <table:table-cell office:value-type="float" office:value="12.319012" calcext:value-type="float">
            <text:p>12.319012</text:p>
          </table:table-cell>
          <table:table-cell table:formula="of:=[.C280]-[.C279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083" calcext:value-type="float">
            <text:p>23083</text:p>
          </table:table-cell>
          <table:table-cell office:value-type="float" office:value="349.219574" calcext:value-type="float">
            <text:p>349.219574</text:p>
          </table:table-cell>
          <table:table-cell office:value-type="float" office:value="349.09317" calcext:value-type="float">
            <text:p>349.09317</text:p>
          </table:table-cell>
          <table:table-cell office:value-type="float" office:value="12.318371" calcext:value-type="float">
            <text:p>12.318371</text:p>
          </table:table-cell>
          <table:table-cell table:formula="of:=[.C281]-[.C28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140" calcext:value-type="float">
            <text:p>23140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18242" calcext:value-type="float">
            <text:p>12.318242</text:p>
          </table:table-cell>
          <table:table-cell table:formula="of:=[.C282]-[.C28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197" calcext:value-type="float">
            <text:p>23197</text:p>
          </table:table-cell>
          <table:table-cell office:value-type="float" office:value="349.227539" calcext:value-type="float">
            <text:p>349.227539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12.318652" calcext:value-type="float">
            <text:p>12.318652</text:p>
          </table:table-cell>
          <table:table-cell table:formula="of:=[.C283]-[.C28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254" calcext:value-type="float">
            <text:p>23254</text:p>
          </table:table-cell>
          <table:table-cell office:value-type="float" office:value="349.227539" calcext:value-type="float">
            <text:p>349.227539</text:p>
          </table:table-cell>
          <table:table-cell office:value-type="float" office:value="349.229553" calcext:value-type="float">
            <text:p>349.229553</text:p>
          </table:table-cell>
          <table:table-cell office:value-type="float" office:value="12.318652" calcext:value-type="float">
            <text:p>12.318652</text:p>
          </table:table-cell>
          <table:table-cell table:formula="of:=[.C284]-[.C28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311" calcext:value-type="float">
            <text:p>23311</text:p>
          </table:table-cell>
          <table:table-cell office:value-type="float" office:value="349.200012" calcext:value-type="float">
            <text:p>349.200012</text:p>
          </table:table-cell>
          <table:table-cell office:value-type="float" office:value="348.959076" calcext:value-type="float">
            <text:p>348.959076</text:p>
          </table:table-cell>
          <table:table-cell office:value-type="float" office:value="12.317681" calcext:value-type="float">
            <text:p>12.317681</text:p>
          </table:table-cell>
          <table:table-cell table:formula="of:=[.C285]-[.C28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367" calcext:value-type="float">
            <text:p>23367</text:p>
          </table:table-cell>
          <table:table-cell office:value-type="float" office:value="349.22818" calcext:value-type="float">
            <text:p>349.22818</text:p>
          </table:table-cell>
          <table:table-cell office:value-type="float" office:value="349.697723" calcext:value-type="float">
            <text:p>349.697723</text:p>
          </table:table-cell>
          <table:table-cell office:value-type="float" office:value="12.318675" calcext:value-type="float">
            <text:p>12.318675</text:p>
          </table:table-cell>
          <table:table-cell table:formula="of:=[.C286]-[.C285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424" calcext:value-type="float">
            <text:p>23424</text:p>
          </table:table-cell>
          <table:table-cell office:value-type="float" office:value="349.210449" calcext:value-type="float">
            <text:p>349.210449</text:p>
          </table:table-cell>
          <table:table-cell office:value-type="float" office:value="348.822723" calcext:value-type="float">
            <text:p>348.822723</text:p>
          </table:table-cell>
          <table:table-cell office:value-type="float" office:value="12.318049" calcext:value-type="float">
            <text:p>12.318049</text:p>
          </table:table-cell>
          <table:table-cell table:formula="of:=[.C287]-[.C28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481" calcext:value-type="float">
            <text:p>23481</text:p>
          </table:table-cell>
          <table:table-cell office:value-type="float" office:value="349.211609" calcext:value-type="float">
            <text:p>349.211609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1809" calcext:value-type="float">
            <text:p>12.31809</text:p>
          </table:table-cell>
          <table:table-cell table:formula="of:=[.C288]-[.C28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538" calcext:value-type="float">
            <text:p>23538</text:p>
          </table:table-cell>
          <table:table-cell office:value-type="float" office:value="349.217529" calcext:value-type="float">
            <text:p>349.217529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18299" calcext:value-type="float">
            <text:p>12.318299</text:p>
          </table:table-cell>
          <table:table-cell table:formula="of:=[.C289]-[.C28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595" calcext:value-type="float">
            <text:p>23595</text:p>
          </table:table-cell>
          <table:table-cell office:value-type="float" office:value="349.205475" calcext:value-type="float">
            <text:p>349.205475</text:p>
          </table:table-cell>
          <table:table-cell office:value-type="float" office:value="349.081818" calcext:value-type="float">
            <text:p>349.081818</text:p>
          </table:table-cell>
          <table:table-cell office:value-type="float" office:value="12.317874" calcext:value-type="float">
            <text:p>12.317874</text:p>
          </table:table-cell>
          <table:table-cell table:formula="of:=[.C290]-[.C28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652" calcext:value-type="float">
            <text:p>23652</text:p>
          </table:table-cell>
          <table:table-cell office:value-type="float" office:value="349.216614" calcext:value-type="float">
            <text:p>349.216614</text:p>
          </table:table-cell>
          <table:table-cell office:value-type="float" office:value="349.204559" calcext:value-type="float">
            <text:p>349.204559</text:p>
          </table:table-cell>
          <table:table-cell office:value-type="float" office:value="12.318267" calcext:value-type="float">
            <text:p>12.318267</text:p>
          </table:table-cell>
          <table:table-cell table:formula="of:=[.C291]-[.C29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709" calcext:value-type="float">
            <text:p>23709</text:p>
          </table:table-cell>
          <table:table-cell office:value-type="float" office:value="349.204773" calcext:value-type="float">
            <text:p>349.204773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7849" calcext:value-type="float">
            <text:p>12.317849</text:p>
          </table:table-cell>
          <table:table-cell table:formula="of:=[.C292]-[.C29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765" calcext:value-type="float">
            <text:p>23765</text:p>
          </table:table-cell>
          <table:table-cell office:value-type="float" office:value="349.212036" calcext:value-type="float">
            <text:p>349.212036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18106" calcext:value-type="float">
            <text:p>12.318106</text:p>
          </table:table-cell>
          <table:table-cell table:formula="of:=[.C293]-[.C292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822" calcext:value-type="float">
            <text:p>23822</text:p>
          </table:table-cell>
          <table:table-cell office:value-type="float" office:value="349.201355" calcext:value-type="float">
            <text:p>349.201355</text:p>
          </table:table-cell>
          <table:table-cell office:value-type="float" office:value="349.122742" calcext:value-type="float">
            <text:p>349.122742</text:p>
          </table:table-cell>
          <table:table-cell office:value-type="float" office:value="12.317729" calcext:value-type="float">
            <text:p>12.317729</text:p>
          </table:table-cell>
          <table:table-cell table:formula="of:=[.C294]-[.C29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879" calcext:value-type="float">
            <text:p>23879</text:p>
          </table:table-cell>
          <table:table-cell office:value-type="float" office:value="349.245239" calcext:value-type="float">
            <text:p>349.245239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19277" calcext:value-type="float">
            <text:p>12.319277</text:p>
          </table:table-cell>
          <table:table-cell table:formula="of:=[.C295]-[.C29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936" calcext:value-type="float">
            <text:p>23936</text:p>
          </table:table-cell>
          <table:table-cell office:value-type="float" office:value="349.208862" calcext:value-type="float">
            <text:p>349.208862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17993" calcext:value-type="float">
            <text:p>12.317993</text:p>
          </table:table-cell>
          <table:table-cell table:formula="of:=[.C296]-[.C29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993" calcext:value-type="float">
            <text:p>23993</text:p>
          </table:table-cell>
          <table:table-cell office:value-type="float" office:value="349.250214" calcext:value-type="float">
            <text:p>349.250214</text:p>
          </table:table-cell>
          <table:table-cell office:value-type="float" office:value="349.236359" calcext:value-type="float">
            <text:p>349.236359</text:p>
          </table:table-cell>
          <table:table-cell office:value-type="float" office:value="12.319452" calcext:value-type="float">
            <text:p>12.319452</text:p>
          </table:table-cell>
          <table:table-cell table:formula="of:=[.C297]-[.C29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050" calcext:value-type="float">
            <text:p>24050</text:p>
          </table:table-cell>
          <table:table-cell office:value-type="float" office:value="349.249084" calcext:value-type="float">
            <text:p>349.249084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19412" calcext:value-type="float">
            <text:p>12.319412</text:p>
          </table:table-cell>
          <table:table-cell table:formula="of:=[.C298]-[.C29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107" calcext:value-type="float">
            <text:p>24107</text:p>
          </table:table-cell>
          <table:table-cell office:value-type="float" office:value="349.234314" calcext:value-type="float">
            <text:p>349.234314</text:p>
          </table:table-cell>
          <table:table-cell office:value-type="float" office:value="349.152283" calcext:value-type="float">
            <text:p>349.152283</text:p>
          </table:table-cell>
          <table:table-cell office:value-type="float" office:value="12.318892" calcext:value-type="float">
            <text:p>12.318892</text:p>
          </table:table-cell>
          <table:table-cell table:formula="of:=[.C299]-[.C29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163" calcext:value-type="float">
            <text:p>24163</text:p>
          </table:table-cell>
          <table:table-cell office:value-type="float" office:value="349.230438" calcext:value-type="float">
            <text:p>349.230438</text:p>
          </table:table-cell>
          <table:table-cell office:value-type="float" office:value="349.043182" calcext:value-type="float">
            <text:p>349.043182</text:p>
          </table:table-cell>
          <table:table-cell office:value-type="float" office:value="12.318754" calcext:value-type="float">
            <text:p>12.318754</text:p>
          </table:table-cell>
          <table:table-cell table:formula="of:=[.C300]-[.C299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220" calcext:value-type="float">
            <text:p>24220</text:p>
          </table:table-cell>
          <table:table-cell office:value-type="float" office:value="349.221832" calcext:value-type="float">
            <text:p>349.221832</text:p>
          </table:table-cell>
          <table:table-cell office:value-type="float" office:value="349.118195" calcext:value-type="float">
            <text:p>349.118195</text:p>
          </table:table-cell>
          <table:table-cell office:value-type="float" office:value="12.318451" calcext:value-type="float">
            <text:p>12.318451</text:p>
          </table:table-cell>
          <table:table-cell table:formula="of:=[.C301]-[.C30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277" calcext:value-type="float">
            <text:p>24277</text:p>
          </table:table-cell>
          <table:table-cell office:value-type="float" office:value="349.208649" calcext:value-type="float">
            <text:p>349.208649</text:p>
          </table:table-cell>
          <table:table-cell office:value-type="float" office:value="349.115906" calcext:value-type="float">
            <text:p>349.115906</text:p>
          </table:table-cell>
          <table:table-cell office:value-type="float" office:value="12.317986" calcext:value-type="float">
            <text:p>12.317986</text:p>
          </table:table-cell>
          <table:table-cell table:formula="of:=[.C302]-[.C30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334" calcext:value-type="float">
            <text:p>24334</text:p>
          </table:table-cell>
          <table:table-cell office:value-type="float" office:value="349.213867" calcext:value-type="float">
            <text:p>349.213867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1817" calcext:value-type="float">
            <text:p>12.31817</text:p>
          </table:table-cell>
          <table:table-cell table:formula="of:=[.C303]-[.C30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391" calcext:value-type="float">
            <text:p>24391</text:p>
          </table:table-cell>
          <table:table-cell office:value-type="float" office:value="349.213409" calcext:value-type="float">
            <text:p>349.213409</text:p>
          </table:table-cell>
          <table:table-cell office:value-type="float" office:value="349.118195" calcext:value-type="float">
            <text:p>349.118195</text:p>
          </table:table-cell>
          <table:table-cell office:value-type="float" office:value="12.318153" calcext:value-type="float">
            <text:p>12.318153</text:p>
          </table:table-cell>
          <table:table-cell table:formula="of:=[.C304]-[.C30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448" calcext:value-type="float">
            <text:p>24448</text:p>
          </table:table-cell>
          <table:table-cell office:value-type="float" office:value="349.185699" calcext:value-type="float">
            <text:p>349.185699</text:p>
          </table:table-cell>
          <table:table-cell office:value-type="float" office:value="349.120453" calcext:value-type="float">
            <text:p>349.120453</text:p>
          </table:table-cell>
          <table:table-cell office:value-type="float" office:value="12.317177" calcext:value-type="float">
            <text:p>12.317177</text:p>
          </table:table-cell>
          <table:table-cell table:formula="of:=[.C305]-[.C30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504" calcext:value-type="float">
            <text:p>24504</text:p>
          </table:table-cell>
          <table:table-cell office:value-type="float" office:value="349.158417" calcext:value-type="float">
            <text:p>349.158417</text:p>
          </table:table-cell>
          <table:table-cell office:value-type="float" office:value="349.061371" calcext:value-type="float">
            <text:p>349.061371</text:p>
          </table:table-cell>
          <table:table-cell office:value-type="float" office:value="12.316214" calcext:value-type="float">
            <text:p>12.316214</text:p>
          </table:table-cell>
          <table:table-cell table:formula="of:=[.C306]-[.C305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561" calcext:value-type="float">
            <text:p>24561</text:p>
          </table:table-cell>
          <table:table-cell office:value-type="float" office:value="349.172974" calcext:value-type="float">
            <text:p>349.172974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16728" calcext:value-type="float">
            <text:p>12.316728</text:p>
          </table:table-cell>
          <table:table-cell table:formula="of:=[.C307]-[.C30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618" calcext:value-type="float">
            <text:p>24618</text:p>
          </table:table-cell>
          <table:table-cell office:value-type="float" office:value="349.165955" calcext:value-type="float">
            <text:p>349.165955</text:p>
          </table:table-cell>
          <table:table-cell office:value-type="float" office:value="349.195465" calcext:value-type="float">
            <text:p>349.195465</text:p>
          </table:table-cell>
          <table:table-cell office:value-type="float" office:value="12.31648" calcext:value-type="float">
            <text:p>12.31648</text:p>
          </table:table-cell>
          <table:table-cell table:formula="of:=[.C308]-[.C30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675" calcext:value-type="float">
            <text:p>24675</text:p>
          </table:table-cell>
          <table:table-cell office:value-type="float" office:value="349.202515" calcext:value-type="float">
            <text:p>349.202515</text:p>
          </table:table-cell>
          <table:table-cell office:value-type="float" office:value="349.518188" calcext:value-type="float">
            <text:p>349.518188</text:p>
          </table:table-cell>
          <table:table-cell office:value-type="float" office:value="12.317769" calcext:value-type="float">
            <text:p>12.317769</text:p>
          </table:table-cell>
          <table:table-cell table:formula="of:=[.C309]-[.C30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732" calcext:value-type="float">
            <text:p>24732</text:p>
          </table:table-cell>
          <table:table-cell office:value-type="float" office:value="349.236145" calcext:value-type="float">
            <text:p>349.236145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18955" calcext:value-type="float">
            <text:p>12.318955</text:p>
          </table:table-cell>
          <table:table-cell table:formula="of:=[.C310]-[.C30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789" calcext:value-type="float">
            <text:p>24789</text:p>
          </table:table-cell>
          <table:table-cell office:value-type="float" office:value="349.253448" calcext:value-type="float">
            <text:p>349.253448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12.319566" calcext:value-type="float">
            <text:p>12.319566</text:p>
          </table:table-cell>
          <table:table-cell table:formula="of:=[.C311]-[.C31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846" calcext:value-type="float">
            <text:p>24846</text:p>
          </table:table-cell>
          <table:table-cell office:value-type="float" office:value="349.27298" calcext:value-type="float">
            <text:p>349.27298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0255" calcext:value-type="float">
            <text:p>12.320255</text:p>
          </table:table-cell>
          <table:table-cell table:formula="of:=[.C312]-[.C31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902" calcext:value-type="float">
            <text:p>24902</text:p>
          </table:table-cell>
          <table:table-cell office:value-type="float" office:value="349.253204" calcext:value-type="float">
            <text:p>349.253204</text:p>
          </table:table-cell>
          <table:table-cell office:value-type="float" office:value="349.154541" calcext:value-type="float">
            <text:p>349.154541</text:p>
          </table:table-cell>
          <table:table-cell office:value-type="float" office:value="12.319557" calcext:value-type="float">
            <text:p>12.319557</text:p>
          </table:table-cell>
          <table:table-cell table:formula="of:=[.C313]-[.C312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959" calcext:value-type="float">
            <text:p>24959</text:p>
          </table:table-cell>
          <table:table-cell office:value-type="float" office:value="349.247528" calcext:value-type="float">
            <text:p>349.247528</text:p>
          </table:table-cell>
          <table:table-cell office:value-type="float" office:value="349.061371" calcext:value-type="float">
            <text:p>349.061371</text:p>
          </table:table-cell>
          <table:table-cell office:value-type="float" office:value="12.319357" calcext:value-type="float">
            <text:p>12.319357</text:p>
          </table:table-cell>
          <table:table-cell table:formula="of:=[.C314]-[.C31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016" calcext:value-type="float">
            <text:p>25016</text:p>
          </table:table-cell>
          <table:table-cell office:value-type="float" office:value="349.245483" calcext:value-type="float">
            <text:p>349.245483</text:p>
          </table:table-cell>
          <table:table-cell office:value-type="float" office:value="349.100006" calcext:value-type="float">
            <text:p>349.100006</text:p>
          </table:table-cell>
          <table:table-cell office:value-type="float" office:value="12.319285" calcext:value-type="float">
            <text:p>12.319285</text:p>
          </table:table-cell>
          <table:table-cell table:formula="of:=[.C315]-[.C31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073" calcext:value-type="float">
            <text:p>25073</text:p>
          </table:table-cell>
          <table:table-cell office:value-type="float" office:value="349.252747" calcext:value-type="float">
            <text:p>349.252747</text:p>
          </table:table-cell>
          <table:table-cell office:value-type="float" office:value="349.134094" calcext:value-type="float">
            <text:p>349.134094</text:p>
          </table:table-cell>
          <table:table-cell office:value-type="float" office:value="12.319541" calcext:value-type="float">
            <text:p>12.319541</text:p>
          </table:table-cell>
          <table:table-cell table:formula="of:=[.C316]-[.C31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130" calcext:value-type="float">
            <text:p>25130</text:p>
          </table:table-cell>
          <table:table-cell office:value-type="float" office:value="349.21637" calcext:value-type="float">
            <text:p>349.21637</text:p>
          </table:table-cell>
          <table:table-cell office:value-type="float" office:value="349.018188" calcext:value-type="float">
            <text:p>349.018188</text:p>
          </table:table-cell>
          <table:table-cell office:value-type="float" office:value="12.318258" calcext:value-type="float">
            <text:p>12.318258</text:p>
          </table:table-cell>
          <table:table-cell table:formula="of:=[.C317]-[.C31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187" calcext:value-type="float">
            <text:p>25187</text:p>
          </table:table-cell>
          <table:table-cell office:value-type="float" office:value="349.226837" calcext:value-type="float">
            <text:p>349.226837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18627" calcext:value-type="float">
            <text:p>12.318627</text:p>
          </table:table-cell>
          <table:table-cell table:formula="of:=[.C318]-[.C31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243" calcext:value-type="float">
            <text:p>25243</text:p>
          </table:table-cell>
          <table:table-cell office:value-type="float" office:value="349.192932" calcext:value-type="float">
            <text:p>349.192932</text:p>
          </table:table-cell>
          <table:table-cell office:value-type="float" office:value="349.179535" calcext:value-type="float">
            <text:p>349.179535</text:p>
          </table:table-cell>
          <table:table-cell office:value-type="float" office:value="12.317431" calcext:value-type="float">
            <text:p>12.317431</text:p>
          </table:table-cell>
          <table:table-cell table:formula="of:=[.C319]-[.C318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300" calcext:value-type="float">
            <text:p>25300</text:p>
          </table:table-cell>
          <table:table-cell office:value-type="float" office:value="349.183411" calcext:value-type="float">
            <text:p>349.183411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12.317096" calcext:value-type="float">
            <text:p>12.317096</text:p>
          </table:table-cell>
          <table:table-cell table:formula="of:=[.C320]-[.C31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357" calcext:value-type="float">
            <text:p>25357</text:p>
          </table:table-cell>
          <table:table-cell office:value-type="float" office:value="349.164795" calcext:value-type="float">
            <text:p>349.164795</text:p>
          </table:table-cell>
          <table:table-cell office:value-type="float" office:value="349.104553" calcext:value-type="float">
            <text:p>349.104553</text:p>
          </table:table-cell>
          <table:table-cell office:value-type="float" office:value="12.316439" calcext:value-type="float">
            <text:p>12.316439</text:p>
          </table:table-cell>
          <table:table-cell table:formula="of:=[.C321]-[.C32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414" calcext:value-type="float">
            <text:p>25414</text:p>
          </table:table-cell>
          <table:table-cell office:value-type="float" office:value="349.164124" calcext:value-type="float">
            <text:p>349.164124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16415" calcext:value-type="float">
            <text:p>12.316415</text:p>
          </table:table-cell>
          <table:table-cell table:formula="of:=[.C322]-[.C32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471" calcext:value-type="float">
            <text:p>25471</text:p>
          </table:table-cell>
          <table:table-cell office:value-type="float" office:value="349.175446" calcext:value-type="float">
            <text:p>349.175446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12.316814" calcext:value-type="float">
            <text:p>12.316814</text:p>
          </table:table-cell>
          <table:table-cell table:formula="of:=[.C323]-[.C32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528" calcext:value-type="float">
            <text:p>25528</text:p>
          </table:table-cell>
          <table:table-cell office:value-type="float" office:value="349.202484" calcext:value-type="float">
            <text:p>349.202484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17768" calcext:value-type="float">
            <text:p>12.317768</text:p>
          </table:table-cell>
          <table:table-cell table:formula="of:=[.C324]-[.C32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585" calcext:value-type="float">
            <text:p>25585</text:p>
          </table:table-cell>
          <table:table-cell office:value-type="float" office:value="349.216797" calcext:value-type="float">
            <text:p>349.216797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8274" calcext:value-type="float">
            <text:p>12.318274</text:p>
          </table:table-cell>
          <table:table-cell table:formula="of:=[.C325]-[.C32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641" calcext:value-type="float">
            <text:p>25641</text:p>
          </table:table-cell>
          <table:table-cell office:value-type="float" office:value="349.223877" calcext:value-type="float">
            <text:p>349.223877</text:p>
          </table:table-cell>
          <table:table-cell office:value-type="float" office:value="349.204559" calcext:value-type="float">
            <text:p>349.204559</text:p>
          </table:table-cell>
          <table:table-cell office:value-type="float" office:value="12.318523" calcext:value-type="float">
            <text:p>12.318523</text:p>
          </table:table-cell>
          <table:table-cell table:formula="of:=[.C326]-[.C325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698" calcext:value-type="float">
            <text:p>25698</text:p>
          </table:table-cell>
          <table:table-cell office:value-type="float" office:value="349.248627" calcext:value-type="float">
            <text:p>349.248627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19396" calcext:value-type="float">
            <text:p>12.319396</text:p>
          </table:table-cell>
          <table:table-cell table:formula="of:=[.C327]-[.C32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755" calcext:value-type="float">
            <text:p>25755</text:p>
          </table:table-cell>
          <table:table-cell office:value-type="float" office:value="349.240662" calcext:value-type="float">
            <text:p>349.240662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12.319115" calcext:value-type="float">
            <text:p>12.319115</text:p>
          </table:table-cell>
          <table:table-cell table:formula="of:=[.C328]-[.C32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812" calcext:value-type="float">
            <text:p>25812</text:p>
          </table:table-cell>
          <table:table-cell office:value-type="float" office:value="349.24704" calcext:value-type="float">
            <text:p>349.24704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934" calcext:value-type="float">
            <text:p>12.31934</text:p>
          </table:table-cell>
          <table:table-cell table:formula="of:=[.C329]-[.C32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869" calcext:value-type="float">
            <text:p>25869</text:p>
          </table:table-cell>
          <table:table-cell office:value-type="float" office:value="349.244324" calcext:value-type="float">
            <text:p>349.244324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12.319244" calcext:value-type="float">
            <text:p>12.319244</text:p>
          </table:table-cell>
          <table:table-cell table:formula="of:=[.C330]-[.C32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926" calcext:value-type="float">
            <text:p>25926</text:p>
          </table:table-cell>
          <table:table-cell office:value-type="float" office:value="349.256592" calcext:value-type="float">
            <text:p>349.256592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12.319677" calcext:value-type="float">
            <text:p>12.319677</text:p>
          </table:table-cell>
          <table:table-cell table:formula="of:=[.C331]-[.C33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982" calcext:value-type="float">
            <text:p>25982</text:p>
          </table:table-cell>
          <table:table-cell office:value-type="float" office:value="349.236145" calcext:value-type="float">
            <text:p>349.236145</text:p>
          </table:table-cell>
          <table:table-cell office:value-type="float" office:value="349.100006" calcext:value-type="float">
            <text:p>349.100006</text:p>
          </table:table-cell>
          <table:table-cell office:value-type="float" office:value="12.318955" calcext:value-type="float">
            <text:p>12.318955</text:p>
          </table:table-cell>
          <table:table-cell table:formula="of:=[.C332]-[.C331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039" calcext:value-type="float">
            <text:p>26039</text:p>
          </table:table-cell>
          <table:table-cell office:value-type="float" office:value="349.242249" calcext:value-type="float">
            <text:p>349.242249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19171" calcext:value-type="float">
            <text:p>12.319171</text:p>
          </table:table-cell>
          <table:table-cell table:formula="of:=[.C333]-[.C33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096" calcext:value-type="float">
            <text:p>26096</text:p>
          </table:table-cell>
          <table:table-cell office:value-type="float" office:value="349.232269" calcext:value-type="float">
            <text:p>349.232269</text:p>
          </table:table-cell>
          <table:table-cell office:value-type="float" office:value="349.231812" calcext:value-type="float">
            <text:p>349.231812</text:p>
          </table:table-cell>
          <table:table-cell office:value-type="float" office:value="12.318819" calcext:value-type="float">
            <text:p>12.318819</text:p>
          </table:table-cell>
          <table:table-cell table:formula="of:=[.C334]-[.C33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153" calcext:value-type="float">
            <text:p>26153</text:p>
          </table:table-cell>
          <table:table-cell office:value-type="float" office:value="349.239319" calcext:value-type="float">
            <text:p>349.239319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19068" calcext:value-type="float">
            <text:p>12.319068</text:p>
          </table:table-cell>
          <table:table-cell table:formula="of:=[.C335]-[.C33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210" calcext:value-type="float">
            <text:p>26210</text:p>
          </table:table-cell>
          <table:table-cell office:value-type="float" office:value="349.235443" calcext:value-type="float">
            <text:p>349.235443</text:p>
          </table:table-cell>
          <table:table-cell office:value-type="float" office:value="349.165924" calcext:value-type="float">
            <text:p>349.165924</text:p>
          </table:table-cell>
          <table:table-cell office:value-type="float" office:value="12.318931" calcext:value-type="float">
            <text:p>12.318931</text:p>
          </table:table-cell>
          <table:table-cell table:formula="of:=[.C336]-[.C33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267" calcext:value-type="float">
            <text:p>26267</text:p>
          </table:table-cell>
          <table:table-cell office:value-type="float" office:value="349.22113" calcext:value-type="float">
            <text:p>349.22113</text:p>
          </table:table-cell>
          <table:table-cell office:value-type="float" office:value="349.122742" calcext:value-type="float">
            <text:p>349.122742</text:p>
          </table:table-cell>
          <table:table-cell office:value-type="float" office:value="12.318426" calcext:value-type="float">
            <text:p>12.318426</text:p>
          </table:table-cell>
          <table:table-cell table:formula="of:=[.C337]-[.C33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324" calcext:value-type="float">
            <text:p>26324</text:p>
          </table:table-cell>
          <table:table-cell office:value-type="float" office:value="349.220245" calcext:value-type="float">
            <text:p>349.220245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12.318395" calcext:value-type="float">
            <text:p>12.318395</text:p>
          </table:table-cell>
          <table:table-cell table:formula="of:=[.C338]-[.C33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380" calcext:value-type="float">
            <text:p>26380</text:p>
          </table:table-cell>
          <table:table-cell office:value-type="float" office:value="349.229095" calcext:value-type="float">
            <text:p>349.229095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18707" calcext:value-type="float">
            <text:p>12.318707</text:p>
          </table:table-cell>
          <table:table-cell table:formula="of:=[.C339]-[.C338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437" calcext:value-type="float">
            <text:p>26437</text:p>
          </table:table-cell>
          <table:table-cell office:value-type="float" office:value="349.235687" calcext:value-type="float">
            <text:p>349.235687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18939" calcext:value-type="float">
            <text:p>12.318939</text:p>
          </table:table-cell>
          <table:table-cell table:formula="of:=[.C340]-[.C33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494" calcext:value-type="float">
            <text:p>26494</text:p>
          </table:table-cell>
          <table:table-cell office:value-type="float" office:value="349.230469" calcext:value-type="float">
            <text:p>349.230469</text:p>
          </table:table-cell>
          <table:table-cell office:value-type="float" office:value="349.174988" calcext:value-type="float">
            <text:p>349.174988</text:p>
          </table:table-cell>
          <table:table-cell office:value-type="float" office:value="12.318755" calcext:value-type="float">
            <text:p>12.318755</text:p>
          </table:table-cell>
          <table:table-cell table:formula="of:=[.C341]-[.C34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551" calcext:value-type="float">
            <text:p>26551</text:p>
          </table:table-cell>
          <table:table-cell office:value-type="float" office:value="349.249329" calcext:value-type="float">
            <text:p>349.249329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19421" calcext:value-type="float">
            <text:p>12.319421</text:p>
          </table:table-cell>
          <table:table-cell table:formula="of:=[.C342]-[.C34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608" calcext:value-type="float">
            <text:p>26608</text:p>
          </table:table-cell>
          <table:table-cell office:value-type="float" office:value="349.239105" calcext:value-type="float">
            <text:p>349.239105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12.31906" calcext:value-type="float">
            <text:p>12.31906</text:p>
          </table:table-cell>
          <table:table-cell table:formula="of:=[.C343]-[.C34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665" calcext:value-type="float">
            <text:p>26665</text:p>
          </table:table-cell>
          <table:table-cell office:value-type="float" office:value="349.251831" calcext:value-type="float">
            <text:p>349.251831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12.31951" calcext:value-type="float">
            <text:p>12.31951</text:p>
          </table:table-cell>
          <table:table-cell table:formula="of:=[.C344]-[.C34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722" calcext:value-type="float">
            <text:p>26722</text:p>
          </table:table-cell>
          <table:table-cell office:value-type="float" office:value="349.256165" calcext:value-type="float">
            <text:p>349.256165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19662" calcext:value-type="float">
            <text:p>12.319662</text:p>
          </table:table-cell>
          <table:table-cell table:formula="of:=[.C345]-[.C34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778" calcext:value-type="float">
            <text:p>26778</text:p>
          </table:table-cell>
          <table:table-cell office:value-type="float" office:value="349.277527" calcext:value-type="float">
            <text:p>349.277527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0415" calcext:value-type="float">
            <text:p>12.320415</text:p>
          </table:table-cell>
          <table:table-cell table:formula="of:=[.C346]-[.C345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835" calcext:value-type="float">
            <text:p>26835</text:p>
          </table:table-cell>
          <table:table-cell office:value-type="float" office:value="349.276825" calcext:value-type="float">
            <text:p>349.276825</text:p>
          </table:table-cell>
          <table:table-cell office:value-type="float" office:value="349.115906" calcext:value-type="float">
            <text:p>349.115906</text:p>
          </table:table-cell>
          <table:table-cell office:value-type="float" office:value="12.320391" calcext:value-type="float">
            <text:p>12.320391</text:p>
          </table:table-cell>
          <table:table-cell table:formula="of:=[.C347]-[.C34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892" calcext:value-type="float">
            <text:p>26892</text:p>
          </table:table-cell>
          <table:table-cell office:value-type="float" office:value="349.264557" calcext:value-type="float">
            <text:p>349.264557</text:p>
          </table:table-cell>
          <table:table-cell office:value-type="float" office:value="349.088623" calcext:value-type="float">
            <text:p>349.088623</text:p>
          </table:table-cell>
          <table:table-cell office:value-type="float" office:value="12.319958" calcext:value-type="float">
            <text:p>12.319958</text:p>
          </table:table-cell>
          <table:table-cell table:formula="of:=[.C348]-[.C34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949" calcext:value-type="float">
            <text:p>26949</text:p>
          </table:table-cell>
          <table:table-cell office:value-type="float" office:value="349.246155" calcext:value-type="float">
            <text:p>349.246155</text:p>
          </table:table-cell>
          <table:table-cell office:value-type="float" office:value="349.147736" calcext:value-type="float">
            <text:p>349.147736</text:p>
          </table:table-cell>
          <table:table-cell office:value-type="float" office:value="12.319309" calcext:value-type="float">
            <text:p>12.319309</text:p>
          </table:table-cell>
          <table:table-cell table:formula="of:=[.C349]-[.C34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006" calcext:value-type="float">
            <text:p>27006</text:p>
          </table:table-cell>
          <table:table-cell office:value-type="float" office:value="349.223877" calcext:value-type="float">
            <text:p>349.223877</text:p>
          </table:table-cell>
          <table:table-cell office:value-type="float" office:value="349.100006" calcext:value-type="float">
            <text:p>349.100006</text:p>
          </table:table-cell>
          <table:table-cell office:value-type="float" office:value="12.318523" calcext:value-type="float">
            <text:p>12.318523</text:p>
          </table:table-cell>
          <table:table-cell table:formula="of:=[.C350]-[.C34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063" calcext:value-type="float">
            <text:p>27063</text:p>
          </table:table-cell>
          <table:table-cell office:value-type="float" office:value="349.221832" calcext:value-type="float">
            <text:p>349.221832</text:p>
          </table:table-cell>
          <table:table-cell office:value-type="float" office:value="349.154541" calcext:value-type="float">
            <text:p>349.154541</text:p>
          </table:table-cell>
          <table:table-cell office:value-type="float" office:value="12.318451" calcext:value-type="float">
            <text:p>12.318451</text:p>
          </table:table-cell>
          <table:table-cell table:formula="of:=[.C351]-[.C35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119" calcext:value-type="float">
            <text:p>27119</text:p>
          </table:table-cell>
          <table:table-cell office:value-type="float" office:value="349.217285" calcext:value-type="float">
            <text:p>349.217285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8291" calcext:value-type="float">
            <text:p>12.318291</text:p>
          </table:table-cell>
          <table:table-cell table:formula="of:=[.C352]-[.C351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176" calcext:value-type="float">
            <text:p>27176</text:p>
          </table:table-cell>
          <table:table-cell office:value-type="float" office:value="349.20932" calcext:value-type="float">
            <text:p>349.20932</text:p>
          </table:table-cell>
          <table:table-cell office:value-type="float" office:value="349.147736" calcext:value-type="float">
            <text:p>349.147736</text:p>
          </table:table-cell>
          <table:table-cell office:value-type="float" office:value="12.318009" calcext:value-type="float">
            <text:p>12.318009</text:p>
          </table:table-cell>
          <table:table-cell table:formula="of:=[.C353]-[.C35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233" calcext:value-type="float">
            <text:p>27233</text:p>
          </table:table-cell>
          <table:table-cell office:value-type="float" office:value="349.177521" calcext:value-type="float">
            <text:p>349.177521</text:p>
          </table:table-cell>
          <table:table-cell office:value-type="float" office:value="349.040924" calcext:value-type="float">
            <text:p>349.040924</text:p>
          </table:table-cell>
          <table:table-cell office:value-type="float" office:value="12.316888" calcext:value-type="float">
            <text:p>12.316888</text:p>
          </table:table-cell>
          <table:table-cell table:formula="of:=[.C354]-[.C35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290" calcext:value-type="float">
            <text:p>27290</text:p>
          </table:table-cell>
          <table:table-cell office:value-type="float" office:value="349.161163" calcext:value-type="float">
            <text:p>349.161163</text:p>
          </table:table-cell>
          <table:table-cell office:value-type="float" office:value="349.193176" calcext:value-type="float">
            <text:p>349.193176</text:p>
          </table:table-cell>
          <table:table-cell office:value-type="float" office:value="12.316311" calcext:value-type="float">
            <text:p>12.316311</text:p>
          </table:table-cell>
          <table:table-cell table:formula="of:=[.C355]-[.C35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347" calcext:value-type="float">
            <text:p>27347</text:p>
          </table:table-cell>
          <table:table-cell office:value-type="float" office:value="349.139557" calcext:value-type="float">
            <text:p>349.139557</text:p>
          </table:table-cell>
          <table:table-cell office:value-type="float" office:value="349.163635" calcext:value-type="float">
            <text:p>349.163635</text:p>
          </table:table-cell>
          <table:table-cell office:value-type="float" office:value="12.315549" calcext:value-type="float">
            <text:p>12.315549</text:p>
          </table:table-cell>
          <table:table-cell table:formula="of:=[.C356]-[.C35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404" calcext:value-type="float">
            <text:p>27404</text:p>
          </table:table-cell>
          <table:table-cell office:value-type="float" office:value="349.163391" calcext:value-type="float">
            <text:p>349.163391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16389" calcext:value-type="float">
            <text:p>12.316389</text:p>
          </table:table-cell>
          <table:table-cell table:formula="of:=[.C357]-[.C35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461" calcext:value-type="float">
            <text:p>27461</text:p>
          </table:table-cell>
          <table:table-cell office:value-type="float" office:value="349.167267" calcext:value-type="float">
            <text:p>349.167267</text:p>
          </table:table-cell>
          <table:table-cell office:value-type="float" office:value="349.127258" calcext:value-type="float">
            <text:p>349.127258</text:p>
          </table:table-cell>
          <table:table-cell office:value-type="float" office:value="12.316526" calcext:value-type="float">
            <text:p>12.316526</text:p>
          </table:table-cell>
          <table:table-cell table:formula="of:=[.C358]-[.C35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517" calcext:value-type="float">
            <text:p>27517</text:p>
          </table:table-cell>
          <table:table-cell office:value-type="float" office:value="349.169525" calcext:value-type="float">
            <text:p>349.169525</text:p>
          </table:table-cell>
          <table:table-cell office:value-type="float" office:value="349.170441" calcext:value-type="float">
            <text:p>349.170441</text:p>
          </table:table-cell>
          <table:table-cell office:value-type="float" office:value="12.316606" calcext:value-type="float">
            <text:p>12.316606</text:p>
          </table:table-cell>
          <table:table-cell table:formula="of:=[.C359]-[.C358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574" calcext:value-type="float">
            <text:p>27574</text:p>
          </table:table-cell>
          <table:table-cell office:value-type="float" office:value="349.168152" calcext:value-type="float">
            <text:p>349.168152</text:p>
          </table:table-cell>
          <table:table-cell office:value-type="float" office:value="349.086365" calcext:value-type="float">
            <text:p>349.086365</text:p>
          </table:table-cell>
          <table:table-cell office:value-type="float" office:value="12.316557" calcext:value-type="float">
            <text:p>12.316557</text:p>
          </table:table-cell>
          <table:table-cell table:formula="of:=[.C360]-[.C35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631" calcext:value-type="float">
            <text:p>27631</text:p>
          </table:table-cell>
          <table:table-cell office:value-type="float" office:value="349.177917" calcext:value-type="float">
            <text:p>349.177917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16902" calcext:value-type="float">
            <text:p>12.316902</text:p>
          </table:table-cell>
          <table:table-cell table:formula="of:=[.C361]-[.C36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688" calcext:value-type="float">
            <text:p>27688</text:p>
          </table:table-cell>
          <table:table-cell office:value-type="float" office:value="349.170654" calcext:value-type="float">
            <text:p>349.170654</text:p>
          </table:table-cell>
          <table:table-cell office:value-type="float" office:value="349.170441" calcext:value-type="float">
            <text:p>349.170441</text:p>
          </table:table-cell>
          <table:table-cell office:value-type="float" office:value="12.316646" calcext:value-type="float">
            <text:p>12.316646</text:p>
          </table:table-cell>
          <table:table-cell table:formula="of:=[.C362]-[.C36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745" calcext:value-type="float">
            <text:p>27745</text:p>
          </table:table-cell>
          <table:table-cell office:value-type="float" office:value="349.180878" calcext:value-type="float">
            <text:p>349.180878</text:p>
          </table:table-cell>
          <table:table-cell office:value-type="float" office:value="349.25" calcext:value-type="float">
            <text:p>349.25</text:p>
          </table:table-cell>
          <table:table-cell office:value-type="float" office:value="12.317006" calcext:value-type="float">
            <text:p>12.317006</text:p>
          </table:table-cell>
          <table:table-cell table:formula="of:=[.C363]-[.C36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802" calcext:value-type="float">
            <text:p>27802</text:p>
          </table:table-cell>
          <table:table-cell office:value-type="float" office:value="349.197937" calcext:value-type="float">
            <text:p>349.197937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12.317608" calcext:value-type="float">
            <text:p>12.317608</text:p>
          </table:table-cell>
          <table:table-cell table:formula="of:=[.C364]-[.C36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859" calcext:value-type="float">
            <text:p>27859</text:p>
          </table:table-cell>
          <table:table-cell office:value-type="float" office:value="349.18045" calcext:value-type="float">
            <text:p>349.18045</text:p>
          </table:table-cell>
          <table:table-cell office:value-type="float" office:value="349.018188" calcext:value-type="float">
            <text:p>349.018188</text:p>
          </table:table-cell>
          <table:table-cell office:value-type="float" office:value="12.316991" calcext:value-type="float">
            <text:p>12.316991</text:p>
          </table:table-cell>
          <table:table-cell table:formula="of:=[.C365]-[.C36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915" calcext:value-type="float">
            <text:p>27915</text:p>
          </table:table-cell>
          <table:table-cell office:value-type="float" office:value="349.168854" calcext:value-type="float">
            <text:p>349.168854</text:p>
          </table:table-cell>
          <table:table-cell office:value-type="float" office:value="349.047729" calcext:value-type="float">
            <text:p>349.047729</text:p>
          </table:table-cell>
          <table:table-cell office:value-type="float" office:value="12.316582" calcext:value-type="float">
            <text:p>12.316582</text:p>
          </table:table-cell>
          <table:table-cell table:formula="of:=[.C366]-[.C365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972" calcext:value-type="float">
            <text:p>27972</text:p>
          </table:table-cell>
          <table:table-cell office:value-type="float" office:value="349.143402" calcext:value-type="float">
            <text:p>349.143402</text:p>
          </table:table-cell>
          <table:table-cell office:value-type="float" office:value="349.100006" calcext:value-type="float">
            <text:p>349.100006</text:p>
          </table:table-cell>
          <table:table-cell office:value-type="float" office:value="12.315684" calcext:value-type="float">
            <text:p>12.315684</text:p>
          </table:table-cell>
          <table:table-cell table:formula="of:=[.C367]-[.C36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029" calcext:value-type="float">
            <text:p>28029</text:p>
          </table:table-cell>
          <table:table-cell office:value-type="float" office:value="349.166809" calcext:value-type="float">
            <text:p>349.166809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1651" calcext:value-type="float">
            <text:p>12.31651</text:p>
          </table:table-cell>
          <table:table-cell table:formula="of:=[.C368]-[.C36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086" calcext:value-type="float">
            <text:p>28086</text:p>
          </table:table-cell>
          <table:table-cell office:value-type="float" office:value="349.174316" calcext:value-type="float">
            <text:p>349.174316</text:p>
          </table:table-cell>
          <table:table-cell office:value-type="float" office:value="349.245453" calcext:value-type="float">
            <text:p>349.245453</text:p>
          </table:table-cell>
          <table:table-cell office:value-type="float" office:value="12.316774" calcext:value-type="float">
            <text:p>12.316774</text:p>
          </table:table-cell>
          <table:table-cell table:formula="of:=[.C369]-[.C36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143" calcext:value-type="float">
            <text:p>28143</text:p>
          </table:table-cell>
          <table:table-cell office:value-type="float" office:value="349.197052" calcext:value-type="float">
            <text:p>349.197052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17576" calcext:value-type="float">
            <text:p>12.317576</text:p>
          </table:table-cell>
          <table:table-cell table:formula="of:=[.C370]-[.C36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200" calcext:value-type="float">
            <text:p>28200</text:p>
          </table:table-cell>
          <table:table-cell office:value-type="float" office:value="349.208649" calcext:value-type="float">
            <text:p>349.208649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17986" calcext:value-type="float">
            <text:p>12.317986</text:p>
          </table:table-cell>
          <table:table-cell table:formula="of:=[.C371]-[.C37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256" calcext:value-type="float">
            <text:p>28256</text:p>
          </table:table-cell>
          <table:table-cell office:value-type="float" office:value="349.203644" calcext:value-type="float">
            <text:p>349.203644</text:p>
          </table:table-cell>
          <table:table-cell office:value-type="float" office:value="349.120453" calcext:value-type="float">
            <text:p>349.120453</text:p>
          </table:table-cell>
          <table:table-cell office:value-type="float" office:value="12.317809" calcext:value-type="float">
            <text:p>12.317809</text:p>
          </table:table-cell>
          <table:table-cell table:formula="of:=[.C372]-[.C371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313" calcext:value-type="float">
            <text:p>28313</text:p>
          </table:table-cell>
          <table:table-cell office:value-type="float" office:value="349.200928" calcext:value-type="float">
            <text:p>349.200928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12.317714" calcext:value-type="float">
            <text:p>12.317714</text:p>
          </table:table-cell>
          <table:table-cell table:formula="of:=[.C373]-[.C37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370" calcext:value-type="float">
            <text:p>28370</text:p>
          </table:table-cell>
          <table:table-cell office:value-type="float" office:value="349.20047" calcext:value-type="float">
            <text:p>349.20047</text:p>
          </table:table-cell>
          <table:table-cell office:value-type="float" office:value="349.206818" calcext:value-type="float">
            <text:p>349.206818</text:p>
          </table:table-cell>
          <table:table-cell office:value-type="float" office:value="12.317698" calcext:value-type="float">
            <text:p>12.317698</text:p>
          </table:table-cell>
          <table:table-cell table:formula="of:=[.C374]-[.C37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427" calcext:value-type="float">
            <text:p>28427</text:p>
          </table:table-cell>
          <table:table-cell office:value-type="float" office:value="349.189789" calcext:value-type="float">
            <text:p>349.189789</text:p>
          </table:table-cell>
          <table:table-cell office:value-type="float" office:value="348.911377" calcext:value-type="float">
            <text:p>348.911377</text:p>
          </table:table-cell>
          <table:table-cell office:value-type="float" office:value="12.317321" calcext:value-type="float">
            <text:p>12.317321</text:p>
          </table:table-cell>
          <table:table-cell table:formula="of:=[.C375]-[.C37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484" calcext:value-type="float">
            <text:p>28484</text:p>
          </table:table-cell>
          <table:table-cell office:value-type="float" office:value="349.203644" calcext:value-type="float">
            <text:p>349.203644</text:p>
          </table:table-cell>
          <table:table-cell office:value-type="float" office:value="349.186371" calcext:value-type="float">
            <text:p>349.186371</text:p>
          </table:table-cell>
          <table:table-cell office:value-type="float" office:value="12.317809" calcext:value-type="float">
            <text:p>12.317809</text:p>
          </table:table-cell>
          <table:table-cell table:formula="of:=[.C376]-[.C37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541" calcext:value-type="float">
            <text:p>28541</text:p>
          </table:table-cell>
          <table:table-cell office:value-type="float" office:value="349.241364" calcext:value-type="float">
            <text:p>349.241364</text:p>
          </table:table-cell>
          <table:table-cell office:value-type="float" office:value="349.477264" calcext:value-type="float">
            <text:p>349.477264</text:p>
          </table:table-cell>
          <table:table-cell office:value-type="float" office:value="12.319139" calcext:value-type="float">
            <text:p>12.319139</text:p>
          </table:table-cell>
          <table:table-cell table:formula="of:=[.C377]-[.C37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598" calcext:value-type="float">
            <text:p>28598</text:p>
          </table:table-cell>
          <table:table-cell office:value-type="float" office:value="349.22522" calcext:value-type="float">
            <text:p>349.22522</text:p>
          </table:table-cell>
          <table:table-cell office:value-type="float" office:value="349.200012" calcext:value-type="float">
            <text:p>349.200012</text:p>
          </table:table-cell>
          <table:table-cell office:value-type="float" office:value="12.31857" calcext:value-type="float">
            <text:p>12.31857</text:p>
          </table:table-cell>
          <table:table-cell table:formula="of:=[.C378]-[.C37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654" calcext:value-type="float">
            <text:p>28654</text:p>
          </table:table-cell>
          <table:table-cell office:value-type="float" office:value="349.216125" calcext:value-type="float">
            <text:p>349.216125</text:p>
          </table:table-cell>
          <table:table-cell office:value-type="float" office:value="349.154541" calcext:value-type="float">
            <text:p>349.154541</text:p>
          </table:table-cell>
          <table:table-cell office:value-type="float" office:value="12.31825" calcext:value-type="float">
            <text:p>12.31825</text:p>
          </table:table-cell>
          <table:table-cell table:formula="of:=[.C379]-[.C378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711" calcext:value-type="float">
            <text:p>28711</text:p>
          </table:table-cell>
          <table:table-cell office:value-type="float" office:value="349.207275" calcext:value-type="float">
            <text:p>349.207275</text:p>
          </table:table-cell>
          <table:table-cell office:value-type="float" office:value="349.225006" calcext:value-type="float">
            <text:p>349.225006</text:p>
          </table:table-cell>
          <table:table-cell office:value-type="float" office:value="12.317938" calcext:value-type="float">
            <text:p>12.317938</text:p>
          </table:table-cell>
          <table:table-cell table:formula="of:=[.C380]-[.C37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768" calcext:value-type="float">
            <text:p>28768</text:p>
          </table:table-cell>
          <table:table-cell office:value-type="float" office:value="349.207275" calcext:value-type="float">
            <text:p>349.207275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17938" calcext:value-type="float">
            <text:p>12.317938</text:p>
          </table:table-cell>
          <table:table-cell table:formula="of:=[.C381]-[.C38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825" calcext:value-type="float">
            <text:p>28825</text:p>
          </table:table-cell>
          <table:table-cell office:value-type="float" office:value="349.226135" calcext:value-type="float">
            <text:p>349.226135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12.318603" calcext:value-type="float">
            <text:p>12.318603</text:p>
          </table:table-cell>
          <table:table-cell table:formula="of:=[.C382]-[.C38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882" calcext:value-type="float">
            <text:p>28882</text:p>
          </table:table-cell>
          <table:table-cell office:value-type="float" office:value="349.213409" calcext:value-type="float">
            <text:p>349.213409</text:p>
          </table:table-cell>
          <table:table-cell office:value-type="float" office:value="349.095459" calcext:value-type="float">
            <text:p>349.095459</text:p>
          </table:table-cell>
          <table:table-cell office:value-type="float" office:value="12.318153" calcext:value-type="float">
            <text:p>12.318153</text:p>
          </table:table-cell>
          <table:table-cell table:formula="of:=[.C383]-[.C38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939" calcext:value-type="float">
            <text:p>28939</text:p>
          </table:table-cell>
          <table:table-cell office:value-type="float" office:value="349.202484" calcext:value-type="float">
            <text:p>349.202484</text:p>
          </table:table-cell>
          <table:table-cell office:value-type="float" office:value="349.097717" calcext:value-type="float">
            <text:p>349.097717</text:p>
          </table:table-cell>
          <table:table-cell office:value-type="float" office:value="12.317768" calcext:value-type="float">
            <text:p>12.317768</text:p>
          </table:table-cell>
          <table:table-cell table:formula="of:=[.C384]-[.C38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995" calcext:value-type="float">
            <text:p>28995</text:p>
          </table:table-cell>
          <table:table-cell office:value-type="float" office:value="349.229065" calcext:value-type="float">
            <text:p>349.229065</text:p>
          </table:table-cell>
          <table:table-cell office:value-type="float" office:value="349.177277" calcext:value-type="float">
            <text:p>349.177277</text:p>
          </table:table-cell>
          <table:table-cell office:value-type="float" office:value="12.318707" calcext:value-type="float">
            <text:p>12.318707</text:p>
          </table:table-cell>
          <table:table-cell table:formula="of:=[.C385]-[.C384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052" calcext:value-type="float">
            <text:p>29052</text:p>
          </table:table-cell>
          <table:table-cell office:value-type="float" office:value="349.241577" calcext:value-type="float">
            <text:p>349.241577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19147" calcext:value-type="float">
            <text:p>12.319147</text:p>
          </table:table-cell>
          <table:table-cell table:formula="of:=[.C386]-[.C38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109" calcext:value-type="float">
            <text:p>29109</text:p>
          </table:table-cell>
          <table:table-cell office:value-type="float" office:value="349.205231" calcext:value-type="float">
            <text:p>349.205231</text:p>
          </table:table-cell>
          <table:table-cell office:value-type="float" office:value="349.113647" calcext:value-type="float">
            <text:p>349.113647</text:p>
          </table:table-cell>
          <table:table-cell office:value-type="float" office:value="12.317865" calcext:value-type="float">
            <text:p>12.317865</text:p>
          </table:table-cell>
          <table:table-cell table:formula="of:=[.C387]-[.C38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166" calcext:value-type="float">
            <text:p>29166</text:p>
          </table:table-cell>
          <table:table-cell office:value-type="float" office:value="349.20343" calcext:value-type="float">
            <text:p>349.20343</text:p>
          </table:table-cell>
          <table:table-cell office:value-type="float" office:value="349.181824" calcext:value-type="float">
            <text:p>349.181824</text:p>
          </table:table-cell>
          <table:table-cell office:value-type="float" office:value="12.317801" calcext:value-type="float">
            <text:p>12.317801</text:p>
          </table:table-cell>
          <table:table-cell table:formula="of:=[.C388]-[.C38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223" calcext:value-type="float">
            <text:p>29223</text:p>
          </table:table-cell>
          <table:table-cell office:value-type="float" office:value="349.212952" calcext:value-type="float">
            <text:p>349.212952</text:p>
          </table:table-cell>
          <table:table-cell office:value-type="float" office:value="349.25" calcext:value-type="float">
            <text:p>349.25</text:p>
          </table:table-cell>
          <table:table-cell office:value-type="float" office:value="12.318138" calcext:value-type="float">
            <text:p>12.318138</text:p>
          </table:table-cell>
          <table:table-cell table:formula="of:=[.C389]-[.C38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280" calcext:value-type="float">
            <text:p>29280</text:p>
          </table:table-cell>
          <table:table-cell office:value-type="float" office:value="349.197937" calcext:value-type="float">
            <text:p>349.197937</text:p>
          </table:table-cell>
          <table:table-cell office:value-type="float" office:value="349.075012" calcext:value-type="float">
            <text:p>349.075012</text:p>
          </table:table-cell>
          <table:table-cell office:value-type="float" office:value="12.317608" calcext:value-type="float">
            <text:p>12.317608</text:p>
          </table:table-cell>
          <table:table-cell table:formula="of:=[.C390]-[.C38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337" calcext:value-type="float">
            <text:p>29337</text:p>
          </table:table-cell>
          <table:table-cell office:value-type="float" office:value="349.177246" calcext:value-type="float">
            <text:p>349.177246</text:p>
          </table:table-cell>
          <table:table-cell office:value-type="float" office:value="349.161377" calcext:value-type="float">
            <text:p>349.161377</text:p>
          </table:table-cell>
          <table:table-cell office:value-type="float" office:value="12.316878" calcext:value-type="float">
            <text:p>12.316878</text:p>
          </table:table-cell>
          <table:table-cell table:formula="of:=[.C391]-[.C39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393" calcext:value-type="float">
            <text:p>29393</text:p>
          </table:table-cell>
          <table:table-cell office:value-type="float" office:value="349.176819" calcext:value-type="float">
            <text:p>349.176819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16863" calcext:value-type="float">
            <text:p>12.316863</text:p>
          </table:table-cell>
          <table:table-cell table:formula="of:=[.C392]-[.C391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450" calcext:value-type="float">
            <text:p>29450</text:p>
          </table:table-cell>
          <table:table-cell office:value-type="float" office:value="349.211823" calcext:value-type="float">
            <text:p>349.211823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18098" calcext:value-type="float">
            <text:p>12.318098</text:p>
          </table:table-cell>
          <table:table-cell table:formula="of:=[.C393]-[.C39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507" calcext:value-type="float">
            <text:p>29507</text:p>
          </table:table-cell>
          <table:table-cell office:value-type="float" office:value="349.227234" calcext:value-type="float">
            <text:p>349.227234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18642" calcext:value-type="float">
            <text:p>12.318642</text:p>
          </table:table-cell>
          <table:table-cell table:formula="of:=[.C394]-[.C39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564" calcext:value-type="float">
            <text:p>29564</text:p>
          </table:table-cell>
          <table:table-cell office:value-type="float" office:value="349.208832" calcext:value-type="float">
            <text:p>349.208832</text:p>
          </table:table-cell>
          <table:table-cell office:value-type="float" office:value="348.993195" calcext:value-type="float">
            <text:p>348.993195</text:p>
          </table:table-cell>
          <table:table-cell office:value-type="float" office:value="12.317992" calcext:value-type="float">
            <text:p>12.317992</text:p>
          </table:table-cell>
          <table:table-cell table:formula="of:=[.C395]-[.C39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621" calcext:value-type="float">
            <text:p>29621</text:p>
          </table:table-cell>
          <table:table-cell office:value-type="float" office:value="349.208405" calcext:value-type="float">
            <text:p>349.208405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17977" calcext:value-type="float">
            <text:p>12.317977</text:p>
          </table:table-cell>
          <table:table-cell table:formula="of:=[.C396]-[.C39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678" calcext:value-type="float">
            <text:p>29678</text:p>
          </table:table-cell>
          <table:table-cell office:value-type="float" office:value="349.204773" calcext:value-type="float">
            <text:p>349.204773</text:p>
          </table:table-cell>
          <table:table-cell office:value-type="float" office:value="349.077271" calcext:value-type="float">
            <text:p>349.077271</text:p>
          </table:table-cell>
          <table:table-cell office:value-type="float" office:value="12.317849" calcext:value-type="float">
            <text:p>12.317849</text:p>
          </table:table-cell>
          <table:table-cell table:formula="of:=[.C397]-[.C39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734" calcext:value-type="float">
            <text:p>29734</text:p>
          </table:table-cell>
          <table:table-cell office:value-type="float" office:value="349.19751" calcext:value-type="float">
            <text:p>349.19751</text:p>
          </table:table-cell>
          <table:table-cell office:value-type="float" office:value="349.1091" calcext:value-type="float">
            <text:p>349.1091</text:p>
          </table:table-cell>
          <table:table-cell office:value-type="float" office:value="12.317593" calcext:value-type="float">
            <text:p>12.317593</text:p>
          </table:table-cell>
          <table:table-cell table:formula="of:=[.C398]-[.C397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791" calcext:value-type="float">
            <text:p>29791</text:p>
          </table:table-cell>
          <table:table-cell office:value-type="float" office:value="349.203644" calcext:value-type="float">
            <text:p>349.203644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17809" calcext:value-type="float">
            <text:p>12.317809</text:p>
          </table:table-cell>
          <table:table-cell table:formula="of:=[.C399]-[.C39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848" calcext:value-type="float">
            <text:p>29848</text:p>
          </table:table-cell>
          <table:table-cell office:value-type="float" office:value="349.20636" calcext:value-type="float">
            <text:p>349.20636</text:p>
          </table:table-cell>
          <table:table-cell office:value-type="float" office:value="349.102264" calcext:value-type="float">
            <text:p>349.102264</text:p>
          </table:table-cell>
          <table:table-cell office:value-type="float" office:value="12.317905" calcext:value-type="float">
            <text:p>12.317905</text:p>
          </table:table-cell>
          <table:table-cell table:formula="of:=[.C400]-[.C39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905" calcext:value-type="float">
            <text:p>29905</text:p>
          </table:table-cell>
          <table:table-cell office:value-type="float" office:value="349.211151" calcext:value-type="float">
            <text:p>349.211151</text:p>
          </table:table-cell>
          <table:table-cell office:value-type="float" office:value="349.209076" calcext:value-type="float">
            <text:p>349.209076</text:p>
          </table:table-cell>
          <table:table-cell office:value-type="float" office:value="12.318074" calcext:value-type="float">
            <text:p>12.318074</text:p>
          </table:table-cell>
          <table:table-cell table:formula="of:=[.C401]-[.C40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962" calcext:value-type="float">
            <text:p>29962</text:p>
          </table:table-cell>
          <table:table-cell office:value-type="float" office:value="349.195251" calcext:value-type="float">
            <text:p>349.195251</text:p>
          </table:table-cell>
          <table:table-cell office:value-type="float" office:value="349.145447" calcext:value-type="float">
            <text:p>349.145447</text:p>
          </table:table-cell>
          <table:table-cell office:value-type="float" office:value="12.317513" calcext:value-type="float">
            <text:p>12.317513</text:p>
          </table:table-cell>
          <table:table-cell table:formula="of:=[.C402]-[.C40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019" calcext:value-type="float">
            <text:p>30019</text:p>
          </table:table-cell>
          <table:table-cell office:value-type="float" office:value="349.154327" calcext:value-type="float">
            <text:p>349.154327</text:p>
          </table:table-cell>
          <table:table-cell office:value-type="float" office:value="349.036377" calcext:value-type="float">
            <text:p>349.036377</text:p>
          </table:table-cell>
          <table:table-cell office:value-type="float" office:value="12.31607" calcext:value-type="float">
            <text:p>12.31607</text:p>
          </table:table-cell>
          <table:table-cell table:formula="of:=[.C403]-[.C40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076" calcext:value-type="float">
            <text:p>30076</text:p>
          </table:table-cell>
          <table:table-cell office:value-type="float" office:value="349.151337" calcext:value-type="float">
            <text:p>349.151337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12.315965" calcext:value-type="float">
            <text:p>12.315965</text:p>
          </table:table-cell>
          <table:table-cell table:formula="of:=[.C404]-[.C40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132" calcext:value-type="float">
            <text:p>30132</text:p>
          </table:table-cell>
          <table:table-cell office:value-type="float" office:value="349.177032" calcext:value-type="float">
            <text:p>349.177032</text:p>
          </table:table-cell>
          <table:table-cell office:value-type="float" office:value="349.25" calcext:value-type="float">
            <text:p>349.25</text:p>
          </table:table-cell>
          <table:table-cell office:value-type="float" office:value="12.316871" calcext:value-type="float">
            <text:p>12.316871</text:p>
          </table:table-cell>
          <table:table-cell table:formula="of:=[.C405]-[.C404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189" calcext:value-type="float">
            <text:p>30189</text:p>
          </table:table-cell>
          <table:table-cell office:value-type="float" office:value="349.169983" calcext:value-type="float">
            <text:p>349.169983</text:p>
          </table:table-cell>
          <table:table-cell office:value-type="float" office:value="349.236359" calcext:value-type="float">
            <text:p>349.236359</text:p>
          </table:table-cell>
          <table:table-cell office:value-type="float" office:value="12.316622" calcext:value-type="float">
            <text:p>12.316622</text:p>
          </table:table-cell>
          <table:table-cell table:formula="of:=[.C406]-[.C40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246" calcext:value-type="float">
            <text:p>30246</text:p>
          </table:table-cell>
          <table:table-cell office:value-type="float" office:value="349.184509" calcext:value-type="float">
            <text:p>349.184509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12.317134" calcext:value-type="float">
            <text:p>12.317134</text:p>
          </table:table-cell>
          <table:table-cell table:formula="of:=[.C407]-[.C40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303" calcext:value-type="float">
            <text:p>30303</text:p>
          </table:table-cell>
          <table:table-cell office:value-type="float" office:value="349.204742" calcext:value-type="float">
            <text:p>349.204742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17848" calcext:value-type="float">
            <text:p>12.317848</text:p>
          </table:table-cell>
          <table:table-cell table:formula="of:=[.C408]-[.C40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360" calcext:value-type="float">
            <text:p>30360</text:p>
          </table:table-cell>
          <table:table-cell office:value-type="float" office:value="349.208832" calcext:value-type="float">
            <text:p>349.208832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17992" calcext:value-type="float">
            <text:p>12.317992</text:p>
          </table:table-cell>
          <table:table-cell table:formula="of:=[.C409]-[.C40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417" calcext:value-type="float">
            <text:p>30417</text:p>
          </table:table-cell>
          <table:table-cell office:value-type="float" office:value="349.230652" calcext:value-type="float">
            <text:p>349.230652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18762" calcext:value-type="float">
            <text:p>12.318762</text:p>
          </table:table-cell>
          <table:table-cell table:formula="of:=[.C410]-[.C40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473" calcext:value-type="float">
            <text:p>30473</text:p>
          </table:table-cell>
          <table:table-cell office:value-type="float" office:value="349.227722" calcext:value-type="float">
            <text:p>349.227722</text:p>
          </table:table-cell>
          <table:table-cell office:value-type="float" office:value="349.179535" calcext:value-type="float">
            <text:p>349.179535</text:p>
          </table:table-cell>
          <table:table-cell office:value-type="float" office:value="12.318659" calcext:value-type="float">
            <text:p>12.318659</text:p>
          </table:table-cell>
          <table:table-cell table:formula="of:=[.C411]-[.C410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530" calcext:value-type="float">
            <text:p>30530</text:p>
          </table:table-cell>
          <table:table-cell office:value-type="float" office:value="349.201599" calcext:value-type="float">
            <text:p>349.201599</text:p>
          </table:table-cell>
          <table:table-cell office:value-type="float" office:value="348.884094" calcext:value-type="float">
            <text:p>348.884094</text:p>
          </table:table-cell>
          <table:table-cell office:value-type="float" office:value="12.317738" calcext:value-type="float">
            <text:p>12.317738</text:p>
          </table:table-cell>
          <table:table-cell table:formula="of:=[.C412]-[.C41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587" calcext:value-type="float">
            <text:p>30587</text:p>
          </table:table-cell>
          <table:table-cell office:value-type="float" office:value="349.190674" calcext:value-type="float">
            <text:p>349.190674</text:p>
          </table:table-cell>
          <table:table-cell office:value-type="float" office:value="348.927277" calcext:value-type="float">
            <text:p>348.927277</text:p>
          </table:table-cell>
          <table:table-cell office:value-type="float" office:value="12.317352" calcext:value-type="float">
            <text:p>12.317352</text:p>
          </table:table-cell>
          <table:table-cell table:formula="of:=[.C413]-[.C41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644" calcext:value-type="float">
            <text:p>30644</text:p>
          </table:table-cell>
          <table:table-cell office:value-type="float" office:value="349.195007" calcext:value-type="float">
            <text:p>349.195007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17505" calcext:value-type="float">
            <text:p>12.317505</text:p>
          </table:table-cell>
          <table:table-cell table:formula="of:=[.C414]-[.C41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701" calcext:value-type="float">
            <text:p>30701</text:p>
          </table:table-cell>
          <table:table-cell office:value-type="float" office:value="349.201813" calcext:value-type="float">
            <text:p>349.201813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17745" calcext:value-type="float">
            <text:p>12.317745</text:p>
          </table:table-cell>
          <table:table-cell table:formula="of:=[.C415]-[.C41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758" calcext:value-type="float">
            <text:p>30758</text:p>
          </table:table-cell>
          <table:table-cell office:value-type="float" office:value="349.210236" calcext:value-type="float">
            <text:p>349.210236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18042" calcext:value-type="float">
            <text:p>12.318042</text:p>
          </table:table-cell>
          <table:table-cell table:formula="of:=[.C416]-[.C41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815" calcext:value-type="float">
            <text:p>30815</text:p>
          </table:table-cell>
          <table:table-cell office:value-type="float" office:value="349.218872" calcext:value-type="float">
            <text:p>349.218872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12.318346" calcext:value-type="float">
            <text:p>12.318346</text:p>
          </table:table-cell>
          <table:table-cell table:formula="of:=[.C417]-[.C41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871" calcext:value-type="float">
            <text:p>30871</text:p>
          </table:table-cell>
          <table:table-cell office:value-type="float" office:value="349.198181" calcext:value-type="float">
            <text:p>349.198181</text:p>
          </table:table-cell>
          <table:table-cell office:value-type="float" office:value="349.104553" calcext:value-type="float">
            <text:p>349.104553</text:p>
          </table:table-cell>
          <table:table-cell office:value-type="float" office:value="12.317616" calcext:value-type="float">
            <text:p>12.317616</text:p>
          </table:table-cell>
          <table:table-cell table:formula="of:=[.C418]-[.C417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928" calcext:value-type="float">
            <text:p>30928</text:p>
          </table:table-cell>
          <table:table-cell office:value-type="float" office:value="349.192749" calcext:value-type="float">
            <text:p>349.192749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17425" calcext:value-type="float">
            <text:p>12.317425</text:p>
          </table:table-cell>
          <table:table-cell table:formula="of:=[.C419]-[.C41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985" calcext:value-type="float">
            <text:p>30985</text:p>
          </table:table-cell>
          <table:table-cell office:value-type="float" office:value="349.175934" calcext:value-type="float">
            <text:p>349.175934</text:p>
          </table:table-cell>
          <table:table-cell office:value-type="float" office:value="349.152283" calcext:value-type="float">
            <text:p>349.152283</text:p>
          </table:table-cell>
          <table:table-cell office:value-type="float" office:value="12.316832" calcext:value-type="float">
            <text:p>12.316832</text:p>
          </table:table-cell>
          <table:table-cell table:formula="of:=[.C420]-[.C41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042" calcext:value-type="float">
            <text:p>31042</text:p>
          </table:table-cell>
          <table:table-cell office:value-type="float" office:value="349.176117" calcext:value-type="float">
            <text:p>349.176117</text:p>
          </table:table-cell>
          <table:table-cell office:value-type="float" office:value="349.181824" calcext:value-type="float">
            <text:p>349.181824</text:p>
          </table:table-cell>
          <table:table-cell office:value-type="float" office:value="12.316838" calcext:value-type="float">
            <text:p>12.316838</text:p>
          </table:table-cell>
          <table:table-cell table:formula="of:=[.C421]-[.C42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099" calcext:value-type="float">
            <text:p>31099</text:p>
          </table:table-cell>
          <table:table-cell office:value-type="float" office:value="349.204346" calcext:value-type="float">
            <text:p>349.204346</text:p>
          </table:table-cell>
          <table:table-cell office:value-type="float" office:value="349.165924" calcext:value-type="float">
            <text:p>349.165924</text:p>
          </table:table-cell>
          <table:table-cell office:value-type="float" office:value="12.317834" calcext:value-type="float">
            <text:p>12.317834</text:p>
          </table:table-cell>
          <table:table-cell table:formula="of:=[.C422]-[.C42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156" calcext:value-type="float">
            <text:p>31156</text:p>
          </table:table-cell>
          <table:table-cell office:value-type="float" office:value="349.232513" calcext:value-type="float">
            <text:p>349.232513</text:p>
          </table:table-cell>
          <table:table-cell office:value-type="float" office:value="349.209076" calcext:value-type="float">
            <text:p>349.209076</text:p>
          </table:table-cell>
          <table:table-cell office:value-type="float" office:value="12.318828" calcext:value-type="float">
            <text:p>12.318828</text:p>
          </table:table-cell>
          <table:table-cell table:formula="of:=[.C423]-[.C42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213" calcext:value-type="float">
            <text:p>31213</text:p>
          </table:table-cell>
          <table:table-cell office:value-type="float" office:value="349.245453" calcext:value-type="float">
            <text:p>349.245453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12.319284" calcext:value-type="float">
            <text:p>12.319284</text:p>
          </table:table-cell>
          <table:table-cell table:formula="of:=[.C424]-[.C42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269" calcext:value-type="float">
            <text:p>31269</text:p>
          </table:table-cell>
          <table:table-cell office:value-type="float" office:value="349.224304" calcext:value-type="float">
            <text:p>349.224304</text:p>
          </table:table-cell>
          <table:table-cell office:value-type="float" office:value="349.106812" calcext:value-type="float">
            <text:p>349.106812</text:p>
          </table:table-cell>
          <table:table-cell office:value-type="float" office:value="12.318538" calcext:value-type="float">
            <text:p>12.318538</text:p>
          </table:table-cell>
          <table:table-cell table:formula="of:=[.C425]-[.C424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326" calcext:value-type="float">
            <text:p>31326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349.236359" calcext:value-type="float">
            <text:p>349.236359</text:p>
          </table:table-cell>
          <table:table-cell office:value-type="float" office:value="12.318242" calcext:value-type="float">
            <text:p>12.318242</text:p>
          </table:table-cell>
          <table:table-cell table:formula="of:=[.C426]-[.C42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383" calcext:value-type="float">
            <text:p>31383</text:p>
          </table:table-cell>
          <table:table-cell office:value-type="float" office:value="349.193909" calcext:value-type="float">
            <text:p>349.193909</text:p>
          </table:table-cell>
          <table:table-cell office:value-type="float" office:value="349.088623" calcext:value-type="float">
            <text:p>349.088623</text:p>
          </table:table-cell>
          <table:table-cell office:value-type="float" office:value="12.317466" calcext:value-type="float">
            <text:p>12.317466</text:p>
          </table:table-cell>
          <table:table-cell table:formula="of:=[.C427]-[.C42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440" calcext:value-type="float">
            <text:p>31440</text:p>
          </table:table-cell>
          <table:table-cell office:value-type="float" office:value="349.2164" calcext:value-type="float">
            <text:p>349.2164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18259" calcext:value-type="float">
            <text:p>12.318259</text:p>
          </table:table-cell>
          <table:table-cell table:formula="of:=[.C428]-[.C42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497" calcext:value-type="float">
            <text:p>31497</text:p>
          </table:table-cell>
          <table:table-cell office:value-type="float" office:value="349.208893" calcext:value-type="float">
            <text:p>349.208893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12.317994" calcext:value-type="float">
            <text:p>12.317994</text:p>
          </table:table-cell>
          <table:table-cell table:formula="of:=[.C429]-[.C42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554" calcext:value-type="float">
            <text:p>31554</text:p>
          </table:table-cell>
          <table:table-cell office:value-type="float" office:value="349.21637" calcext:value-type="float">
            <text:p>349.21637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12.318258" calcext:value-type="float">
            <text:p>12.318258</text:p>
          </table:table-cell>
          <table:table-cell table:formula="of:=[.C430]-[.C42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610" calcext:value-type="float">
            <text:p>31610</text:p>
          </table:table-cell>
          <table:table-cell office:value-type="float" office:value="349.226135" calcext:value-type="float">
            <text:p>349.226135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18603" calcext:value-type="float">
            <text:p>12.318603</text:p>
          </table:table-cell>
          <table:table-cell table:formula="of:=[.C431]-[.C430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667" calcext:value-type="float">
            <text:p>31667</text:p>
          </table:table-cell>
          <table:table-cell office:value-type="float" office:value="349.233185" calcext:value-type="float">
            <text:p>349.233185</text:p>
          </table:table-cell>
          <table:table-cell office:value-type="float" office:value="349.236359" calcext:value-type="float">
            <text:p>349.236359</text:p>
          </table:table-cell>
          <table:table-cell office:value-type="float" office:value="12.318851" calcext:value-type="float">
            <text:p>12.318851</text:p>
          </table:table-cell>
          <table:table-cell table:formula="of:=[.C432]-[.C43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724" calcext:value-type="float">
            <text:p>31724</text:p>
          </table:table-cell>
          <table:table-cell office:value-type="float" office:value="349.236389" calcext:value-type="float">
            <text:p>349.236389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12.318964" calcext:value-type="float">
            <text:p>12.318964</text:p>
          </table:table-cell>
          <table:table-cell table:formula="of:=[.C433]-[.C43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781" calcext:value-type="float">
            <text:p>31781</text:p>
          </table:table-cell>
          <table:table-cell office:value-type="float" office:value="349.213409" calcext:value-type="float">
            <text:p>349.213409</text:p>
          </table:table-cell>
          <table:table-cell office:value-type="float" office:value="349.165924" calcext:value-type="float">
            <text:p>349.165924</text:p>
          </table:table-cell>
          <table:table-cell office:value-type="float" office:value="12.318153" calcext:value-type="float">
            <text:p>12.318153</text:p>
          </table:table-cell>
          <table:table-cell table:formula="of:=[.C434]-[.C43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838" calcext:value-type="float">
            <text:p>31838</text:p>
          </table:table-cell>
          <table:table-cell office:value-type="float" office:value="349.24115" calcext:value-type="float">
            <text:p>349.24115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19132" calcext:value-type="float">
            <text:p>12.319132</text:p>
          </table:table-cell>
          <table:table-cell table:formula="of:=[.C435]-[.C43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895" calcext:value-type="float">
            <text:p>31895</text:p>
          </table:table-cell>
          <table:table-cell office:value-type="float" office:value="349.23114" calcext:value-type="float">
            <text:p>349.23114</text:p>
          </table:table-cell>
          <table:table-cell office:value-type="float" office:value="349.136353" calcext:value-type="float">
            <text:p>349.136353</text:p>
          </table:table-cell>
          <table:table-cell office:value-type="float" office:value="12.318779" calcext:value-type="float">
            <text:p>12.318779</text:p>
          </table:table-cell>
          <table:table-cell table:formula="of:=[.C436]-[.C43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952" calcext:value-type="float">
            <text:p>31952</text:p>
          </table:table-cell>
          <table:table-cell office:value-type="float" office:value="349.24115" calcext:value-type="float">
            <text:p>349.24115</text:p>
          </table:table-cell>
          <table:table-cell office:value-type="float" office:value="349.188629" calcext:value-type="float">
            <text:p>349.188629</text:p>
          </table:table-cell>
          <table:table-cell office:value-type="float" office:value="12.319132" calcext:value-type="float">
            <text:p>12.319132</text:p>
          </table:table-cell>
          <table:table-cell table:formula="of:=[.C437]-[.C43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008" calcext:value-type="float">
            <text:p>32008</text:p>
          </table:table-cell>
          <table:table-cell office:value-type="float" office:value="349.224121" calcext:value-type="float">
            <text:p>349.224121</text:p>
          </table:table-cell>
          <table:table-cell office:value-type="float" office:value="349.159088" calcext:value-type="float">
            <text:p>349.159088</text:p>
          </table:table-cell>
          <table:table-cell office:value-type="float" office:value="12.318532" calcext:value-type="float">
            <text:p>12.318532</text:p>
          </table:table-cell>
          <table:table-cell table:formula="of:=[.C438]-[.C437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065" calcext:value-type="float">
            <text:p>32065</text:p>
          </table:table-cell>
          <table:table-cell office:value-type="float" office:value="349.23526" calcext:value-type="float">
            <text:p>349.23526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18925" calcext:value-type="float">
            <text:p>12.318925</text:p>
          </table:table-cell>
          <table:table-cell table:formula="of:=[.C439]-[.C43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122" calcext:value-type="float">
            <text:p>32122</text:p>
          </table:table-cell>
          <table:table-cell office:value-type="float" office:value="349.228455" calcext:value-type="float">
            <text:p>349.228455</text:p>
          </table:table-cell>
          <table:table-cell office:value-type="float" office:value="349.159088" calcext:value-type="float">
            <text:p>349.159088</text:p>
          </table:table-cell>
          <table:table-cell office:value-type="float" office:value="12.318685" calcext:value-type="float">
            <text:p>12.318685</text:p>
          </table:table-cell>
          <table:table-cell table:formula="of:=[.C440]-[.C43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179" calcext:value-type="float">
            <text:p>32179</text:p>
          </table:table-cell>
          <table:table-cell office:value-type="float" office:value="349.226837" calcext:value-type="float">
            <text:p>349.226837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8627" calcext:value-type="float">
            <text:p>12.318627</text:p>
          </table:table-cell>
          <table:table-cell table:formula="of:=[.C441]-[.C44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236" calcext:value-type="float">
            <text:p>32236</text:p>
          </table:table-cell>
          <table:table-cell office:value-type="float" office:value="349.234802" calcext:value-type="float">
            <text:p>349.234802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18909" calcext:value-type="float">
            <text:p>12.318909</text:p>
          </table:table-cell>
          <table:table-cell table:formula="of:=[.C442]-[.C44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293" calcext:value-type="float">
            <text:p>32293</text:p>
          </table:table-cell>
          <table:table-cell table:number-columns-repeated="2" office:value-type="float" office:value="349.2341" calcext:value-type="float">
            <text:p>349.2341</text:p>
          </table:table-cell>
          <table:table-cell office:value-type="float" office:value="12.318884" calcext:value-type="float">
            <text:p>12.318884</text:p>
          </table:table-cell>
          <table:table-cell table:formula="of:=[.C443]-[.C44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349" calcext:value-type="float">
            <text:p>32349</text:p>
          </table:table-cell>
          <table:table-cell office:value-type="float" office:value="349.231628" calcext:value-type="float">
            <text:p>349.231628</text:p>
          </table:table-cell>
          <table:table-cell office:value-type="float" office:value="349.1409" calcext:value-type="float">
            <text:p>349.1409</text:p>
          </table:table-cell>
          <table:table-cell office:value-type="float" office:value="12.318796" calcext:value-type="float">
            <text:p>12.318796</text:p>
          </table:table-cell>
          <table:table-cell table:formula="of:=[.C444]-[.C443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406" calcext:value-type="float">
            <text:p>32406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349.295441" calcext:value-type="float">
            <text:p>349.295441</text:p>
          </table:table-cell>
          <table:table-cell office:value-type="float" office:value="12.318482" calcext:value-type="float">
            <text:p>12.318482</text:p>
          </table:table-cell>
          <table:table-cell table:formula="of:=[.C445]-[.C44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463" calcext:value-type="float">
            <text:p>32463</text:p>
          </table:table-cell>
          <table:table-cell office:value-type="float" office:value="349.221375" calcext:value-type="float">
            <text:p>349.221375</text:p>
          </table:table-cell>
          <table:table-cell office:value-type="float" office:value="349.122742" calcext:value-type="float">
            <text:p>349.122742</text:p>
          </table:table-cell>
          <table:table-cell office:value-type="float" office:value="12.318435" calcext:value-type="float">
            <text:p>12.318435</text:p>
          </table:table-cell>
          <table:table-cell table:formula="of:=[.C446]-[.C44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520" calcext:value-type="float">
            <text:p>32520</text:p>
          </table:table-cell>
          <table:table-cell office:value-type="float" office:value="349.231628" calcext:value-type="float">
            <text:p>349.231628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12.318796" calcext:value-type="float">
            <text:p>12.318796</text:p>
          </table:table-cell>
          <table:table-cell table:formula="of:=[.C447]-[.C44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577" calcext:value-type="float">
            <text:p>32577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19123" calcext:value-type="float">
            <text:p>12.319123</text:p>
          </table:table-cell>
          <table:table-cell table:formula="of:=[.C448]-[.C44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634" calcext:value-type="float">
            <text:p>32634</text:p>
          </table:table-cell>
          <table:table-cell office:value-type="float" office:value="349.229797" calcext:value-type="float">
            <text:p>349.229797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12.318732" calcext:value-type="float">
            <text:p>12.318732</text:p>
          </table:table-cell>
          <table:table-cell table:formula="of:=[.C449]-[.C44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691" calcext:value-type="float">
            <text:p>32691</text:p>
          </table:table-cell>
          <table:table-cell office:value-type="float" office:value="349.218658" calcext:value-type="float">
            <text:p>349.218658</text:p>
          </table:table-cell>
          <table:table-cell office:value-type="float" office:value="349.047729" calcext:value-type="float">
            <text:p>349.047729</text:p>
          </table:table-cell>
          <table:table-cell office:value-type="float" office:value="12.318339" calcext:value-type="float">
            <text:p>12.318339</text:p>
          </table:table-cell>
          <table:table-cell table:formula="of:=[.C450]-[.C44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747" calcext:value-type="float">
            <text:p>32747</text:p>
          </table:table-cell>
          <table:table-cell office:value-type="float" office:value="349.217957" calcext:value-type="float">
            <text:p>349.217957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12.318315" calcext:value-type="float">
            <text:p>12.318315</text:p>
          </table:table-cell>
          <table:table-cell table:formula="of:=[.C451]-[.C450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804" calcext:value-type="float">
            <text:p>32804</text:p>
          </table:table-cell>
          <table:table-cell office:value-type="float" office:value="349.194977" calcext:value-type="float">
            <text:p>349.194977</text:p>
          </table:table-cell>
          <table:table-cell office:value-type="float" office:value="349.086365" calcext:value-type="float">
            <text:p>349.086365</text:p>
          </table:table-cell>
          <table:table-cell office:value-type="float" office:value="12.317504" calcext:value-type="float">
            <text:p>12.317504</text:p>
          </table:table-cell>
          <table:table-cell table:formula="of:=[.C452]-[.C45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861" calcext:value-type="float">
            <text:p>32861</text:p>
          </table:table-cell>
          <table:table-cell office:value-type="float" office:value="349.198822" calcext:value-type="float">
            <text:p>349.198822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17639" calcext:value-type="float">
            <text:p>12.317639</text:p>
          </table:table-cell>
          <table:table-cell table:formula="of:=[.C453]-[.C45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918" calcext:value-type="float">
            <text:p>32918</text:p>
          </table:table-cell>
          <table:table-cell office:value-type="float" office:value="349.22226" calcext:value-type="float">
            <text:p>349.22226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18466" calcext:value-type="float">
            <text:p>12.318466</text:p>
          </table:table-cell>
          <table:table-cell table:formula="of:=[.C454]-[.C45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975" calcext:value-type="float">
            <text:p>32975</text:p>
          </table:table-cell>
          <table:table-cell office:value-type="float" office:value="349.214752" calcext:value-type="float">
            <text:p>349.214752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12.318201" calcext:value-type="float">
            <text:p>12.318201</text:p>
          </table:table-cell>
          <table:table-cell table:formula="of:=[.C455]-[.C45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032" calcext:value-type="float">
            <text:p>33032</text:p>
          </table:table-cell>
          <table:table-cell office:value-type="float" office:value="349.226562" calcext:value-type="float">
            <text:p>349.226562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12.318618" calcext:value-type="float">
            <text:p>12.318618</text:p>
          </table:table-cell>
          <table:table-cell table:formula="of:=[.C456]-[.C45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088" calcext:value-type="float">
            <text:p>33088</text:p>
          </table:table-cell>
          <table:table-cell office:value-type="float" office:value="349.226318" calcext:value-type="float">
            <text:p>349.226318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18609" calcext:value-type="float">
            <text:p>12.318609</text:p>
          </table:table-cell>
          <table:table-cell table:formula="of:=[.C457]-[.C456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145" calcext:value-type="float">
            <text:p>33145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12.318482" calcext:value-type="float">
            <text:p>12.318482</text:p>
          </table:table-cell>
          <table:table-cell table:formula="of:=[.C458]-[.C45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202" calcext:value-type="float">
            <text:p>33202</text:p>
          </table:table-cell>
          <table:table-cell office:value-type="float" office:value="349.214996" calcext:value-type="float">
            <text:p>349.214996</text:p>
          </table:table-cell>
          <table:table-cell office:value-type="float" office:value="349.145447" calcext:value-type="float">
            <text:p>349.145447</text:p>
          </table:table-cell>
          <table:table-cell office:value-type="float" office:value="12.31821" calcext:value-type="float">
            <text:p>12.31821</text:p>
          </table:table-cell>
          <table:table-cell table:formula="of:=[.C459]-[.C45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259" calcext:value-type="float">
            <text:p>33259</text:p>
          </table:table-cell>
          <table:table-cell office:value-type="float" office:value="349.231781" calcext:value-type="float">
            <text:p>349.231781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12.318802" calcext:value-type="float">
            <text:p>12.318802</text:p>
          </table:table-cell>
          <table:table-cell table:formula="of:=[.C460]-[.C45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316" calcext:value-type="float">
            <text:p>33316</text:p>
          </table:table-cell>
          <table:table-cell office:value-type="float" office:value="349.22702" calcext:value-type="float">
            <text:p>349.22702</text:p>
          </table:table-cell>
          <table:table-cell office:value-type="float" office:value="349.209076" calcext:value-type="float">
            <text:p>349.209076</text:p>
          </table:table-cell>
          <table:table-cell office:value-type="float" office:value="12.318634" calcext:value-type="float">
            <text:p>12.318634</text:p>
          </table:table-cell>
          <table:table-cell table:formula="of:=[.C461]-[.C46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373" calcext:value-type="float">
            <text:p>33373</text:p>
          </table:table-cell>
          <table:table-cell office:value-type="float" office:value="349.228821" calcext:value-type="float">
            <text:p>349.228821</text:p>
          </table:table-cell>
          <table:table-cell office:value-type="float" office:value="349.104553" calcext:value-type="float">
            <text:p>349.104553</text:p>
          </table:table-cell>
          <table:table-cell office:value-type="float" office:value="12.318697" calcext:value-type="float">
            <text:p>12.318697</text:p>
          </table:table-cell>
          <table:table-cell table:formula="of:=[.C462]-[.C46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430" calcext:value-type="float">
            <text:p>33430</text:p>
          </table:table-cell>
          <table:table-cell office:value-type="float" office:value="349.234528" calcext:value-type="float">
            <text:p>349.234528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18899" calcext:value-type="float">
            <text:p>12.318899</text:p>
          </table:table-cell>
          <table:table-cell table:formula="of:=[.C463]-[.C46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486" calcext:value-type="float">
            <text:p>33486</text:p>
          </table:table-cell>
          <table:table-cell office:value-type="float" office:value="349.221588" calcext:value-type="float">
            <text:p>349.221588</text:p>
          </table:table-cell>
          <table:table-cell office:value-type="float" office:value="349.245453" calcext:value-type="float">
            <text:p>349.245453</text:p>
          </table:table-cell>
          <table:table-cell office:value-type="float" office:value="12.318442" calcext:value-type="float">
            <text:p>12.318442</text:p>
          </table:table-cell>
          <table:table-cell table:formula="of:=[.C464]-[.C463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543" calcext:value-type="float">
            <text:p>33543</text:p>
          </table:table-cell>
          <table:table-cell office:value-type="float" office:value="349.212952" calcext:value-type="float">
            <text:p>349.212952</text:p>
          </table:table-cell>
          <table:table-cell office:value-type="float" office:value="349.134094" calcext:value-type="float">
            <text:p>349.134094</text:p>
          </table:table-cell>
          <table:table-cell office:value-type="float" office:value="12.318138" calcext:value-type="float">
            <text:p>12.318138</text:p>
          </table:table-cell>
          <table:table-cell table:formula="of:=[.C465]-[.C46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600" calcext:value-type="float">
            <text:p>33600</text:p>
          </table:table-cell>
          <table:table-cell office:value-type="float" office:value="349.215424" calcext:value-type="float">
            <text:p>349.215424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18225" calcext:value-type="float">
            <text:p>12.318225</text:p>
          </table:table-cell>
          <table:table-cell table:formula="of:=[.C466]-[.C46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657" calcext:value-type="float">
            <text:p>33657</text:p>
          </table:table-cell>
          <table:table-cell office:value-type="float" office:value="349.197266" calcext:value-type="float">
            <text:p>349.197266</text:p>
          </table:table-cell>
          <table:table-cell office:value-type="float" office:value="349.106812" calcext:value-type="float">
            <text:p>349.106812</text:p>
          </table:table-cell>
          <table:table-cell office:value-type="float" office:value="12.317584" calcext:value-type="float">
            <text:p>12.317584</text:p>
          </table:table-cell>
          <table:table-cell table:formula="of:=[.C467]-[.C46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714" calcext:value-type="float">
            <text:p>33714</text:p>
          </table:table-cell>
          <table:table-cell office:value-type="float" office:value="349.186127" calcext:value-type="float">
            <text:p>349.186127</text:p>
          </table:table-cell>
          <table:table-cell office:value-type="float" office:value="349.104553" calcext:value-type="float">
            <text:p>349.104553</text:p>
          </table:table-cell>
          <table:table-cell office:value-type="float" office:value="12.317191" calcext:value-type="float">
            <text:p>12.317191</text:p>
          </table:table-cell>
          <table:table-cell table:formula="of:=[.C468]-[.C46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771" calcext:value-type="float">
            <text:p>33771</text:p>
          </table:table-cell>
          <table:table-cell office:value-type="float" office:value="349.189087" calcext:value-type="float">
            <text:p>349.189087</text:p>
          </table:table-cell>
          <table:table-cell office:value-type="float" office:value="349.174988" calcext:value-type="float">
            <text:p>349.174988</text:p>
          </table:table-cell>
          <table:table-cell office:value-type="float" office:value="12.317296" calcext:value-type="float">
            <text:p>12.317296</text:p>
          </table:table-cell>
          <table:table-cell table:formula="of:=[.C469]-[.C46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827" calcext:value-type="float">
            <text:p>33827</text:p>
          </table:table-cell>
          <table:table-cell office:value-type="float" office:value="349.180908" calcext:value-type="float">
            <text:p>349.180908</text:p>
          </table:table-cell>
          <table:table-cell office:value-type="float" office:value="349.134094" calcext:value-type="float">
            <text:p>349.134094</text:p>
          </table:table-cell>
          <table:table-cell office:value-type="float" office:value="12.317007" calcext:value-type="float">
            <text:p>12.317007</text:p>
          </table:table-cell>
          <table:table-cell table:formula="of:=[.C470]-[.C469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884" calcext:value-type="float">
            <text:p>33884</text:p>
          </table:table-cell>
          <table:table-cell office:value-type="float" office:value="349.172272" calcext:value-type="float">
            <text:p>349.172272</text:p>
          </table:table-cell>
          <table:table-cell office:value-type="float" office:value="349.122742" calcext:value-type="float">
            <text:p>349.122742</text:p>
          </table:table-cell>
          <table:table-cell office:value-type="float" office:value="12.316703" calcext:value-type="float">
            <text:p>12.316703</text:p>
          </table:table-cell>
          <table:table-cell table:formula="of:=[.C471]-[.C47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941" calcext:value-type="float">
            <text:p>33941</text:p>
          </table:table-cell>
          <table:table-cell office:value-type="float" office:value="349.187744" calcext:value-type="float">
            <text:p>349.187744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12.317248" calcext:value-type="float">
            <text:p>12.317248</text:p>
          </table:table-cell>
          <table:table-cell table:formula="of:=[.C472]-[.C47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998" calcext:value-type="float">
            <text:p>33998</text:p>
          </table:table-cell>
          <table:table-cell office:value-type="float" office:value="349.173645" calcext:value-type="float">
            <text:p>349.173645</text:p>
          </table:table-cell>
          <table:table-cell office:value-type="float" office:value="349.188629" calcext:value-type="float">
            <text:p>349.188629</text:p>
          </table:table-cell>
          <table:table-cell office:value-type="float" office:value="12.316751" calcext:value-type="float">
            <text:p>12.316751</text:p>
          </table:table-cell>
          <table:table-cell table:formula="of:=[.C473]-[.C47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055" calcext:value-type="float">
            <text:p>34055</text:p>
          </table:table-cell>
          <table:table-cell office:value-type="float" office:value="349.174316" calcext:value-type="float">
            <text:p>349.174316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16774" calcext:value-type="float">
            <text:p>12.316774</text:p>
          </table:table-cell>
          <table:table-cell table:formula="of:=[.C474]-[.C47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112" calcext:value-type="float">
            <text:p>34112</text:p>
          </table:table-cell>
          <table:table-cell office:value-type="float" office:value="349.1875" calcext:value-type="float">
            <text:p>349.1875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1724" calcext:value-type="float">
            <text:p>12.31724</text:p>
          </table:table-cell>
          <table:table-cell table:formula="of:=[.C475]-[.C47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169" calcext:value-type="float">
            <text:p>34169</text:p>
          </table:table-cell>
          <table:table-cell office:value-type="float" office:value="349.190247" calcext:value-type="float">
            <text:p>349.190247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12.317337" calcext:value-type="float">
            <text:p>12.317337</text:p>
          </table:table-cell>
          <table:table-cell table:formula="of:=[.C476]-[.C47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225" calcext:value-type="float">
            <text:p>34225</text:p>
          </table:table-cell>
          <table:table-cell office:value-type="float" office:value="349.215668" calcext:value-type="float">
            <text:p>349.215668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18233" calcext:value-type="float">
            <text:p>12.318233</text:p>
          </table:table-cell>
          <table:table-cell table:formula="of:=[.C477]-[.C476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282" calcext:value-type="float">
            <text:p>34282</text:p>
          </table:table-cell>
          <table:table-cell office:value-type="float" office:value="349.215668" calcext:value-type="float">
            <text:p>349.215668</text:p>
          </table:table-cell>
          <table:table-cell office:value-type="float" office:value="349.104553" calcext:value-type="float">
            <text:p>349.104553</text:p>
          </table:table-cell>
          <table:table-cell office:value-type="float" office:value="12.318233" calcext:value-type="float">
            <text:p>12.318233</text:p>
          </table:table-cell>
          <table:table-cell table:formula="of:=[.C478]-[.C47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339" calcext:value-type="float">
            <text:p>34339</text:p>
          </table:table-cell>
          <table:table-cell office:value-type="float" office:value="349.216583" calcext:value-type="float">
            <text:p>349.216583</text:p>
          </table:table-cell>
          <table:table-cell office:value-type="float" office:value="349.184082" calcext:value-type="float">
            <text:p>349.184082</text:p>
          </table:table-cell>
          <table:table-cell office:value-type="float" office:value="12.318266" calcext:value-type="float">
            <text:p>12.318266</text:p>
          </table:table-cell>
          <table:table-cell table:formula="of:=[.C479]-[.C47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396" calcext:value-type="float">
            <text:p>34396</text:p>
          </table:table-cell>
          <table:table-cell office:value-type="float" office:value="349.218414" calcext:value-type="float">
            <text:p>349.218414</text:p>
          </table:table-cell>
          <table:table-cell office:value-type="float" office:value="349.152283" calcext:value-type="float">
            <text:p>349.152283</text:p>
          </table:table-cell>
          <table:table-cell office:value-type="float" office:value="12.318331" calcext:value-type="float">
            <text:p>12.318331</text:p>
          </table:table-cell>
          <table:table-cell table:formula="of:=[.C480]-[.C47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453" calcext:value-type="float">
            <text:p>34453</text:p>
          </table:table-cell>
          <table:table-cell office:value-type="float" office:value="349.232971" calcext:value-type="float">
            <text:p>349.232971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12.318844" calcext:value-type="float">
            <text:p>12.318844</text:p>
          </table:table-cell>
          <table:table-cell table:formula="of:=[.C481]-[.C48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510" calcext:value-type="float">
            <text:p>34510</text:p>
          </table:table-cell>
          <table:table-cell office:value-type="float" office:value="349.239075" calcext:value-type="float">
            <text:p>349.239075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19059" calcext:value-type="float">
            <text:p>12.319059</text:p>
          </table:table-cell>
          <table:table-cell table:formula="of:=[.C482]-[.C48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566" calcext:value-type="float">
            <text:p>34566</text:p>
          </table:table-cell>
          <table:table-cell office:value-type="float" office:value="349.250671" calcext:value-type="float">
            <text:p>349.250671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19468" calcext:value-type="float">
            <text:p>12.319468</text:p>
          </table:table-cell>
          <table:table-cell table:formula="of:=[.C483]-[.C482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623" calcext:value-type="float">
            <text:p>34623</text:p>
          </table:table-cell>
          <table:table-cell office:value-type="float" office:value="349.256592" calcext:value-type="float">
            <text:p>349.256592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19677" calcext:value-type="float">
            <text:p>12.319677</text:p>
          </table:table-cell>
          <table:table-cell table:formula="of:=[.C484]-[.C48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680" calcext:value-type="float">
            <text:p>34680</text:p>
          </table:table-cell>
          <table:table-cell office:value-type="float" office:value="349.26001" calcext:value-type="float">
            <text:p>349.26001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19798" calcext:value-type="float">
            <text:p>12.319798</text:p>
          </table:table-cell>
          <table:table-cell table:formula="of:=[.C485]-[.C48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737" calcext:value-type="float">
            <text:p>34737</text:p>
          </table:table-cell>
          <table:table-cell office:value-type="float" office:value="349.239319" calcext:value-type="float">
            <text:p>349.239319</text:p>
          </table:table-cell>
          <table:table-cell office:value-type="float" office:value="349.086365" calcext:value-type="float">
            <text:p>349.086365</text:p>
          </table:table-cell>
          <table:table-cell office:value-type="float" office:value="12.319068" calcext:value-type="float">
            <text:p>12.319068</text:p>
          </table:table-cell>
          <table:table-cell table:formula="of:=[.C486]-[.C48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794" calcext:value-type="float">
            <text:p>34794</text:p>
          </table:table-cell>
          <table:table-cell office:value-type="float" office:value="349.239319" calcext:value-type="float">
            <text:p>349.239319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19068" calcext:value-type="float">
            <text:p>12.319068</text:p>
          </table:table-cell>
          <table:table-cell table:formula="of:=[.C487]-[.C48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851" calcext:value-type="float">
            <text:p>34851</text:p>
          </table:table-cell>
          <table:table-cell office:value-type="float" office:value="349.240234" calcext:value-type="float">
            <text:p>349.240234</text:p>
          </table:table-cell>
          <table:table-cell office:value-type="float" office:value="349.113647" calcext:value-type="float">
            <text:p>349.113647</text:p>
          </table:table-cell>
          <table:table-cell office:value-type="float" office:value="12.3191" calcext:value-type="float">
            <text:p>12.3191</text:p>
          </table:table-cell>
          <table:table-cell table:formula="of:=[.C488]-[.C48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908" calcext:value-type="float">
            <text:p>34908</text:p>
          </table:table-cell>
          <table:table-cell office:value-type="float" office:value="349.237274" calcext:value-type="float">
            <text:p>349.237274</text:p>
          </table:table-cell>
          <table:table-cell office:value-type="float" office:value="349.154541" calcext:value-type="float">
            <text:p>349.154541</text:p>
          </table:table-cell>
          <table:table-cell office:value-type="float" office:value="12.318995" calcext:value-type="float">
            <text:p>12.318995</text:p>
          </table:table-cell>
          <table:table-cell table:formula="of:=[.C489]-[.C48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964" calcext:value-type="float">
            <text:p>34964</text:p>
          </table:table-cell>
          <table:table-cell office:value-type="float" office:value="349.240662" calcext:value-type="float">
            <text:p>349.240662</text:p>
          </table:table-cell>
          <table:table-cell office:value-type="float" office:value="349.186371" calcext:value-type="float">
            <text:p>349.186371</text:p>
          </table:table-cell>
          <table:table-cell office:value-type="float" office:value="12.319115" calcext:value-type="float">
            <text:p>12.319115</text:p>
          </table:table-cell>
          <table:table-cell table:formula="of:=[.C490]-[.C489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021" calcext:value-type="float">
            <text:p>35021</text:p>
          </table:table-cell>
          <table:table-cell office:value-type="float" office:value="349.243164" calcext:value-type="float">
            <text:p>349.243164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12.319203" calcext:value-type="float">
            <text:p>12.319203</text:p>
          </table:table-cell>
          <table:table-cell table:formula="of:=[.C491]-[.C49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078" calcext:value-type="float">
            <text:p>35078</text:p>
          </table:table-cell>
          <table:table-cell office:value-type="float" office:value="349.226807" calcext:value-type="float">
            <text:p>349.226807</text:p>
          </table:table-cell>
          <table:table-cell office:value-type="float" office:value="349.15683" calcext:value-type="float">
            <text:p>349.15683</text:p>
          </table:table-cell>
          <table:table-cell office:value-type="float" office:value="12.318626" calcext:value-type="float">
            <text:p>12.318626</text:p>
          </table:table-cell>
          <table:table-cell table:formula="of:=[.C492]-[.C49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135" calcext:value-type="float">
            <text:p>35135</text:p>
          </table:table-cell>
          <table:table-cell office:value-type="float" office:value="349.201111" calcext:value-type="float">
            <text:p>349.201111</text:p>
          </table:table-cell>
          <table:table-cell office:value-type="float" office:value="349.047729" calcext:value-type="float">
            <text:p>349.047729</text:p>
          </table:table-cell>
          <table:table-cell office:value-type="float" office:value="12.31772" calcext:value-type="float">
            <text:p>12.31772</text:p>
          </table:table-cell>
          <table:table-cell table:formula="of:=[.C493]-[.C49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192" calcext:value-type="float">
            <text:p>35192</text:p>
          </table:table-cell>
          <table:table-cell office:value-type="float" office:value="349.181824" calcext:value-type="float">
            <text:p>349.181824</text:p>
          </table:table-cell>
          <table:table-cell office:value-type="float" office:value="349.118195" calcext:value-type="float">
            <text:p>349.118195</text:p>
          </table:table-cell>
          <table:table-cell office:value-type="float" office:value="12.317039" calcext:value-type="float">
            <text:p>12.317039</text:p>
          </table:table-cell>
          <table:table-cell table:formula="of:=[.C494]-[.C49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249" calcext:value-type="float">
            <text:p>35249</text:p>
          </table:table-cell>
          <table:table-cell office:value-type="float" office:value="349.164551" calcext:value-type="float">
            <text:p>349.164551</text:p>
          </table:table-cell>
          <table:table-cell office:value-type="float" office:value="349.127258" calcext:value-type="float">
            <text:p>349.127258</text:p>
          </table:table-cell>
          <table:table-cell office:value-type="float" office:value="12.31643" calcext:value-type="float">
            <text:p>12.31643</text:p>
          </table:table-cell>
          <table:table-cell table:formula="of:=[.C495]-[.C49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305" calcext:value-type="float">
            <text:p>35305</text:p>
          </table:table-cell>
          <table:table-cell office:value-type="float" office:value="349.156586" calcext:value-type="float">
            <text:p>349.156586</text:p>
          </table:table-cell>
          <table:table-cell office:value-type="float" office:value="349.006805" calcext:value-type="float">
            <text:p>349.006805</text:p>
          </table:table-cell>
          <table:table-cell office:value-type="float" office:value="12.31615" calcext:value-type="float">
            <text:p>12.31615</text:p>
          </table:table-cell>
          <table:table-cell table:formula="of:=[.C496]-[.C495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362" calcext:value-type="float">
            <text:p>35362</text:p>
          </table:table-cell>
          <table:table-cell office:value-type="float" office:value="349.125427" calcext:value-type="float">
            <text:p>349.125427</text:p>
          </table:table-cell>
          <table:table-cell office:value-type="float" office:value="349.049988" calcext:value-type="float">
            <text:p>349.049988</text:p>
          </table:table-cell>
          <table:table-cell office:value-type="float" office:value="12.31505" calcext:value-type="float">
            <text:p>12.31505</text:p>
          </table:table-cell>
          <table:table-cell table:formula="of:=[.C497]-[.C49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419" calcext:value-type="float">
            <text:p>35419</text:p>
          </table:table-cell>
          <table:table-cell office:value-type="float" office:value="349.128632" calcext:value-type="float">
            <text:p>349.128632</text:p>
          </table:table-cell>
          <table:table-cell office:value-type="float" office:value="349.145447" calcext:value-type="float">
            <text:p>349.145447</text:p>
          </table:table-cell>
          <table:table-cell office:value-type="float" office:value="12.315164" calcext:value-type="float">
            <text:p>12.315164</text:p>
          </table:table-cell>
          <table:table-cell table:formula="of:=[.C498]-[.C49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476" calcext:value-type="float">
            <text:p>35476</text:p>
          </table:table-cell>
          <table:table-cell office:value-type="float" office:value="349.136597" calcext:value-type="float">
            <text:p>349.136597</text:p>
          </table:table-cell>
          <table:table-cell office:value-type="float" office:value="349.2341" calcext:value-type="float">
            <text:p>349.2341</text:p>
          </table:table-cell>
          <table:table-cell office:value-type="float" office:value="12.315444" calcext:value-type="float">
            <text:p>12.315444</text:p>
          </table:table-cell>
          <table:table-cell table:formula="of:=[.C499]-[.C49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533" calcext:value-type="float">
            <text:p>35533</text:p>
          </table:table-cell>
          <table:table-cell office:value-type="float" office:value="349.144348" calcext:value-type="float">
            <text:p>349.144348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5718" calcext:value-type="float">
            <text:p>12.315718</text:p>
          </table:table-cell>
          <table:table-cell table:formula="of:=[.C500]-[.C49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01]-[.C500]" office:value-type="float" office:value="-35533" calcext:value-type="float">
            <text:p>-35533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02]-[.C5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03]-[.C5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04]-[.C5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05]-[.C5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06]-[.C5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07]-[.C50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08]-[.C50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09]-[.C5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0]-[.C5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1]-[.C5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2]-[.C5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3]-[.C5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4]-[.C5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5]-[.C5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6]-[.C5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7]-[.C5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8]-[.C5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9]-[.C5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0]-[.C5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1]-[.C5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2]-[.C5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3]-[.C5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4]-[.C5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5]-[.C5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6]-[.C5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7]-[.C5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8]-[.C5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9]-[.C5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0]-[.C5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1]-[.C5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2]-[.C5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3]-[.C5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4]-[.C5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5]-[.C5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6]-[.C5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7]-[.C5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8]-[.C5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9]-[.C5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0]-[.C5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1]-[.C5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2]-[.C5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3]-[.C5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4]-[.C5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5]-[.C5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6]-[.C5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7]-[.C5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8]-[.C5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9]-[.C5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0]-[.C5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1]-[.C5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2]-[.C5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3]-[.C5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4]-[.C5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5]-[.C5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6]-[.C5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7]-[.C5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8]-[.C5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9]-[.C5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0]-[.C5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1]-[.C5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2]-[.C5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3]-[.C5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4]-[.C5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5]-[.C5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6]-[.C5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7]-[.C5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8]-[.C5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9]-[.C5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0]-[.C5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1]-[.C5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2]-[.C5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3]-[.C5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4]-[.C5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5]-[.C5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6]-[.C5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7]-[.C5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8]-[.C5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9]-[.C5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0]-[.C5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1]-[.C5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2]-[.C5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3]-[.C5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4]-[.C5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5]-[.C5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6]-[.C5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7]-[.C5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8]-[.C5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9]-[.C5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0]-[.C5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1]-[.C5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2]-[.C5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3]-[.C5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4]-[.C5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5]-[.C5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6]-[.C5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7]-[.C5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8]-[.C5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9]-[.C5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0]-[.C59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1]-[.C60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2]-[.C6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3]-[.C6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4]-[.C6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5]-[.C6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6]-[.C6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7]-[.C60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8]-[.C60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9]-[.C6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0]-[.C6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1]-[.C6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2]-[.C6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3]-[.C6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4]-[.C6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5]-[.C6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6]-[.C6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7]-[.C6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8]-[.C6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9]-[.C6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0]-[.C6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1]-[.C6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2]-[.C6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3]-[.C6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4]-[.C6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5]-[.C6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6]-[.C6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7]-[.C6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8]-[.C6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9]-[.C6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0]-[.C6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1]-[.C6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2]-[.C6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3]-[.C6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4]-[.C6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5]-[.C6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6]-[.C6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7]-[.C6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8]-[.C6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9]-[.C6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0]-[.C6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1]-[.C6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2]-[.C6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3]-[.C6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4]-[.C6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5]-[.C6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6]-[.C6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7]-[.C6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8]-[.C6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9]-[.C6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0]-[.C6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1]-[.C6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2]-[.C6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3]-[.C6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4]-[.C6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5]-[.C6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6]-[.C6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7]-[.C6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8]-[.C6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9]-[.C6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0]-[.C6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1]-[.C6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2]-[.C6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3]-[.C6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4]-[.C6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5]-[.C6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6]-[.C6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7]-[.C6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8]-[.C6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9]-[.C6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0]-[.C6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1]-[.C6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2]-[.C6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3]-[.C6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4]-[.C6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5]-[.C6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6]-[.C6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7]-[.C6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8]-[.C6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9]-[.C6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0]-[.C6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1]-[.C6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2]-[.C6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3]-[.C6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4]-[.C6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5]-[.C6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6]-[.C6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7]-[.C6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8]-[.C6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9]-[.C6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0]-[.C6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1]-[.C6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2]-[.C6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3]-[.C6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4]-[.C6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5]-[.C6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6]-[.C6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7]-[.C6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8]-[.C6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9]-[.C6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0]-[.C69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1]-[.C70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2]-[.C7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3]-[.C7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4]-[.C7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5]-[.C7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6]-[.C7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7]-[.C70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8]-[.C70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9]-[.C7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0]-[.C7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1]-[.C7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2]-[.C7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3]-[.C7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4]-[.C7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5]-[.C7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6]-[.C7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7]-[.C7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8]-[.C7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9]-[.C7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0]-[.C7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1]-[.C7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2]-[.C7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3]-[.C7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4]-[.C7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5]-[.C7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6]-[.C7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7]-[.C7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8]-[.C7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9]-[.C7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0]-[.C7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1]-[.C7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2]-[.C7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3]-[.C7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4]-[.C7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5]-[.C7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6]-[.C7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7]-[.C7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8]-[.C7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9]-[.C7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0]-[.C7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1]-[.C7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2]-[.C7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3]-[.C7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4]-[.C7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5]-[.C7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6]-[.C7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7]-[.C7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8]-[.C7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9]-[.C7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0]-[.C7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1]-[.C7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2]-[.C7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3]-[.C7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4]-[.C7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5]-[.C7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6]-[.C7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7]-[.C7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8]-[.C7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9]-[.C7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0]-[.C7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1]-[.C7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2]-[.C7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3]-[.C7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4]-[.C7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5]-[.C7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6]-[.C7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7]-[.C7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8]-[.C7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9]-[.C7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0]-[.C7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1]-[.C7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2]-[.C7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3]-[.C7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4]-[.C7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5]-[.C7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6]-[.C7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7]-[.C7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8]-[.C7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9]-[.C7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0]-[.C7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1]-[.C7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2]-[.C7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3]-[.C7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4]-[.C7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5]-[.C7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6]-[.C7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7]-[.C7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8]-[.C7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9]-[.C7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0]-[.C7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1]-[.C7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2]-[.C7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3]-[.C7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4]-[.C7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5]-[.C7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6]-[.C7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7]-[.C7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8]-[.C7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9]-[.C7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0]-[.C79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1]-[.C80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2]-[.C8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3]-[.C8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4]-[.C8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5]-[.C8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6]-[.C8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7]-[.C80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8]-[.C80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9]-[.C8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0]-[.C8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1]-[.C8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2]-[.C8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3]-[.C8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4]-[.C8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5]-[.C8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6]-[.C8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7]-[.C8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8]-[.C8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9]-[.C8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0]-[.C8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1]-[.C8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2]-[.C8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3]-[.C8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4]-[.C8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5]-[.C8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6]-[.C8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7]-[.C8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8]-[.C8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9]-[.C8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0]-[.C8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1]-[.C8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2]-[.C8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3]-[.C8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4]-[.C8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5]-[.C8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6]-[.C8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7]-[.C8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8]-[.C8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9]-[.C8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0]-[.C8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1]-[.C8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2]-[.C8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3]-[.C8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4]-[.C8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5]-[.C8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6]-[.C8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7]-[.C8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8]-[.C8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9]-[.C8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0]-[.C8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1]-[.C8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2]-[.C8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3]-[.C8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4]-[.C8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5]-[.C8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6]-[.C8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7]-[.C8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8]-[.C8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9]-[.C8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0]-[.C8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1]-[.C8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2]-[.C8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3]-[.C8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4]-[.C8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5]-[.C8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6]-[.C8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7]-[.C8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8]-[.C8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9]-[.C8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0]-[.C8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1]-[.C8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2]-[.C8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3]-[.C8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4]-[.C8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5]-[.C8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6]-[.C8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7]-[.C8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8]-[.C8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9]-[.C8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0]-[.C8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1]-[.C8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2]-[.C8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3]-[.C8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4]-[.C8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5]-[.C8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6]-[.C8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7]-[.C8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8]-[.C8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9]-[.C8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0]-[.C8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1]-[.C8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2]-[.C8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3]-[.C8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4]-[.C8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5]-[.C8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6]-[.C8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7]-[.C8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8]-[.C8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9]-[.C8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0]-[.C89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1]-[.C90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2]-[.C9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3]-[.C9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4]-[.C9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5]-[.C9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6]-[.C9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7]-[.C90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8]-[.C90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9]-[.C9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0]-[.C9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1]-[.C9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2]-[.C9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3]-[.C9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4]-[.C9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5]-[.C9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6]-[.C9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7]-[.C9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8]-[.C9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9]-[.C9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0]-[.C9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1]-[.C9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2]-[.C9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3]-[.C9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4]-[.C9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5]-[.C9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6]-[.C9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7]-[.C9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8]-[.C9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9]-[.C9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0]-[.C9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1]-[.C9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2]-[.C9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3]-[.C9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4]-[.C9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5]-[.C9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6]-[.C9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7]-[.C9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8]-[.C9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9]-[.C9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0]-[.C9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1]-[.C9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2]-[.C9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3]-[.C9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4]-[.C9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5]-[.C9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6]-[.C9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7]-[.C9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8]-[.C9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9]-[.C9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0]-[.C9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1]-[.C9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2]-[.C9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3]-[.C9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4]-[.C9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5]-[.C9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6]-[.C9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7]-[.C9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8]-[.C9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9]-[.C9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0]-[.C9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1]-[.C9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2]-[.C9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3]-[.C9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4]-[.C9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5]-[.C9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6]-[.C9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7]-[.C9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8]-[.C9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9]-[.C9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0]-[.C9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1]-[.C9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2]-[.C9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3]-[.C9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4]-[.C9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5]-[.C9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6]-[.C9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7]-[.C9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8]-[.C9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9]-[.C9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0]-[.C9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1]-[.C9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2]-[.C9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3]-[.C9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4]-[.C9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5]-[.C9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6]-[.C9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7]-[.C9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8]-[.C9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9]-[.C9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0]-[.C9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1]-[.C9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2]-[.C9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3]-[.C9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4]-[.C9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5]-[.C9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6]-[.C9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7]-[.C9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8]-[.C9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9]-[.C9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1000]-[.C999]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07:58:29.3422280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0T23:05:41.220379002</meta:creation-date>
    <dc:date>2022-01-11T11:00:31.907402244</dc:date>
    <meta:editing-duration>PT2H36M54S</meta:editing-duration>
    <meta:editing-cycles>15</meta:editing-cycles>
    <meta:generator>LibreOffice/7.0.4.2$Linux_X86_64 LibreOffice_project/00$Build-2</meta:generator>
    <meta:document-statistic meta:table-count="1" meta:cell-count="302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start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133cm" svg:height="19.339cm" xlink:href=".." xlink:type="simple" chart:class="chart:line" chart:style-name="ch1">
        <chart:legend chart:legend-position="end" svg:x="29.281cm" svg:y="9.121cm" style:legend-expansion="high" chart:style-name="ch2"/>
        <chart:plot-area chart:style-name="ch3" table:cell-range-address="Sheet1.D1:Sheet1.E100" svg:x="0.538cm" svg:y="0.17cm" svg:width="27.659cm" svg:height="18.572cm">
          <chart:coordinate-region svg:x="1.636cm" svg:y="0.37cm" svg:width="26.561cm" svg:height="17.5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100" chart:class="chart:line">
            <chart:data-point chart:repeated="100"/>
          </chart:series>
          <chart:series chart:style-name="ch7" chart:values-cell-range-address="Sheet1.E1:Sheet1.E100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9.184723">
                <text:p>349.184723</text:p>
                <draw:g>
                  <svg:desc>Sheet1.D1:Sheet1.D100</svg:desc>
                </draw:g>
              </table:table-cell>
              <table:table-cell office:value-type="float" office:value="349.336365">
                <text:p>349.336365</text:p>
                <draw:g>
                  <svg:desc>Sheet1.E1:Sheet1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9.193359">
                <text:p>349.193359</text:p>
              </table:table-cell>
              <table:table-cell office:value-type="float" office:value="349.302277">
                <text:p>349.3022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9.228149">
                <text:p>349.228149</text:p>
              </table:table-cell>
              <table:table-cell office:value-type="float" office:value="349.209076">
                <text:p>349.2090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9.234283">
                <text:p>349.234283</text:p>
              </table:table-cell>
              <table:table-cell office:value-type="float" office:value="349.159088">
                <text:p>349.1590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9.222473">
                <text:p>349.222473</text:p>
              </table:table-cell>
              <table:table-cell office:value-type="float" office:value="349.206818">
                <text:p>349.2068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9.202942">
                <text:p>349.202942</text:p>
              </table:table-cell>
              <table:table-cell office:value-type="float" office:value="349.122742">
                <text:p>349.1227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9.199768">
                <text:p>349.199768</text:p>
              </table:table-cell>
              <table:table-cell office:value-type="float" office:value="349.213623">
                <text:p>349.2136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9.223389">
                <text:p>349.223389</text:p>
              </table:table-cell>
              <table:table-cell office:value-type="float" office:value="349.297729">
                <text:p>349.2977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9.215668">
                <text:p>349.215668</text:p>
              </table:table-cell>
              <table:table-cell office:value-type="float" office:value="349.086365">
                <text:p>349.0863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9.215668">
                <text:p>349.215668</text:p>
              </table:table-cell>
              <table:table-cell office:value-type="float" office:value="349.222717">
                <text:p>349.2227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9.192963">
                <text:p>349.192963</text:p>
              </table:table-cell>
              <table:table-cell office:value-type="float" office:value="349.1091">
                <text:p>349.10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9.184082">
                <text:p>349.184082</text:p>
              </table:table-cell>
              <table:table-cell office:value-type="float" office:value="349.213623">
                <text:p>349.2136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9.188171">
                <text:p>349.188171</text:p>
              </table:table-cell>
              <table:table-cell office:value-type="float" office:value="349.25">
                <text:p>349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9.196594">
                <text:p>349.196594</text:p>
              </table:table-cell>
              <table:table-cell office:value-type="float" office:value="349.243195">
                <text:p>349.2431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9.189117">
                <text:p>349.189117</text:p>
              </table:table-cell>
              <table:table-cell office:value-type="float" office:value="349.131805">
                <text:p>349.1318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9.212952">
                <text:p>349.212952</text:p>
              </table:table-cell>
              <table:table-cell office:value-type="float" office:value="349.361359">
                <text:p>349.3613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9.208649">
                <text:p>349.208649</text:p>
              </table:table-cell>
              <table:table-cell office:value-type="float" office:value="349.170441">
                <text:p>349.1704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9.189087">
                <text:p>349.189087</text:p>
              </table:table-cell>
              <table:table-cell office:value-type="float" office:value="349.102264">
                <text:p>349.102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9.184998">
                <text:p>349.184998</text:p>
              </table:table-cell>
              <table:table-cell office:value-type="float" office:value="349.045441">
                <text:p>349.0454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9.184753">
                <text:p>349.184753</text:p>
              </table:table-cell>
              <table:table-cell office:value-type="float" office:value="349.220459">
                <text:p>349.2204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9.192047">
                <text:p>349.192047</text:p>
              </table:table-cell>
              <table:table-cell office:value-type="float" office:value="349.181824">
                <text:p>349.1818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9.207031">
                <text:p>349.207031</text:p>
              </table:table-cell>
              <table:table-cell office:value-type="float" office:value="349.363647">
                <text:p>349.3636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9.189758">
                <text:p>349.189758</text:p>
              </table:table-cell>
              <table:table-cell office:value-type="float" office:value="349.077271">
                <text:p>349.0772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9.179535">
                <text:p>349.179535</text:p>
              </table:table-cell>
              <table:table-cell office:value-type="float" office:value="349.1409">
                <text:p>349.14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9.269989">
                <text:p>349.269989</text:p>
              </table:table-cell>
              <table:table-cell office:value-type="float" office:value="350.036377">
                <text:p>350.0363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9.417511">
                <text:p>349.417511</text:p>
              </table:table-cell>
              <table:table-cell office:value-type="float" office:value="350.836365">
                <text:p>350.8363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9.445251">
                <text:p>349.445251</text:p>
              </table:table-cell>
              <table:table-cell office:value-type="float" office:value="349.447723">
                <text:p>349.4477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9.445923">
                <text:p>349.445923</text:p>
              </table:table-cell>
              <table:table-cell office:value-type="float" office:value="349.1091">
                <text:p>349.10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9.469116">
                <text:p>349.469116</text:p>
              </table:table-cell>
              <table:table-cell office:value-type="float" office:value="349.277283">
                <text:p>349.2772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9.445007">
                <text:p>349.445007</text:p>
              </table:table-cell>
              <table:table-cell office:value-type="float" office:value="348.979553">
                <text:p>348.9795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9.44931">
                <text:p>349.44931</text:p>
              </table:table-cell>
              <table:table-cell office:value-type="float" office:value="349.225006">
                <text:p>349.2250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9.46524">
                <text:p>349.46524</text:p>
              </table:table-cell>
              <table:table-cell office:value-type="float" office:value="349.522736">
                <text:p>349.5227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9.479309">
                <text:p>349.479309</text:p>
              </table:table-cell>
              <table:table-cell office:value-type="float" office:value="349.21817">
                <text:p>349.218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9.476837">
                <text:p>349.476837</text:p>
              </table:table-cell>
              <table:table-cell office:value-type="float" office:value="349.115906">
                <text:p>349.1159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9.386139">
                <text:p>349.386139</text:p>
              </table:table-cell>
              <table:table-cell office:value-type="float" office:value="349.129547">
                <text:p>349.1295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9.240448">
                <text:p>349.240448</text:p>
              </table:table-cell>
              <table:table-cell office:value-type="float" office:value="349.379547">
                <text:p>349.3795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9.19342">
                <text:p>349.19342</text:p>
              </table:table-cell>
              <table:table-cell office:value-type="float" office:value="348.977264">
                <text:p>348.9772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9.233856">
                <text:p>349.233856</text:p>
              </table:table-cell>
              <table:table-cell office:value-type="float" office:value="349.513641">
                <text:p>349.5136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9.206604">
                <text:p>349.206604</text:p>
              </table:table-cell>
              <table:table-cell office:value-type="float" office:value="349.004547">
                <text:p>349.0045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9.245026">
                <text:p>349.245026</text:p>
              </table:table-cell>
              <table:table-cell office:value-type="float" office:value="349.363647">
                <text:p>349.3636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9.222961">
                <text:p>349.222961</text:p>
              </table:table-cell>
              <table:table-cell office:value-type="float" office:value="349.004547">
                <text:p>349.0045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9.207703">
                <text:p>349.207703</text:p>
              </table:table-cell>
              <table:table-cell office:value-type="float" office:value="349.370453">
                <text:p>349.3704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9.197266">
                <text:p>349.197266</text:p>
              </table:table-cell>
              <table:table-cell office:value-type="float" office:value="349.113647">
                <text:p>349.1136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9.210022">
                <text:p>349.210022</text:p>
              </table:table-cell>
              <table:table-cell office:value-type="float" office:value="349.243195">
                <text:p>349.2431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9.234558">
                <text:p>349.234558</text:p>
              </table:table-cell>
              <table:table-cell office:value-type="float" office:value="349.375">
                <text:p>349.3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9.241608">
                <text:p>349.241608</text:p>
              </table:table-cell>
              <table:table-cell office:value-type="float" office:value="349.450012">
                <text:p>349.4500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9.269348">
                <text:p>349.269348</text:p>
              </table:table-cell>
              <table:table-cell office:value-type="float" office:value="349.254547">
                <text:p>349.2545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9.25528">
                <text:p>349.25528</text:p>
              </table:table-cell>
              <table:table-cell office:value-type="float" office:value="349.372742">
                <text:p>349.3727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9.263672">
                <text:p>349.263672</text:p>
              </table:table-cell>
              <table:table-cell office:value-type="float" office:value="349.088623">
                <text:p>349.0886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9.249329">
                <text:p>349.249329</text:p>
              </table:table-cell>
              <table:table-cell office:value-type="float" office:value="349.220459">
                <text:p>349.2204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9.27887">
                <text:p>349.27887</text:p>
              </table:table-cell>
              <table:table-cell office:value-type="float" office:value="349.299988">
                <text:p>349.2999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9.260925">
                <text:p>349.260925</text:p>
              </table:table-cell>
              <table:table-cell office:value-type="float" office:value="349.190918">
                <text:p>349.1909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9.270935">
                <text:p>349.270935</text:p>
              </table:table-cell>
              <table:table-cell office:value-type="float" office:value="349.213623">
                <text:p>349.2136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49.26001">
                <text:p>349.26001</text:p>
              </table:table-cell>
              <table:table-cell office:value-type="float" office:value="349.134094">
                <text:p>349.1340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49.247284">
                <text:p>349.247284</text:p>
              </table:table-cell>
              <table:table-cell office:value-type="float" office:value="349.247742">
                <text:p>349.2477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49.236389">
                <text:p>349.236389</text:p>
              </table:table-cell>
              <table:table-cell office:value-type="float" office:value="349.340912">
                <text:p>349.3409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9.241608">
                <text:p>349.241608</text:p>
              </table:table-cell>
              <table:table-cell office:value-type="float" office:value="349.306824">
                <text:p>349.3068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9.229553">
                <text:p>349.229553</text:p>
              </table:table-cell>
              <table:table-cell office:value-type="float" office:value="349.252258">
                <text:p>349.2522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9.232727">
                <text:p>349.232727</text:p>
              </table:table-cell>
              <table:table-cell office:value-type="float" office:value="349.120453">
                <text:p>349.1204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49.235443">
                <text:p>349.235443</text:p>
              </table:table-cell>
              <table:table-cell office:value-type="float" office:value="349.247742">
                <text:p>349.2477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49.23999">
                <text:p>349.23999</text:p>
              </table:table-cell>
              <table:table-cell office:value-type="float" office:value="349.345459">
                <text:p>349.3454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49.250916">
                <text:p>349.250916</text:p>
              </table:table-cell>
              <table:table-cell office:value-type="float" office:value="349.299988">
                <text:p>349.2999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49.264099">
                <text:p>349.264099</text:p>
              </table:table-cell>
              <table:table-cell office:value-type="float" office:value="349.345459">
                <text:p>349.3454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49.285461">
                <text:p>349.285461</text:p>
              </table:table-cell>
              <table:table-cell office:value-type="float" office:value="349.347717">
                <text:p>349.3477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49.279968">
                <text:p>349.279968</text:p>
              </table:table-cell>
              <table:table-cell office:value-type="float" office:value="349.193176">
                <text:p>349.1931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9.266113">
                <text:p>349.266113</text:p>
              </table:table-cell>
              <table:table-cell office:value-type="float" office:value="349.202271">
                <text:p>349.2022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9.264954">
                <text:p>349.264954</text:p>
              </table:table-cell>
              <table:table-cell office:value-type="float" office:value="349.295441">
                <text:p>349.2954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9.25885">
                <text:p>349.25885</text:p>
              </table:table-cell>
              <table:table-cell office:value-type="float" office:value="349.190918">
                <text:p>349.1909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9.257935">
                <text:p>349.257935</text:p>
              </table:table-cell>
              <table:table-cell office:value-type="float" office:value="349.111359">
                <text:p>349.1113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9.260437">
                <text:p>349.260437</text:p>
              </table:table-cell>
              <table:table-cell office:value-type="float" office:value="349.272736">
                <text:p>349.2727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49.23114">
                <text:p>349.23114</text:p>
              </table:table-cell>
              <table:table-cell office:value-type="float" office:value="349.052277">
                <text:p>349.0522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49.231995">
                <text:p>349.231995</text:p>
              </table:table-cell>
              <table:table-cell office:value-type="float" office:value="349.309082">
                <text:p>349.3090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49.220428">
                <text:p>349.220428</text:p>
              </table:table-cell>
              <table:table-cell office:value-type="float" office:value="349.229553">
                <text:p>349.2295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49.19635">
                <text:p>349.19635</text:p>
              </table:table-cell>
              <table:table-cell office:value-type="float" office:value="349.106812">
                <text:p>349.1068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9.198395">
                <text:p>349.198395</text:p>
              </table:table-cell>
              <table:table-cell office:value-type="float" office:value="349.213623">
                <text:p>349.2136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9.190643">
                <text:p>349.190643</text:p>
              </table:table-cell>
              <table:table-cell office:value-type="float" office:value="349.125">
                <text:p>349.1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9.197937">
                <text:p>349.197937</text:p>
              </table:table-cell>
              <table:table-cell office:value-type="float" office:value="349.368195">
                <text:p>349.3681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49.214966">
                <text:p>349.214966</text:p>
              </table:table-cell>
              <table:table-cell office:value-type="float" office:value="349.361359">
                <text:p>349.3613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49.237701">
                <text:p>349.237701</text:p>
              </table:table-cell>
              <table:table-cell office:value-type="float" office:value="349.338623">
                <text:p>349.3386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9.219757">
                <text:p>349.219757</text:p>
              </table:table-cell>
              <table:table-cell office:value-type="float" office:value="349.09317">
                <text:p>349.093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9.226349">
                <text:p>349.226349</text:p>
              </table:table-cell>
              <table:table-cell office:value-type="float" office:value="349.118195">
                <text:p>349.1181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49.218628">
                <text:p>349.218628</text:p>
              </table:table-cell>
              <table:table-cell office:value-type="float" office:value="349.231812">
                <text:p>349.2318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9.215698">
                <text:p>349.215698</text:p>
              </table:table-cell>
              <table:table-cell office:value-type="float" office:value="349.200012">
                <text:p>349.2000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9.21637">
                <text:p>349.21637</text:p>
              </table:table-cell>
              <table:table-cell office:value-type="float" office:value="349.113647">
                <text:p>349.1136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9.212036">
                <text:p>349.212036</text:p>
              </table:table-cell>
              <table:table-cell office:value-type="float" office:value="349.170441">
                <text:p>349.1704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9.229309">
                <text:p>349.229309</text:p>
              </table:table-cell>
              <table:table-cell office:value-type="float" office:value="349.297729">
                <text:p>349.2977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9.215698">
                <text:p>349.215698</text:p>
              </table:table-cell>
              <table:table-cell office:value-type="float" office:value="349.231812">
                <text:p>349.2318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9.212952">
                <text:p>349.212952</text:p>
              </table:table-cell>
              <table:table-cell office:value-type="float" office:value="349.334076">
                <text:p>349.3340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9.190247">
                <text:p>349.190247</text:p>
              </table:table-cell>
              <table:table-cell office:value-type="float" office:value="349.111359">
                <text:p>349.1113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49.20343">
                <text:p>349.20343</text:p>
              </table:table-cell>
              <table:table-cell office:value-type="float" office:value="349.225006">
                <text:p>349.2250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9.217285">
                <text:p>349.217285</text:p>
              </table:table-cell>
              <table:table-cell office:value-type="float" office:value="349.256805">
                <text:p>349.2568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49.216125">
                <text:p>349.216125</text:p>
              </table:table-cell>
              <table:table-cell office:value-type="float" office:value="349.220459">
                <text:p>349.2204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9.212952">
                <text:p>349.212952</text:p>
              </table:table-cell>
              <table:table-cell office:value-type="float" office:value="349.168182">
                <text:p>349.1681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9.22934">
                <text:p>349.22934</text:p>
              </table:table-cell>
              <table:table-cell office:value-type="float" office:value="349.277283">
                <text:p>349.2772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9.234772">
                <text:p>349.234772</text:p>
              </table:table-cell>
              <table:table-cell office:value-type="float" office:value="349.225006">
                <text:p>349.2250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9.225433">
                <text:p>349.225433</text:p>
              </table:table-cell>
              <table:table-cell office:value-type="float" office:value="349.204559">
                <text:p>349.2045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9.232483">
                <text:p>349.232483</text:p>
              </table:table-cell>
              <table:table-cell office:value-type="float" office:value="349.302277">
                <text:p>349.3022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9.220245">
                <text:p>349.220245</text:p>
              </table:table-cell>
              <table:table-cell office:value-type="float" office:value="349.211365">
                <text:p>349.2113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9.233429">
                <text:p>349.233429</text:p>
              </table:table-cell>
              <table:table-cell office:value-type="float" office:value="349.243195">
                <text:p>349.2431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49.227264">
                <text:p>349.227264</text:p>
              </table:table-cell>
              <table:table-cell office:value-type="float" office:value="349.163635">
                <text:p>349.1636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